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2.8368in" style:rel-column-width="4085*"/>
    </style:style>
    <style:style style:name="Table1.B" style:family="table-column">
      <style:table-column-properties style:column-width="4.0882in" style:rel-column-width="5887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0021in"/>
    </style:style>
    <style:style style:name="Table2.B" style:family="table-column">
      <style:table-column-properties style:column-width="0.9979in"/>
    </style:style>
    <style:style style:name="Table2.C" style:family="table-column">
      <style:table-column-properties style:column-width="4.925in"/>
    </style:style>
    <style:style style:name="Table2.A1" style:family="table-cell">
      <style:table-cell-properties fo:padding="0.0382in" fo:border-left="none" fo:border-right="none" fo:border-top="0.5pt solid #000000" fo:border-bottom="0.5pt solid #000000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.0194in" fo:border="none"/>
    </style:style>
    <style:style style:name="Table2.A10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ans" fo:font-size="11pt" fo:letter-spacing="normal" fo:font-style="normal" fo:font-weight="normal" officeooo:paragraph-rsid="001f6f4c" style:font-size-asian="11pt" style:font-size-complex="11pt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ans" fo:font-size="11pt" fo:letter-spacing="normal" fo:font-style="normal" fo:font-weight="normal" officeooo:paragraph-rsid="0159ef23" style:font-size-asian="11pt" style:font-size-complex="11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30d682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786285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7a05a7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9d941e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22b249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d2284b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d8cf4e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dd7322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dfb3b2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e334ec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e5b5dd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f6f880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5c1465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09a01e"/>
    </style:style>
    <style:style style:name="P18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0d647b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11f736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6a8d5a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353fd1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1e6a25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37a68a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493f99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5bd298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5c08bd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1689f07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officeooo:rsid="004e34bc" officeooo:paragraph-rsid="00f6f880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</style:style>
    <style:style style:name="P3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Mono1" fo:font-size="9pt" fo:letter-spacing="normal" fo:font-style="normal" fo:font-weight="normal" style:font-size-asian="11pt" style:font-size-complex="11pt"/>
    </style:style>
    <style:style style:name="P3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Mono1" fo:font-size="9pt" fo:letter-spacing="normal" fo:font-style="normal" fo:font-weight="normal" officeooo:rsid="0122b79f" officeooo:paragraph-rsid="0122b79f" style:font-size-asian="11pt" style:font-size-complex="11pt"/>
    </style:style>
    <style:style style:name="P3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Mono1" fo:font-size="9pt" fo:letter-spacing="normal" fo:font-style="normal" fo:font-weight="normal" officeooo:rsid="01353fd1" officeooo:paragraph-rsid="01353fd1" style:font-size-asian="11pt" style:font-size-complex="11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</style:style>
    <style:style style:name="P34" style:family="paragraph" style:parent-style-name="Preformatted_20_Text">
      <style:paragraph-properties fo:text-align="start" style:justify-single-word="false"/>
    </style:style>
    <style:style style:name="P35" style:family="paragraph" style:parent-style-name="Preformatted_20_Text">
      <style:paragraph-properties fo:text-align="start" style:justify-single-word="false"/>
      <style:text-properties officeooo:paragraph-rsid="0098c972"/>
    </style:style>
    <style:style style:name="P36" style:family="paragraph" style:parent-style-name="Preformatted_20_Text">
      <style:paragraph-properties fo:text-align="start" style:justify-single-word="false"/>
      <style:text-properties officeooo:paragraph-rsid="009a1fa5"/>
    </style:style>
    <style:style style:name="P37" style:family="paragraph" style:parent-style-name="Preformatted_20_Text">
      <style:paragraph-properties fo:text-align="start" style:justify-single-word="false"/>
      <style:text-properties officeooo:paragraph-rsid="009f98a2"/>
    </style:style>
    <style:style style:name="P38" style:family="paragraph" style:parent-style-name="Preformatted_20_Text">
      <style:paragraph-properties fo:text-align="start" style:justify-single-word="false"/>
      <style:text-properties officeooo:paragraph-rsid="009fa69f"/>
    </style:style>
    <style:style style:name="P39" style:family="paragraph" style:parent-style-name="Preformatted_20_Text">
      <style:paragraph-properties fo:text-align="start" style:justify-single-word="false"/>
      <style:text-properties officeooo:paragraph-rsid="00b087a5"/>
    </style:style>
    <style:style style:name="P40" style:family="paragraph" style:parent-style-name="Preformatted_20_Text">
      <style:paragraph-properties fo:text-align="start" style:justify-single-word="false"/>
      <style:text-properties officeooo:paragraph-rsid="00923279"/>
    </style:style>
    <style:style style:name="P41" style:family="paragraph" style:parent-style-name="Preformatted_20_Text">
      <style:paragraph-properties fo:text-align="start" style:justify-single-word="false"/>
      <style:text-properties officeooo:paragraph-rsid="00a0ca10"/>
    </style:style>
    <style:style style:name="P42" style:family="paragraph" style:parent-style-name="Preformatted_20_Text">
      <style:paragraph-properties fo:text-align="start" style:justify-single-word="false"/>
      <style:text-properties officeooo:paragraph-rsid="00b3fc0b"/>
    </style:style>
    <style:style style:name="P43" style:family="paragraph" style:parent-style-name="Preformatted_20_Text">
      <style:paragraph-properties fo:text-align="start" style:justify-single-word="false"/>
      <style:text-properties officeooo:paragraph-rsid="00a0d424"/>
    </style:style>
    <style:style style:name="P44" style:family="paragraph" style:parent-style-name="Preformatted_20_Text">
      <style:paragraph-properties fo:text-align="start" style:justify-single-word="false"/>
      <style:text-properties officeooo:paragraph-rsid="0154ac76"/>
    </style:style>
    <style:style style:name="P45" style:family="paragraph" style:parent-style-name="Preformatted_20_Text">
      <style:paragraph-properties fo:text-align="start" style:justify-single-word="false"/>
      <style:text-properties officeooo:paragraph-rsid="0175cf41"/>
    </style:style>
    <style:style style:name="P46" style:family="paragraph" style:parent-style-name="Preformatted_20_Text">
      <style:paragraph-properties fo:text-align="start" style:justify-single-word="false"/>
      <style:text-properties officeooo:paragraph-rsid="017f7cff"/>
    </style:style>
    <style:style style:name="P47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style:font-size-asian="11pt" style:font-size-complex="11pt"/>
    </style:style>
    <style:style style:name="P48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paragraph-rsid="01247b5d" style:font-size-asian="11pt" style:font-size-complex="11pt"/>
    </style:style>
    <style:style style:name="P49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paragraph-rsid="013fb67f" style:font-size-asian="11pt" style:font-size-complex="11pt"/>
    </style:style>
    <style:style style:name="P50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rsid="012e1e8c" officeooo:paragraph-rsid="012e1e8c" style:font-size-asian="11pt" style:font-size-complex="11pt"/>
    </style:style>
    <style:style style:name="P51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rsid="01382cc3" officeooo:paragraph-rsid="01382cc3" style:font-size-asian="11pt" style:font-size-complex="11pt"/>
    </style:style>
    <style:style style:name="P52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rsid="013a8505" officeooo:paragraph-rsid="013a8505" style:font-size-asian="11pt" style:font-size-complex="11pt"/>
    </style:style>
    <style:style style:name="P53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rsid="013abdfa" officeooo:paragraph-rsid="013abdfa" style:font-size-asian="11pt" style:font-size-complex="11pt"/>
    </style:style>
    <style:style style:name="P54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rsid="01413db1" officeooo:paragraph-rsid="01413db1" style:font-size-asian="11pt" style:font-size-complex="11pt"/>
    </style:style>
    <style:style style:name="P55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rsid="013b4fbc" officeooo:paragraph-rsid="016c0abe" style:font-size-asian="11pt" style:font-size-complex="11pt"/>
    </style:style>
    <style:style style:name="P56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fo:font-style="normal" fo:font-weight="normal" officeooo:rsid="013b4fbc" style:font-name-asian="Liberation Mono" style:font-size-asian="11pt" style:font-name-complex="Liberation Mono" style:font-size-complex="11pt"/>
    </style:style>
    <style:style style:name="P57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style:font-size-asian="11pt" style:font-size-complex="11pt"/>
    </style:style>
    <style:style style:name="P58" style:family="paragraph" style:parent-style-name="Preformatted_20_Text">
      <style:paragraph-properties fo:orphans="2" fo:widows="2"/>
      <style:text-properties fo:font-variant="normal" fo:text-transform="none" fo:color="#000000" style:font-name="Liberation Mono1" fo:font-size="9pt" fo:letter-spacing="normal" officeooo:paragraph-rsid="013a8505" style:font-size-asian="11pt" style:font-size-complex="11pt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ans" fo:font-size="11pt" fo:letter-spacing="normal" fo:font-style="normal" fo:font-weight="normal" officeooo:rsid="00954bc5" officeooo:paragraph-rsid="00adff3c" style:font-name-asian="Liberation Mono" style:font-size-asian="11pt" style:font-name-complex="Liberation Mono" style:font-size-complex="11pt"/>
    </style:style>
    <style:style style:name="P60" style:family="paragraph" style:parent-style-name="Preformatted_20_Text">
      <style:text-properties style:font-name="Liberation Mono1" fo:font-size="9pt" style:font-size-asian="11pt" style:font-size-complex="11pt"/>
    </style:style>
    <style:style style:name="P61" style:family="paragraph" style:parent-style-name="Preformatted_20_Text">
      <style:paragraph-properties fo:orphans="2" fo:widows="2"/>
      <style:text-properties style:font-name="Liberation Mono1" fo:font-size="9pt" style:font-size-asian="11pt" style:font-size-complex="11pt"/>
    </style:style>
    <style:style style:name="P62" style:family="paragraph" style:parent-style-name="Preformatted_20_Text">
      <style:paragraph-properties fo:text-align="start" style:justify-single-word="false"/>
      <style:text-properties style:font-name="Liberation Mono1" fo:font-size="9pt" style:font-size-asian="11pt" style:font-size-complex="11pt"/>
    </style:style>
    <style:style style:name="P63" style:family="paragraph" style:parent-style-name="Preformatted_20_Text">
      <style:paragraph-properties fo:text-align="start" style:justify-single-word="false"/>
      <style:text-properties style:font-name="Liberation Mono1" fo:font-size="9pt" officeooo:paragraph-rsid="017debe8" style:font-size-asian="11pt" style:font-size-complex="11pt"/>
    </style:style>
    <style:style style:name="P64" style:family="paragraph" style:parent-style-name="Preformatted_20_Text">
      <style:paragraph-properties fo:text-align="start" style:justify-single-word="false"/>
      <style:text-properties style:font-name="Liberation Mono1" fo:font-size="9pt" officeooo:rsid="00923279" officeooo:paragraph-rsid="00b3fc0b" style:font-size-asian="11pt" style:font-size-complex="11pt"/>
    </style:style>
    <style:style style:name="P65" style:family="paragraph" style:parent-style-name="Preformatted_20_Text">
      <style:text-properties style:font-name="Liberation Mono1" fo:font-size="9pt" style:font-size-asian="9pt" style:font-size-complex="9pt"/>
    </style:style>
    <style:style style:name="P66" style:family="paragraph" style:parent-style-name="Preformatted_20_Text">
      <style:paragraph-properties fo:text-align="center" style:justify-single-word="false"/>
      <style:text-properties style:font-name="Liberation Mono1" fo:font-size="9pt" officeooo:paragraph-rsid="01700f8b" style:font-size-asian="9pt" style:font-size-complex="9pt"/>
    </style:style>
    <style:style style:name="P67" style:family="paragraph" style:parent-style-name="Preformatted_20_Text">
      <style:text-properties style:font-name="Liberation Sans" fo:font-size="11pt" style:font-size-asian="11pt" style:font-size-complex="11pt"/>
    </style:style>
    <style:style style:name="P68" style:family="paragraph" style:parent-style-name="Preformatted_20_Text">
      <style:paragraph-properties fo:text-align="start" style:justify-single-word="false"/>
      <style:text-properties style:font-name="Liberation Sans" fo:font-size="11pt" style:font-size-asian="11pt" style:font-size-complex="11pt"/>
    </style:style>
    <style:style style:name="P69" style:family="paragraph" style:parent-style-name="Preformatted_20_Text">
      <style:paragraph-properties fo:text-align="start" style:justify-single-word="false"/>
      <style:text-properties style:font-name="Liberation Sans" fo:font-size="10pt" officeooo:rsid="00b74cbd" officeooo:paragraph-rsid="00b74cbd" style:font-size-asian="10pt" style:font-size-complex="10pt"/>
    </style:style>
    <style:style style:name="P70" style:family="paragraph" style:parent-style-name="Preformatted_20_Text">
      <style:paragraph-properties fo:text-align="start" style:justify-single-word="false"/>
      <style:text-properties fo:font-size="10pt" officeooo:paragraph-rsid="001699f4" style:font-size-asian="10pt" style:font-size-complex="10pt"/>
    </style:style>
    <style:style style:name="P71" style:family="paragraph" style:parent-style-name="Preformatted_20_Text">
      <style:paragraph-properties fo:orphans="2" fo:widows="2"/>
    </style:style>
    <style:style style:name="P72" style:family="paragraph" style:parent-style-name="Preformatted_20_Text">
      <style:paragraph-properties fo:orphans="2" fo:widows="2"/>
      <style:text-properties officeooo:paragraph-rsid="01296142"/>
    </style:style>
    <style:style style:name="P73" style:family="paragraph" style:parent-style-name="Preformatted_20_Text">
      <style:paragraph-properties fo:orphans="2" fo:widows="2"/>
      <style:text-properties officeooo:paragraph-rsid="01382cc3"/>
    </style:style>
    <style:style style:name="P74" style:family="paragraph" style:parent-style-name="Preformatted_20_Text">
      <style:paragraph-properties fo:orphans="2" fo:widows="2"/>
      <style:text-properties officeooo:paragraph-rsid="01493f99"/>
    </style:style>
    <style:style style:name="P75" style:family="paragraph" style:parent-style-name="Preformatted_20_Text">
      <style:paragraph-properties fo:orphans="2" fo:widows="2"/>
      <style:text-properties officeooo:paragraph-rsid="013a8505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size="11pt" style:font-size-asian="11pt" style:font-size-complex="11pt"/>
    </style:style>
    <style:style style:name="P77" style:family="paragraph" style:parent-style-name="Table_20_Contents">
      <style:paragraph-properties fo:text-align="end" style:justify-single-word="false"/>
      <style:text-properties style:font-name="Liberation Sans" fo:font-size="11pt" officeooo:rsid="00105737" officeooo:paragraph-rsid="00105737" style:font-size-asian="11pt" style:font-size-complex="11pt"/>
    </style:style>
    <style:style style:name="P78" style:family="paragraph" style:parent-style-name="Table_20_Contents">
      <style:paragraph-properties fo:text-align="start" style:justify-single-word="false"/>
    </style:style>
    <style:style style:name="P79" style:family="paragraph" style:parent-style-name="Table_20_Contents">
      <style:paragraph-properties fo:text-align="start" style:justify-single-word="false"/>
      <style:text-properties officeooo:paragraph-rsid="00b087a5"/>
    </style:style>
    <style:style style:name="P80" style:family="paragraph" style:parent-style-name="Table_20_Contents">
      <style:paragraph-properties fo:text-align="start" style:justify-single-word="false"/>
      <style:text-properties fo:color="#808080" style:font-name="Liberation Mono1" fo:font-size="9pt" officeooo:rsid="00b087a5" officeooo:paragraph-rsid="00b087a5" style:font-size-asian="9pt" style:font-size-complex="9pt"/>
    </style:style>
    <style:style style:name="P81" style:family="paragraph" style:parent-style-name="Table_20_Contents">
      <style:paragraph-properties fo:margin-top="0in" fo:margin-bottom="0.0472in" loext:contextual-spacing="false" fo:text-align="start" style:justify-single-word="false"/>
      <style:text-properties officeooo:paragraph-rsid="001a58b7"/>
    </style:style>
    <style:style style:name="P82" style:family="paragraph" style:parent-style-name="Table_20_Contents">
      <style:paragraph-properties fo:margin-top="0in" fo:margin-bottom="0.0472in" loext:contextual-spacing="false" fo:text-align="start" style:justify-single-word="false"/>
      <style:text-properties officeooo:paragraph-rsid="00adff3c"/>
    </style:style>
    <style:style style:name="P83" style:family="paragraph" style:parent-style-name="Table_20_Contents">
      <style:paragraph-properties fo:margin-top="0in" fo:margin-bottom="0.0472in" loext:contextual-spacing="false" fo:text-align="start" style:justify-single-word="false"/>
      <style:text-properties officeooo:paragraph-rsid="00bad589"/>
    </style:style>
    <style:style style:name="P84" style:family="paragraph" style:parent-style-name="Table_20_Contents">
      <style:paragraph-properties fo:margin-top="0in" fo:margin-bottom="0.0472in" loext:contextual-spacing="false" fo:text-align="start" style:justify-single-word="false"/>
      <style:text-properties officeooo:paragraph-rsid="01578da8"/>
    </style:style>
    <style:style style:name="P85" style:family="paragraph" style:parent-style-name="Table_20_Contents">
      <style:paragraph-properties fo:margin-top="0in" fo:margin-bottom="0.0472in" loext:contextual-spacing="false" fo:text-align="start" style:justify-single-word="false"/>
      <style:text-properties style:font-name="Liberation Sans" fo:font-size="10pt" officeooo:paragraph-rsid="00b74cbd" style:font-size-asian="10pt" style:font-size-complex="10pt"/>
    </style:style>
    <style:style style:name="P86" style:family="paragraph" style:parent-style-name="Table_20_Contents">
      <style:paragraph-properties fo:margin-top="0in" fo:margin-bottom="0.0472in" loext:contextual-spacing="false" fo:text-align="start" style:justify-single-word="false"/>
      <style:text-properties fo:font-size="10pt" style:font-size-asian="10pt" style:font-size-complex="10pt"/>
    </style:style>
    <style:style style:name="P87" style:family="paragraph" style:parent-style-name="Table_20_Contents">
      <style:paragraph-properties fo:margin-top="0in" fo:margin-bottom="0.0472in" loext:contextual-spacing="false" fo:text-align="start" style:justify-single-word="false"/>
      <style:text-properties fo:font-size="10pt" officeooo:paragraph-rsid="001a58b7" style:font-size-asian="10pt" style:font-size-complex="10pt"/>
    </style:style>
    <style:style style:name="P88" style:family="paragraph" style:parent-style-name="Table_20_Contents">
      <style:paragraph-properties fo:margin-top="0in" fo:margin-bottom="0.0472in" loext:contextual-spacing="false" fo:text-align="start" style:justify-single-word="false"/>
      <style:text-properties fo:font-size="10pt" officeooo:paragraph-rsid="00adff3c" style:font-size-asian="10pt" style:font-size-complex="10pt"/>
    </style:style>
    <style:style style:name="P89" style:family="paragraph" style:parent-style-name="Table_20_Contents">
      <style:paragraph-properties fo:margin-top="0in" fo:margin-bottom="0.0472in" loext:contextual-spacing="false" fo:text-align="start" style:justify-single-word="false"/>
      <style:text-properties fo:font-size="10pt" officeooo:paragraph-rsid="001ad832" style:font-size-asian="10pt" style:font-size-complex="10pt"/>
    </style:style>
    <style:style style:name="P90" style:family="paragraph" style:parent-style-name="Table_20_Contents">
      <style:paragraph-properties fo:margin-top="0in" fo:margin-bottom="0.0472in" loext:contextual-spacing="false" fo:text-align="start" style:justify-single-word="false"/>
      <style:text-properties fo:font-size="10pt" officeooo:paragraph-rsid="00b74cbd" style:font-size-asian="10pt" style:font-size-complex="10pt"/>
    </style:style>
    <style:style style:name="P91" style:family="paragraph" style:parent-style-name="Table_20_Contents">
      <style:paragraph-properties fo:margin-top="0in" fo:margin-bottom="0.0472in" loext:contextual-spacing="false" fo:text-align="start" style:justify-single-word="false"/>
      <style:text-properties fo:font-size="10pt" officeooo:paragraph-rsid="00bad589" style:font-size-asian="10pt" style:font-size-complex="10pt"/>
    </style:style>
    <style:style style:name="P92" style:family="paragraph" style:parent-style-name="Table_20_Contents">
      <style:paragraph-properties fo:margin-top="0in" fo:margin-bottom="0.0472in" loext:contextual-spacing="false" fo:text-align="start" style:justify-single-word="false"/>
      <style:text-properties fo:font-size="10pt" officeooo:rsid="00bad589" officeooo:paragraph-rsid="00bad589" style:font-size-asian="10pt" style:font-size-complex="10pt"/>
    </style:style>
    <style:style style:name="P93" style:family="paragraph" style:parent-style-name="Heading_20_2">
      <style:text-properties fo:font-variant="normal" fo:text-transform="none" fo:color="#595959" style:font-name="Liberation Sans" fo:font-size="14pt" fo:letter-spacing="normal" fo:font-style="normal" fo:font-weight="normal" officeooo:rsid="0080c452" style:font-name-asian="Songti SC" style:font-size-asian="14pt" style:font-weight-asian="bold" style:font-name-complex="Arial Unicode MS" style:font-size-complex="14pt" style:font-weight-complex="bold"/>
    </style:style>
    <style:style style:name="P94" style:family="paragraph" style:parent-style-name="Heading_20_2">
      <style:text-properties fo:font-size="14pt" officeooo:paragraph-rsid="011fed88" style:font-size-asian="14pt" style:font-size-complex="14pt"/>
    </style:style>
    <style:style style:name="P9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6" style:family="paragraph" style:parent-style-name="Contents_20_Heading">
      <style:text-properties fo:font-variant="normal" fo:text-transform="none" fo:color="#595959" style:font-name="Liberation Sans" fo:font-size="14pt" fo:letter-spacing="normal" fo:font-style="normal" fo:font-weight="normal" officeooo:rsid="0080c452" style:font-name-asian="Songti SC" style:font-size-asian="14pt" style:font-weight-asian="bold" style:font-name-complex="Arial Unicode MS" style:font-size-complex="14pt" style:font-weight-complex="bold"/>
    </style:style>
    <style:style style:name="P97" style:family="paragraph" style:parent-style-name="Table">
      <style:paragraph-properties fo:keep-with-next="always"/>
      <style:text-properties style:font-name="Liberation Sans"/>
    </style:style>
    <style:style style:name="P9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size="9pt" officeooo:rsid="00400a10" officeooo:paragraph-rsid="00400a10" style:font-size-asian="11pt" style:font-size-complex="11pt"/>
    </style:style>
    <style:style style:name="P99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size="9pt" officeooo:rsid="00414bcd" officeooo:paragraph-rsid="00414bcd" style:font-size-asian="11pt" style:font-size-complex="11pt"/>
    </style:style>
    <style:style style:name="P100" style:family="paragraph" style:parent-style-name="Heading_20_2">
      <style:paragraph-properties fo:margin-top="0in" fo:margin-bottom="0.1965in" loext:contextual-spacing="false" fo:orphans="2" fo:widows="2"/>
      <style:text-properties fo:font-variant="normal" fo:text-transform="none" fo:color="#595959" style:font-name="Liberation Sans" fo:font-size="14pt" fo:letter-spacing="normal" fo:font-style="normal" fo:font-weight="normal" officeooo:rsid="0080c452" officeooo:paragraph-rsid="00b5e6b7" style:font-name-asian="Songti SC" style:font-size-asian="14pt" style:font-weight-asian="bold" style:font-name-complex="Arial Unicode MS" style:font-size-complex="14pt" style:font-weight-complex="bold"/>
    </style:style>
    <style:style style:name="P101" style:family="paragraph" style:parent-style-name="Heading_20_3">
      <style:text-properties style:font-name="Liberation Sans" fo:font-size="12pt" fo:font-weight="normal" style:font-size-asian="14pt" style:font-weight-asian="normal" style:font-size-complex="14pt" style:font-weight-complex="normal"/>
    </style:style>
    <style:style style:name="P102" style:family="paragraph" style:parent-style-name="Heading_20_3">
      <style:text-properties style:font-name="Liberation Sans" fo:font-size="12pt" fo:font-weight="normal" officeooo:paragraph-rsid="016ebb1a" style:font-size-asian="12pt" style:font-weight-asian="normal" style:font-size-complex="12pt" style:font-weight-complex="normal"/>
    </style:style>
    <style:style style:name="P103" style:family="paragraph" style:parent-style-name="Heading_20_3">
      <style:text-properties style:font-name="Liberation Sans" fo:font-size="12pt" fo:font-weight="normal" officeooo:paragraph-rsid="01700f8b" style:font-size-asian="12pt" style:font-weight-asian="normal" style:font-size-complex="12pt" style:font-weight-complex="normal"/>
    </style:style>
    <style:style style:name="P104" style:family="paragraph" style:parent-style-name="Heading_20_3">
      <style:text-properties style:font-name="Liberation Sans" fo:font-size="12pt" officeooo:paragraph-rsid="01700f8b" style:font-size-asian="12pt" style:font-size-complex="12pt"/>
    </style:style>
    <style:style style:name="P105" style:family="paragraph" style:parent-style-name="Preformatted_20_Text">
      <style:paragraph-properties fo:text-align="start" style:justify-single-word="false"/>
      <style:text-properties officeooo:paragraph-rsid="0182572e"/>
    </style:style>
    <style:style style:name="P106" style:family="paragraph" style:parent-style-name="Text_20_body" style:list-style-name="L1">
      <style:paragraph-properties fo:orphans="2" fo:widows="2"/>
      <style:text-properties officeooo:paragraph-rsid="00c23645"/>
    </style:style>
    <style:style style:name="P107" style:family="paragraph" style:parent-style-name="Text_20_body" style:list-style-name="L1">
      <style:paragraph-properties fo:orphans="2" fo:widows="2"/>
      <style:text-properties officeooo:paragraph-rsid="00bd657d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12e1e8c"/>
    </style:style>
    <style:style style:name="T3" style:family="text">
      <style:text-properties fo:font-style="normal" fo:font-weight="normal" officeooo:rsid="01391dd3"/>
    </style:style>
    <style:style style:name="T4" style:family="text">
      <style:text-properties fo:font-style="normal" fo:font-weight="normal" officeooo:rsid="013a8505"/>
    </style:style>
    <style:style style:name="T5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000000" style:font-name="Liberation Sans" fo:font-size="11pt" fo:letter-spacing="normal" fo:font-style="normal" fo:font-weight="normal" officeooo:rsid="00105737" style:font-size-asian="11pt" style:font-size-complex="11pt"/>
    </style:style>
    <style:style style:name="T7" style:family="text">
      <style:text-properties fo:font-variant="normal" fo:text-transform="none" fo:color="#000000" style:font-name="Liberation Sans" fo:font-size="11pt" fo:letter-spacing="normal" fo:font-style="normal" fo:font-weight="normal" officeooo:rsid="001319be" style:font-size-asian="11pt" style:font-size-complex="11pt"/>
    </style:style>
    <style:style style:name="T8" style:family="text">
      <style:text-properties fo:font-variant="normal" fo:text-transform="none" fo:color="#000000" style:font-name="Liberation Sans" fo:font-size="11pt" fo:letter-spacing="normal" fo:font-style="normal" fo:font-weight="normal" officeooo:rsid="0023f1a7" style:font-size-asian="11pt" style:font-size-complex="11pt"/>
    </style:style>
    <style:style style:name="T9" style:family="text">
      <style:text-properties fo:font-variant="normal" fo:text-transform="none" fo:color="#000000" style:font-name="Liberation Sans" fo:font-size="11pt" fo:letter-spacing="normal" fo:font-style="normal" fo:font-weight="normal" officeooo:rsid="002433e8" style:font-size-asian="11pt" style:font-size-complex="11pt"/>
    </style:style>
    <style:style style:name="T10" style:family="text">
      <style:text-properties fo:font-variant="normal" fo:text-transform="none" fo:color="#000000" style:font-name="Liberation Sans" fo:font-size="11pt" fo:letter-spacing="normal" fo:font-style="normal" fo:font-weight="normal" officeooo:rsid="002627ba" style:font-size-asian="11pt" style:font-size-complex="11pt"/>
    </style:style>
    <style:style style:name="T11" style:family="text">
      <style:text-properties fo:font-variant="normal" fo:text-transform="none" fo:color="#000000" style:font-name="Liberation Sans" fo:font-size="11pt" fo:letter-spacing="normal" fo:font-style="normal" fo:font-weight="normal" officeooo:rsid="0028534c" style:font-size-asian="11pt" style:font-size-complex="11pt"/>
    </style:style>
    <style:style style:name="T12" style:family="text">
      <style:text-properties fo:font-variant="normal" fo:text-transform="none" fo:color="#000000" style:font-name="Liberation Sans" fo:font-size="11pt" fo:letter-spacing="normal" fo:font-style="normal" fo:font-weight="normal" officeooo:rsid="002a38d1" style:font-size-asian="11pt" style:font-size-complex="11pt"/>
    </style:style>
    <style:style style:name="T13" style:family="text">
      <style:text-properties fo:font-variant="normal" fo:text-transform="none" fo:color="#000000" style:font-name="Liberation Sans" fo:font-size="11pt" fo:letter-spacing="normal" fo:font-style="normal" fo:font-weight="normal" officeooo:rsid="00215964" style:font-size-asian="11pt" style:font-size-complex="11pt"/>
    </style:style>
    <style:style style:name="T14" style:family="text">
      <style:text-properties fo:font-variant="normal" fo:text-transform="none" fo:color="#000000" style:font-name="Liberation Sans" fo:font-size="11pt" fo:letter-spacing="normal" fo:font-style="normal" fo:font-weight="normal" officeooo:rsid="002c12b7" style:font-size-asian="11pt" style:font-size-complex="11pt"/>
    </style:style>
    <style:style style:name="T15" style:family="text">
      <style:text-properties fo:font-variant="normal" fo:text-transform="none" fo:color="#000000" style:font-name="Liberation Sans" fo:font-size="11pt" fo:letter-spacing="normal" fo:font-style="normal" fo:font-weight="normal" officeooo:rsid="002ca450" style:font-size-asian="11pt" style:font-size-complex="11pt"/>
    </style:style>
    <style:style style:name="T16" style:family="text">
      <style:text-properties fo:font-variant="normal" fo:text-transform="none" fo:color="#000000" style:font-name="Liberation Sans" fo:font-size="11pt" fo:letter-spacing="normal" fo:font-style="normal" fo:font-weight="normal" officeooo:rsid="002e8994" style:font-size-asian="11pt" style:font-size-complex="11pt"/>
    </style:style>
    <style:style style:name="T17" style:family="text">
      <style:text-properties fo:font-variant="normal" fo:text-transform="none" fo:color="#000000" style:font-name="Liberation Sans" fo:font-size="11pt" fo:letter-spacing="normal" fo:font-style="normal" fo:font-weight="normal" officeooo:rsid="002f1c47" style:font-size-asian="11pt" style:font-size-complex="11pt"/>
    </style:style>
    <style:style style:name="T18" style:family="text">
      <style:text-properties fo:font-variant="normal" fo:text-transform="none" fo:color="#000000" style:font-name="Liberation Sans" fo:font-size="11pt" fo:letter-spacing="normal" fo:font-style="normal" fo:font-weight="normal" officeooo:rsid="00303ba2" style:font-size-asian="11pt" style:font-size-complex="11pt"/>
    </style:style>
    <style:style style:name="T19" style:family="text">
      <style:text-properties fo:font-variant="normal" fo:text-transform="none" fo:color="#000000" style:font-name="Liberation Sans" fo:font-size="11pt" fo:letter-spacing="normal" fo:font-style="normal" fo:font-weight="normal" officeooo:rsid="003287f4" style:font-size-asian="11pt" style:font-size-complex="11pt"/>
    </style:style>
    <style:style style:name="T20" style:family="text">
      <style:text-properties fo:font-variant="normal" fo:text-transform="none" fo:color="#000000" style:font-name="Liberation Sans" fo:font-size="11pt" fo:letter-spacing="normal" fo:font-style="normal" fo:font-weight="normal" officeooo:rsid="0034608e" style:font-size-asian="11pt" style:font-size-complex="11pt"/>
    </style:style>
    <style:style style:name="T21" style:family="text">
      <style:text-properties fo:font-variant="normal" fo:text-transform="none" fo:color="#000000" style:font-name="Liberation Sans" fo:font-size="11pt" fo:letter-spacing="normal" fo:font-style="normal" fo:font-weight="normal" officeooo:rsid="0036a72e" style:font-size-asian="11pt" style:font-size-complex="11pt"/>
    </style:style>
    <style:style style:name="T22" style:family="text">
      <style:text-properties fo:font-variant="normal" fo:text-transform="none" fo:color="#000000" style:font-name="Liberation Sans" fo:font-size="11pt" fo:letter-spacing="normal" fo:font-style="normal" fo:font-weight="normal" officeooo:rsid="0030d682" style:font-size-asian="11pt" style:font-size-complex="11pt"/>
    </style:style>
    <style:style style:name="T23" style:family="text">
      <style:text-properties fo:font-variant="normal" fo:text-transform="none" fo:color="#000000" style:font-name="Liberation Sans" fo:font-size="11pt" fo:letter-spacing="normal" fo:font-style="normal" fo:font-weight="normal" officeooo:rsid="003a039b" style:font-size-asian="11pt" style:font-size-complex="11pt"/>
    </style:style>
    <style:style style:name="T24" style:family="text">
      <style:text-properties fo:font-variant="normal" fo:text-transform="none" fo:color="#000000" style:font-name="Liberation Sans" fo:font-size="11pt" fo:letter-spacing="normal" fo:font-style="normal" fo:font-weight="normal" officeooo:rsid="003cedff" style:font-size-asian="11pt" style:font-size-complex="11pt"/>
    </style:style>
    <style:style style:name="T25" style:family="text">
      <style:text-properties fo:font-variant="normal" fo:text-transform="none" fo:color="#000000" style:font-name="Liberation Sans" fo:font-size="11pt" fo:letter-spacing="normal" fo:font-style="normal" fo:font-weight="normal" officeooo:rsid="003e1f48" style:font-size-asian="11pt" style:font-size-complex="11pt"/>
    </style:style>
    <style:style style:name="T26" style:family="text">
      <style:text-properties fo:font-variant="normal" fo:text-transform="none" fo:color="#000000" style:font-name="Liberation Sans" fo:font-size="11pt" fo:letter-spacing="normal" fo:font-style="normal" fo:font-weight="normal" officeooo:rsid="003e58ca" style:font-size-asian="11pt" style:font-size-complex="11pt"/>
    </style:style>
    <style:style style:name="T27" style:family="text">
      <style:text-properties fo:font-variant="normal" fo:text-transform="none" fo:color="#000000" style:font-name="Liberation Sans" fo:font-size="11pt" fo:letter-spacing="normal" fo:font-style="normal" fo:font-weight="normal" officeooo:rsid="003f612b" style:font-size-asian="11pt" style:font-size-complex="11pt"/>
    </style:style>
    <style:style style:name="T28" style:family="text">
      <style:text-properties fo:font-variant="normal" fo:text-transform="none" fo:color="#000000" style:font-name="Liberation Sans" fo:font-size="11pt" fo:letter-spacing="normal" fo:font-style="normal" fo:font-weight="normal" officeooo:rsid="0040c145" style:font-size-asian="11pt" style:font-size-complex="11pt"/>
    </style:style>
    <style:style style:name="T29" style:family="text">
      <style:text-properties fo:font-variant="normal" fo:text-transform="none" fo:color="#000000" style:font-name="Liberation Sans" fo:font-size="11pt" fo:letter-spacing="normal" fo:font-style="normal" fo:font-weight="normal" officeooo:rsid="00425474" style:font-size-asian="11pt" style:font-size-complex="11pt"/>
    </style:style>
    <style:style style:name="T30" style:family="text">
      <style:text-properties fo:font-variant="normal" fo:text-transform="none" fo:color="#000000" style:font-name="Liberation Sans" fo:font-size="11pt" fo:letter-spacing="normal" fo:font-style="normal" fo:font-weight="normal" officeooo:rsid="003b7c01" style:font-size-asian="11pt" style:font-size-complex="11pt"/>
    </style:style>
    <style:style style:name="T31" style:family="text">
      <style:text-properties fo:font-variant="normal" fo:text-transform="none" fo:color="#000000" style:font-name="Liberation Sans" fo:font-size="11pt" fo:letter-spacing="normal" fo:font-style="normal" fo:font-weight="normal" officeooo:rsid="0043bb05" style:font-size-asian="11pt" style:font-size-complex="11pt"/>
    </style:style>
    <style:style style:name="T32" style:family="text">
      <style:text-properties fo:font-variant="normal" fo:text-transform="none" fo:color="#000000" style:font-name="Liberation Sans" fo:font-size="11pt" fo:letter-spacing="normal" fo:font-style="normal" fo:font-weight="normal" officeooo:rsid="00442b1b" style:font-size-asian="11pt" style:font-size-complex="11pt"/>
    </style:style>
    <style:style style:name="T33" style:family="text">
      <style:text-properties fo:font-variant="normal" fo:text-transform="none" fo:color="#000000" style:font-name="Liberation Sans" fo:font-size="11pt" fo:letter-spacing="normal" fo:font-style="normal" fo:font-weight="normal" officeooo:rsid="004505cf" style:font-size-asian="11pt" style:font-size-complex="11pt"/>
    </style:style>
    <style:style style:name="T34" style:family="text">
      <style:text-properties fo:font-variant="normal" fo:text-transform="none" fo:color="#000000" style:font-name="Liberation Sans" fo:font-size="11pt" fo:letter-spacing="normal" fo:font-style="normal" fo:font-weight="normal" officeooo:rsid="0046b084" style:font-size-asian="11pt" style:font-size-complex="11pt"/>
    </style:style>
    <style:style style:name="T35" style:family="text">
      <style:text-properties fo:font-variant="normal" fo:text-transform="none" fo:color="#000000" style:font-name="Liberation Sans" fo:font-size="11pt" fo:letter-spacing="normal" fo:font-style="normal" fo:font-weight="normal" officeooo:rsid="0046e232" style:font-size-asian="11pt" style:font-size-complex="11pt"/>
    </style:style>
    <style:style style:name="T36" style:family="text">
      <style:text-properties fo:font-variant="normal" fo:text-transform="none" fo:color="#000000" style:font-name="Liberation Sans" fo:font-size="11pt" fo:letter-spacing="normal" fo:font-style="normal" fo:font-weight="normal" officeooo:rsid="004d7635" style:font-size-asian="11pt" style:font-size-complex="11pt"/>
    </style:style>
    <style:style style:name="T37" style:family="text">
      <style:text-properties fo:font-variant="normal" fo:text-transform="none" fo:color="#000000" style:font-name="Liberation Sans" fo:font-size="11pt" fo:letter-spacing="normal" fo:font-style="normal" fo:font-weight="normal" officeooo:rsid="004e7a85" style:font-size-asian="11pt" style:font-size-complex="11pt"/>
    </style:style>
    <style:style style:name="T38" style:family="text">
      <style:text-properties fo:font-variant="normal" fo:text-transform="none" fo:color="#000000" style:font-name="Liberation Sans" fo:font-size="11pt" fo:letter-spacing="normal" fo:font-style="normal" fo:font-weight="normal" officeooo:rsid="0053eff6" style:font-size-asian="11pt" style:font-size-complex="11pt"/>
    </style:style>
    <style:style style:name="T39" style:family="text">
      <style:text-properties fo:font-variant="normal" fo:text-transform="none" fo:color="#000000" style:font-name="Liberation Sans" fo:font-size="11pt" fo:letter-spacing="normal" fo:font-style="normal" fo:font-weight="normal" officeooo:rsid="00565106" style:font-size-asian="11pt" style:font-size-complex="11pt"/>
    </style:style>
    <style:style style:name="T40" style:family="text">
      <style:text-properties fo:font-variant="normal" fo:text-transform="none" fo:color="#000000" style:font-name="Liberation Sans" fo:font-size="11pt" fo:letter-spacing="normal" fo:font-style="normal" fo:font-weight="normal" officeooo:rsid="0057bd7b" style:font-size-asian="11pt" style:font-size-complex="11pt"/>
    </style:style>
    <style:style style:name="T41" style:family="text">
      <style:text-properties fo:font-variant="normal" fo:text-transform="none" fo:color="#000000" style:font-name="Liberation Sans" fo:font-size="11pt" fo:letter-spacing="normal" fo:font-style="normal" fo:font-weight="normal" officeooo:rsid="005c3b11" style:font-size-asian="11pt" style:font-size-complex="11pt"/>
    </style:style>
    <style:style style:name="T42" style:family="text">
      <style:text-properties fo:font-variant="normal" fo:text-transform="none" fo:color="#000000" style:font-name="Liberation Sans" fo:font-size="11pt" fo:letter-spacing="normal" fo:font-style="normal" fo:font-weight="normal" officeooo:rsid="006b2585" style:font-size-asian="11pt" style:font-size-complex="11pt"/>
    </style:style>
    <style:style style:name="T43" style:family="text">
      <style:text-properties fo:font-variant="normal" fo:text-transform="none" fo:color="#000000" style:font-name="Liberation Sans" fo:font-size="11pt" fo:letter-spacing="normal" fo:font-style="normal" fo:font-weight="normal" officeooo:rsid="006c9357" style:font-size-asian="11pt" style:font-size-complex="11pt"/>
    </style:style>
    <style:style style:name="T44" style:family="text">
      <style:text-properties fo:font-variant="normal" fo:text-transform="none" fo:color="#000000" style:font-name="Liberation Sans" fo:font-size="11pt" fo:letter-spacing="normal" fo:font-style="normal" fo:font-weight="normal" officeooo:rsid="006d3b63" style:font-size-asian="11pt" style:font-size-complex="11pt"/>
    </style:style>
    <style:style style:name="T45" style:family="text">
      <style:text-properties fo:font-variant="normal" fo:text-transform="none" fo:color="#000000" style:font-name="Liberation Sans" fo:font-size="11pt" fo:letter-spacing="normal" fo:font-style="normal" fo:font-weight="normal" officeooo:rsid="007072f0" style:font-size-asian="11pt" style:font-size-complex="11pt"/>
    </style:style>
    <style:style style:name="T46" style:family="text">
      <style:text-properties fo:font-variant="normal" fo:text-transform="none" fo:color="#000000" style:font-name="Liberation Sans" fo:font-size="11pt" fo:letter-spacing="normal" fo:font-style="normal" fo:font-weight="normal" officeooo:rsid="007082ac" style:font-size-asian="11pt" style:font-size-complex="11pt"/>
    </style:style>
    <style:style style:name="T47" style:family="text">
      <style:text-properties fo:font-variant="normal" fo:text-transform="none" fo:color="#000000" style:font-name="Liberation Sans" fo:font-size="11pt" fo:letter-spacing="normal" fo:font-style="normal" fo:font-weight="normal" officeooo:rsid="0071fb89" style:font-size-asian="11pt" style:font-size-complex="11pt"/>
    </style:style>
    <style:style style:name="T48" style:family="text">
      <style:text-properties fo:font-variant="normal" fo:text-transform="none" fo:color="#000000" style:font-name="Liberation Sans" fo:font-size="11pt" fo:letter-spacing="normal" fo:font-style="normal" fo:font-weight="normal" officeooo:rsid="00741445" style:font-size-asian="11pt" style:font-size-complex="11pt"/>
    </style:style>
    <style:style style:name="T49" style:family="text">
      <style:text-properties fo:font-variant="normal" fo:text-transform="none" fo:color="#000000" style:font-name="Liberation Sans" fo:font-size="11pt" fo:letter-spacing="normal" fo:font-style="normal" fo:font-weight="normal" officeooo:rsid="00786285" style:font-size-asian="11pt" style:font-size-complex="11pt"/>
    </style:style>
    <style:style style:name="T50" style:family="text">
      <style:text-properties fo:font-variant="normal" fo:text-transform="none" fo:color="#000000" style:font-name="Liberation Sans" fo:font-size="11pt" fo:letter-spacing="normal" fo:font-style="normal" fo:font-weight="normal" officeooo:rsid="007a05a7" style:font-size-asian="11pt" style:font-size-complex="11pt"/>
    </style:style>
    <style:style style:name="T51" style:family="text">
      <style:text-properties fo:font-variant="normal" fo:text-transform="none" fo:color="#000000" style:font-name="Liberation Sans" fo:font-size="11pt" fo:letter-spacing="normal" fo:font-style="normal" fo:font-weight="normal" officeooo:rsid="007bdbd7" style:font-size-asian="11pt" style:font-size-complex="11pt"/>
    </style:style>
    <style:style style:name="T52" style:family="text">
      <style:text-properties fo:font-variant="normal" fo:text-transform="none" fo:color="#000000" style:font-name="Liberation Sans" fo:font-size="11pt" fo:letter-spacing="normal" fo:font-style="normal" fo:font-weight="normal" officeooo:rsid="008092c3" style:font-size-asian="11pt" style:font-size-complex="11pt"/>
    </style:style>
    <style:style style:name="T53" style:family="text">
      <style:text-properties fo:font-variant="normal" fo:text-transform="none" fo:color="#000000" style:font-name="Liberation Sans" fo:font-size="11pt" fo:letter-spacing="normal" fo:font-style="normal" fo:font-weight="normal" officeooo:rsid="00910173" style:font-size-asian="11pt" style:font-size-complex="11pt"/>
    </style:style>
    <style:style style:name="T54" style:family="text">
      <style:text-properties fo:font-variant="normal" fo:text-transform="none" fo:color="#000000" style:font-name="Liberation Sans" fo:font-size="11pt" fo:letter-spacing="normal" fo:font-style="normal" fo:font-weight="normal" officeooo:rsid="008d2572" style:font-size-asian="11pt" style:font-size-complex="11pt"/>
    </style:style>
    <style:style style:name="T55" style:family="text">
      <style:text-properties fo:font-variant="normal" fo:text-transform="none" fo:color="#000000" style:font-name="Liberation Sans" fo:font-size="11pt" fo:letter-spacing="normal" fo:font-style="normal" fo:font-weight="normal" officeooo:rsid="00605929" style:font-size-asian="11pt" style:font-size-complex="11pt"/>
    </style:style>
    <style:style style:name="T56" style:family="text">
      <style:text-properties fo:font-variant="normal" fo:text-transform="none" fo:color="#000000" style:font-name="Liberation Sans" fo:font-size="11pt" fo:letter-spacing="normal" fo:font-style="normal" fo:font-weight="normal" officeooo:rsid="00949288" style:font-size-asian="11pt" style:font-size-complex="11pt"/>
    </style:style>
    <style:style style:name="T57" style:family="text">
      <style:text-properties fo:font-variant="normal" fo:text-transform="none" fo:color="#000000" style:font-name="Liberation Sans" fo:font-size="11pt" fo:letter-spacing="normal" fo:font-style="normal" fo:font-weight="normal" officeooo:rsid="00972eb4" style:font-size-asian="11pt" style:font-size-complex="11pt"/>
    </style:style>
    <style:style style:name="T58" style:family="text">
      <style:text-properties fo:font-variant="normal" fo:text-transform="none" fo:color="#000000" style:font-name="Liberation Sans" fo:font-size="11pt" fo:letter-spacing="normal" fo:font-style="normal" fo:font-weight="normal" officeooo:rsid="00954bc5" style:font-size-asian="11pt" style:font-size-complex="11pt"/>
    </style:style>
    <style:style style:name="T59" style:family="text">
      <style:text-properties fo:font-variant="normal" fo:text-transform="none" fo:color="#000000" style:font-name="Liberation Sans" fo:font-size="11pt" fo:letter-spacing="normal" fo:font-style="normal" fo:font-weight="normal" officeooo:rsid="008fbf99" style:font-size-asian="11pt" style:font-size-complex="11pt"/>
    </style:style>
    <style:style style:name="T60" style:family="text">
      <style:text-properties fo:font-variant="normal" fo:text-transform="none" fo:color="#000000" style:font-name="Liberation Sans" fo:font-size="11pt" fo:letter-spacing="normal" fo:font-style="normal" fo:font-weight="normal" officeooo:rsid="009beacd" style:font-size-asian="11pt" style:font-size-complex="11pt"/>
    </style:style>
    <style:style style:name="T61" style:family="text">
      <style:text-properties fo:font-variant="normal" fo:text-transform="none" fo:color="#000000" style:font-name="Liberation Sans" fo:font-size="11pt" fo:letter-spacing="normal" fo:font-style="normal" fo:font-weight="normal" officeooo:rsid="009d941e" style:font-size-asian="11pt" style:font-size-complex="11pt"/>
    </style:style>
    <style:style style:name="T62" style:family="text">
      <style:text-properties fo:font-variant="normal" fo:text-transform="none" fo:color="#000000" style:font-name="Liberation Sans" fo:font-size="11pt" fo:letter-spacing="normal" fo:font-style="normal" fo:font-weight="normal" officeooo:rsid="009f8e16" style:font-size-asian="11pt" style:font-size-complex="11pt"/>
    </style:style>
    <style:style style:name="T63" style:family="text">
      <style:text-properties fo:font-variant="normal" fo:text-transform="none" fo:color="#000000" style:font-name="Liberation Sans" fo:font-size="11pt" fo:letter-spacing="normal" fo:font-style="normal" fo:font-weight="normal" officeooo:rsid="009f98a2" style:font-size-asian="11pt" style:font-size-complex="11pt"/>
    </style:style>
    <style:style style:name="T64" style:family="text">
      <style:text-properties fo:font-variant="normal" fo:text-transform="none" fo:color="#000000" style:font-name="Liberation Sans" fo:font-size="11pt" fo:letter-spacing="normal" fo:font-style="normal" fo:font-weight="normal" officeooo:rsid="00a2fa52" style:font-size-asian="11pt" style:font-size-complex="11pt"/>
    </style:style>
    <style:style style:name="T65" style:family="text">
      <style:text-properties fo:font-variant="normal" fo:text-transform="none" fo:color="#000000" style:font-name="Liberation Sans" fo:font-size="11pt" fo:letter-spacing="normal" fo:font-style="normal" fo:font-weight="normal" officeooo:rsid="00adff3c" style:font-size-asian="11pt" style:font-size-complex="11pt"/>
    </style:style>
    <style:style style:name="T66" style:family="text">
      <style:text-properties fo:font-variant="normal" fo:text-transform="none" fo:color="#000000" style:font-name="Liberation Sans" fo:font-size="11pt" fo:letter-spacing="normal" fo:font-style="normal" fo:font-weight="normal" officeooo:rsid="00b1d8d8" style:font-size-asian="11pt" style:font-size-complex="11pt"/>
    </style:style>
    <style:style style:name="T67" style:family="text">
      <style:text-properties fo:font-variant="normal" fo:text-transform="none" fo:color="#000000" style:font-name="Liberation Sans" fo:font-size="11pt" fo:letter-spacing="normal" fo:font-style="normal" fo:font-weight="normal" officeooo:rsid="00bd657d" style:font-size-asian="11pt" style:font-size-complex="11pt"/>
    </style:style>
    <style:style style:name="T68" style:family="text">
      <style:text-properties fo:font-variant="normal" fo:text-transform="none" fo:color="#000000" style:font-name="Liberation Sans" fo:font-size="11pt" fo:letter-spacing="normal" fo:font-style="normal" fo:font-weight="normal" officeooo:rsid="0022b249" style:font-size-asian="11pt" style:font-size-complex="11pt"/>
    </style:style>
    <style:style style:name="T69" style:family="text">
      <style:text-properties fo:font-variant="normal" fo:text-transform="none" fo:color="#000000" style:font-name="Liberation Sans" fo:font-size="11pt" fo:letter-spacing="normal" fo:font-style="normal" fo:font-weight="normal" officeooo:rsid="00bf5e86" style:font-size-asian="11pt" style:font-size-complex="11pt"/>
    </style:style>
    <style:style style:name="T70" style:family="text">
      <style:text-properties fo:font-variant="normal" fo:text-transform="none" fo:color="#000000" style:font-name="Liberation Sans" fo:font-size="11pt" fo:letter-spacing="normal" fo:font-style="normal" fo:font-weight="normal" officeooo:rsid="00c23645" style:font-size-asian="11pt" style:font-size-complex="11pt"/>
    </style:style>
    <style:style style:name="T71" style:family="text">
      <style:text-properties fo:font-variant="normal" fo:text-transform="none" fo:color="#000000" style:font-name="Liberation Sans" fo:font-size="11pt" fo:letter-spacing="normal" fo:font-style="normal" fo:font-weight="normal" officeooo:rsid="00c2c5e5" style:font-size-asian="11pt" style:font-size-complex="11pt"/>
    </style:style>
    <style:style style:name="T72" style:family="text">
      <style:text-properties fo:font-variant="normal" fo:text-transform="none" fo:color="#000000" style:font-name="Liberation Sans" fo:font-size="11pt" fo:letter-spacing="normal" fo:font-style="normal" fo:font-weight="normal" officeooo:rsid="00c40762" style:font-size-asian="11pt" style:font-size-complex="11pt"/>
    </style:style>
    <style:style style:name="T73" style:family="text">
      <style:text-properties fo:font-variant="normal" fo:text-transform="none" fo:color="#000000" style:font-name="Liberation Sans" fo:font-size="11pt" fo:letter-spacing="normal" fo:font-style="normal" fo:font-weight="normal" officeooo:rsid="00c704c1" style:font-size-asian="11pt" style:font-size-complex="11pt"/>
    </style:style>
    <style:style style:name="T74" style:family="text">
      <style:text-properties fo:font-variant="normal" fo:text-transform="none" fo:color="#000000" style:font-name="Liberation Sans" fo:font-size="11pt" fo:letter-spacing="normal" fo:font-style="normal" fo:font-weight="normal" officeooo:rsid="00bbabce" style:font-size-asian="11pt" style:font-size-complex="11pt"/>
    </style:style>
    <style:style style:name="T75" style:family="text">
      <style:text-properties fo:font-variant="normal" fo:text-transform="none" fo:color="#000000" style:font-name="Liberation Sans" fo:font-size="11pt" fo:letter-spacing="normal" fo:font-style="normal" fo:font-weight="normal" officeooo:rsid="00ca78e6" style:font-size-asian="11pt" style:font-size-complex="11pt"/>
    </style:style>
    <style:style style:name="T76" style:family="text">
      <style:text-properties fo:font-variant="normal" fo:text-transform="none" fo:color="#000000" style:font-name="Liberation Sans" fo:font-size="11pt" fo:letter-spacing="normal" fo:font-style="normal" fo:font-weight="normal" officeooo:rsid="00cb9ae0" style:font-size-asian="11pt" style:font-size-complex="11pt"/>
    </style:style>
    <style:style style:name="T77" style:family="text">
      <style:text-properties fo:font-variant="normal" fo:text-transform="none" fo:color="#000000" style:font-name="Liberation Sans" fo:font-size="11pt" fo:letter-spacing="normal" fo:font-style="normal" fo:font-weight="normal" officeooo:rsid="00ccdc65" style:font-size-asian="11pt" style:font-size-complex="11pt"/>
    </style:style>
    <style:style style:name="T78" style:family="text">
      <style:text-properties fo:font-variant="normal" fo:text-transform="none" fo:color="#000000" style:font-name="Liberation Sans" fo:font-size="11pt" fo:letter-spacing="normal" fo:font-style="normal" fo:font-weight="normal" officeooo:rsid="00cdcbd3" style:font-size-asian="11pt" style:font-size-complex="11pt"/>
    </style:style>
    <style:style style:name="T79" style:family="text">
      <style:text-properties fo:font-variant="normal" fo:text-transform="none" fo:color="#000000" style:font-name="Liberation Sans" fo:font-size="11pt" fo:letter-spacing="normal" fo:font-style="normal" fo:font-weight="normal" officeooo:rsid="00d053ea" style:font-size-asian="11pt" style:font-size-complex="11pt"/>
    </style:style>
    <style:style style:name="T80" style:family="text">
      <style:text-properties fo:font-variant="normal" fo:text-transform="none" fo:color="#000000" style:font-name="Liberation Sans" fo:font-size="11pt" fo:letter-spacing="normal" fo:font-style="normal" fo:font-weight="normal" officeooo:rsid="00d2284b" style:font-size-asian="11pt" style:font-size-complex="11pt"/>
    </style:style>
    <style:style style:name="T81" style:family="text">
      <style:text-properties fo:font-variant="normal" fo:text-transform="none" fo:color="#000000" style:font-name="Liberation Sans" fo:font-size="11pt" fo:letter-spacing="normal" fo:font-style="normal" fo:font-weight="normal" officeooo:rsid="00d3ef51" style:font-size-asian="11pt" style:font-size-complex="11pt"/>
    </style:style>
    <style:style style:name="T82" style:family="text">
      <style:text-properties fo:font-variant="normal" fo:text-transform="none" fo:color="#000000" style:font-name="Liberation Sans" fo:font-size="11pt" fo:letter-spacing="normal" fo:font-style="normal" fo:font-weight="normal" officeooo:rsid="00d42cd9" style:font-size-asian="11pt" style:font-size-complex="11pt"/>
    </style:style>
    <style:style style:name="T83" style:family="text">
      <style:text-properties fo:font-variant="normal" fo:text-transform="none" fo:color="#000000" style:font-name="Liberation Sans" fo:font-size="11pt" fo:letter-spacing="normal" fo:font-style="normal" fo:font-weight="normal" officeooo:rsid="00d545e3" style:font-size-asian="11pt" style:font-size-complex="11pt"/>
    </style:style>
    <style:style style:name="T84" style:family="text">
      <style:text-properties fo:font-variant="normal" fo:text-transform="none" fo:color="#000000" style:font-name="Liberation Sans" fo:font-size="11pt" fo:letter-spacing="normal" fo:font-style="normal" fo:font-weight="normal" officeooo:rsid="00c543fd" style:font-size-asian="11pt" style:font-size-complex="11pt"/>
    </style:style>
    <style:style style:name="T85" style:family="text">
      <style:text-properties fo:font-variant="normal" fo:text-transform="none" fo:color="#000000" style:font-name="Liberation Sans" fo:font-size="11pt" fo:letter-spacing="normal" fo:font-style="normal" fo:font-weight="normal" officeooo:rsid="00d8cf4e" style:font-size-asian="11pt" style:font-size-complex="11pt"/>
    </style:style>
    <style:style style:name="T86" style:family="text">
      <style:text-properties fo:font-variant="normal" fo:text-transform="none" fo:color="#000000" style:font-name="Liberation Sans" fo:font-size="11pt" fo:letter-spacing="normal" fo:font-style="normal" fo:font-weight="normal" officeooo:rsid="00d9422f" style:font-size-asian="11pt" style:font-size-complex="11pt"/>
    </style:style>
    <style:style style:name="T87" style:family="text">
      <style:text-properties fo:font-variant="normal" fo:text-transform="none" fo:color="#000000" style:font-name="Liberation Sans" fo:font-size="11pt" fo:letter-spacing="normal" fo:font-style="normal" fo:font-weight="normal" officeooo:rsid="00c9189c" style:font-size-asian="11pt" style:font-size-complex="11pt"/>
    </style:style>
    <style:style style:name="T88" style:family="text">
      <style:text-properties fo:font-variant="normal" fo:text-transform="none" fo:color="#000000" style:font-name="Liberation Sans" fo:font-size="11pt" fo:letter-spacing="normal" fo:font-style="normal" fo:font-weight="normal" officeooo:rsid="00dd7322" style:font-size-asian="11pt" style:font-size-complex="11pt"/>
    </style:style>
    <style:style style:name="T89" style:family="text">
      <style:text-properties fo:font-variant="normal" fo:text-transform="none" fo:color="#000000" style:font-name="Liberation Sans" fo:font-size="11pt" fo:letter-spacing="normal" fo:font-style="normal" fo:font-weight="normal" officeooo:rsid="00df44c8" style:font-size-asian="11pt" style:font-size-complex="11pt"/>
    </style:style>
    <style:style style:name="T90" style:family="text">
      <style:text-properties fo:font-variant="normal" fo:text-transform="none" fo:color="#000000" style:font-name="Liberation Sans" fo:font-size="11pt" fo:letter-spacing="normal" fo:font-style="normal" fo:font-weight="normal" officeooo:rsid="00df5df5" style:font-size-asian="11pt" style:font-size-complex="11pt"/>
    </style:style>
    <style:style style:name="T91" style:family="text">
      <style:text-properties fo:font-variant="normal" fo:text-transform="none" fo:color="#000000" style:font-name="Liberation Sans" fo:font-size="11pt" fo:letter-spacing="normal" fo:font-style="normal" fo:font-weight="normal" officeooo:rsid="00dfb3b2" style:font-size-asian="11pt" style:font-size-complex="11pt"/>
    </style:style>
    <style:style style:name="T92" style:family="text">
      <style:text-properties fo:font-variant="normal" fo:text-transform="none" fo:color="#000000" style:font-name="Liberation Sans" fo:font-size="11pt" fo:letter-spacing="normal" fo:font-style="normal" fo:font-weight="normal" officeooo:rsid="00e03f89" style:font-size-asian="11pt" style:font-size-complex="11pt"/>
    </style:style>
    <style:style style:name="T93" style:family="text">
      <style:text-properties fo:font-variant="normal" fo:text-transform="none" fo:color="#000000" style:font-name="Liberation Sans" fo:font-size="11pt" fo:letter-spacing="normal" fo:font-style="normal" fo:font-weight="normal" officeooo:rsid="00e16e2c" style:font-size-asian="11pt" style:font-size-complex="11pt"/>
    </style:style>
    <style:style style:name="T94" style:family="text">
      <style:text-properties fo:font-variant="normal" fo:text-transform="none" fo:color="#000000" style:font-name="Liberation Sans" fo:font-size="11pt" fo:letter-spacing="normal" fo:font-style="normal" fo:font-weight="normal" officeooo:rsid="00e334ec" style:font-size-asian="11pt" style:font-size-complex="11pt"/>
    </style:style>
    <style:style style:name="T95" style:family="text">
      <style:text-properties fo:font-variant="normal" fo:text-transform="none" fo:color="#000000" style:font-name="Liberation Sans" fo:font-size="11pt" fo:letter-spacing="normal" fo:font-style="normal" fo:font-weight="normal" officeooo:rsid="00e4713a" style:font-size-asian="11pt" style:font-size-complex="11pt"/>
    </style:style>
    <style:style style:name="T96" style:family="text">
      <style:text-properties fo:font-variant="normal" fo:text-transform="none" fo:color="#000000" style:font-name="Liberation Sans" fo:font-size="11pt" fo:letter-spacing="normal" fo:font-style="normal" fo:font-weight="normal" officeooo:rsid="00e543ba" style:font-size-asian="11pt" style:font-size-complex="11pt"/>
    </style:style>
    <style:style style:name="T97" style:family="text">
      <style:text-properties fo:font-variant="normal" fo:text-transform="none" fo:color="#000000" style:font-name="Liberation Sans" fo:font-size="11pt" fo:letter-spacing="normal" fo:font-style="normal" fo:font-weight="normal" officeooo:rsid="00e5b5dd" style:font-size-asian="11pt" style:font-size-complex="11pt"/>
    </style:style>
    <style:style style:name="T98" style:family="text">
      <style:text-properties fo:font-variant="normal" fo:text-transform="none" fo:color="#000000" style:font-name="Liberation Sans" fo:font-size="11pt" fo:letter-spacing="normal" fo:font-style="normal" fo:font-weight="normal" officeooo:rsid="00e659f6" style:font-size-asian="11pt" style:font-size-complex="11pt"/>
    </style:style>
    <style:style style:name="T99" style:family="text">
      <style:text-properties fo:font-variant="normal" fo:text-transform="none" fo:color="#000000" style:font-name="Liberation Sans" fo:font-size="11pt" fo:letter-spacing="normal" fo:font-style="normal" fo:font-weight="normal" officeooo:rsid="00e9c721" style:font-size-asian="11pt" style:font-size-complex="11pt"/>
    </style:style>
    <style:style style:name="T100" style:family="text">
      <style:text-properties fo:font-variant="normal" fo:text-transform="none" fo:color="#000000" style:font-name="Liberation Sans" fo:font-size="11pt" fo:letter-spacing="normal" fo:font-style="normal" fo:font-weight="normal" officeooo:rsid="00ea5b72" style:font-size-asian="11pt" style:font-size-complex="11pt"/>
    </style:style>
    <style:style style:name="T101" style:family="text">
      <style:text-properties fo:font-variant="normal" fo:text-transform="none" fo:color="#000000" style:font-name="Liberation Sans" fo:font-size="11pt" fo:letter-spacing="normal" fo:font-style="normal" fo:font-weight="normal" officeooo:rsid="00ebe5bc" style:font-size-asian="11pt" style:font-size-complex="11pt"/>
    </style:style>
    <style:style style:name="T102" style:family="text">
      <style:text-properties fo:font-variant="normal" fo:text-transform="none" fo:color="#000000" style:font-name="Liberation Sans" fo:font-size="11pt" fo:letter-spacing="normal" fo:font-style="normal" fo:font-weight="normal" officeooo:rsid="00edec39" style:font-size-asian="11pt" style:font-size-complex="11pt"/>
    </style:style>
    <style:style style:name="T103" style:family="text">
      <style:text-properties fo:font-variant="normal" fo:text-transform="none" fo:color="#000000" style:font-name="Liberation Sans" fo:font-size="11pt" fo:letter-spacing="normal" fo:font-style="normal" fo:font-weight="normal" officeooo:rsid="00f25416" style:font-size-asian="11pt" style:font-size-complex="11pt"/>
    </style:style>
    <style:style style:name="T104" style:family="text">
      <style:text-properties fo:font-variant="normal" fo:text-transform="none" fo:color="#000000" style:font-name="Liberation Sans" fo:font-size="11pt" fo:letter-spacing="normal" fo:font-style="normal" fo:font-weight="normal" officeooo:rsid="00f40878" style:font-size-asian="11pt" style:font-size-complex="11pt"/>
    </style:style>
    <style:style style:name="T105" style:family="text">
      <style:text-properties fo:font-variant="normal" fo:text-transform="none" fo:color="#000000" style:font-name="Liberation Sans" fo:font-size="11pt" fo:letter-spacing="normal" fo:font-style="normal" fo:font-weight="normal" officeooo:rsid="00f41258" style:font-size-asian="11pt" style:font-size-complex="11pt"/>
    </style:style>
    <style:style style:name="T106" style:family="text">
      <style:text-properties fo:font-variant="normal" fo:text-transform="none" fo:color="#000000" style:font-name="Liberation Sans" fo:font-size="11pt" fo:letter-spacing="normal" fo:font-style="normal" fo:font-weight="normal" officeooo:rsid="00f41e2f" style:font-size-asian="11pt" style:font-size-complex="11pt"/>
    </style:style>
    <style:style style:name="T107" style:family="text">
      <style:text-properties fo:font-variant="normal" fo:text-transform="none" fo:color="#000000" style:font-name="Liberation Sans" fo:font-size="11pt" fo:letter-spacing="normal" fo:font-style="normal" fo:font-weight="normal" officeooo:rsid="00f53464" style:font-size-asian="11pt" style:font-size-complex="11pt"/>
    </style:style>
    <style:style style:name="T108" style:family="text">
      <style:text-properties fo:font-variant="normal" fo:text-transform="none" fo:color="#000000" style:font-name="Liberation Sans" fo:font-size="11pt" fo:letter-spacing="normal" fo:font-style="normal" fo:font-weight="normal" officeooo:rsid="00f563f9" style:font-size-asian="11pt" style:font-size-complex="11pt"/>
    </style:style>
    <style:style style:name="T109" style:family="text">
      <style:text-properties fo:font-variant="normal" fo:text-transform="none" fo:color="#000000" style:font-name="Liberation Sans" fo:font-size="11pt" fo:letter-spacing="normal" fo:font-style="normal" fo:font-weight="normal" officeooo:rsid="00498bb5" style:font-size-asian="11pt" style:font-size-complex="11pt"/>
    </style:style>
    <style:style style:name="T110" style:family="text">
      <style:text-properties fo:font-variant="normal" fo:text-transform="none" fo:color="#000000" style:font-name="Liberation Sans" fo:font-size="11pt" fo:letter-spacing="normal" fo:font-style="normal" fo:font-weight="normal" officeooo:rsid="004e34bc" style:font-size-asian="11pt" style:font-size-complex="11pt"/>
    </style:style>
    <style:style style:name="T111" style:family="text">
      <style:text-properties fo:font-variant="normal" fo:text-transform="none" fo:color="#000000" style:font-name="Liberation Sans" fo:font-size="11pt" fo:letter-spacing="normal" fo:font-style="normal" fo:font-weight="normal" officeooo:rsid="00f6f880" style:font-size-asian="11pt" style:font-size-complex="11pt"/>
    </style:style>
    <style:style style:name="T112" style:family="text">
      <style:text-properties fo:font-variant="normal" fo:text-transform="none" fo:color="#000000" style:font-name="Liberation Sans" fo:font-size="11pt" fo:letter-spacing="normal" fo:font-style="normal" fo:font-weight="normal" officeooo:rsid="004b554e" style:font-size-asian="11pt" style:font-size-complex="11pt"/>
    </style:style>
    <style:style style:name="T113" style:family="text">
      <style:text-properties fo:font-variant="normal" fo:text-transform="none" fo:color="#000000" style:font-name="Liberation Sans" fo:font-size="11pt" fo:letter-spacing="normal" fo:font-style="normal" fo:font-weight="normal" officeooo:rsid="00fa1ee1" style:font-size-asian="11pt" style:font-size-complex="11pt"/>
    </style:style>
    <style:style style:name="T114" style:family="text">
      <style:text-properties fo:font-variant="normal" fo:text-transform="none" fo:color="#000000" style:font-name="Liberation Sans" fo:font-size="11pt" fo:letter-spacing="normal" fo:font-style="normal" fo:font-weight="normal" officeooo:rsid="00fc7d0a" style:font-size-asian="11pt" style:font-size-complex="11pt"/>
    </style:style>
    <style:style style:name="T115" style:family="text">
      <style:text-properties fo:font-variant="normal" fo:text-transform="none" fo:color="#000000" style:font-name="Liberation Sans" fo:font-size="11pt" fo:letter-spacing="normal" fo:font-style="normal" fo:font-weight="normal" officeooo:rsid="01026276" style:font-size-asian="11pt" style:font-size-complex="11pt"/>
    </style:style>
    <style:style style:name="T116" style:family="text">
      <style:text-properties fo:font-variant="normal" fo:text-transform="none" fo:color="#000000" style:font-name="Liberation Sans" fo:font-size="11pt" fo:letter-spacing="normal" fo:font-style="normal" fo:font-weight="normal" officeooo:rsid="01057c7f" style:font-size-asian="11pt" style:font-size-complex="11pt"/>
    </style:style>
    <style:style style:name="T117" style:family="text">
      <style:text-properties fo:font-variant="normal" fo:text-transform="none" fo:color="#000000" style:font-name="Liberation Sans" fo:font-size="11pt" fo:letter-spacing="normal" fo:font-style="normal" fo:font-weight="normal" officeooo:rsid="0105afff" style:font-size-asian="11pt" style:font-size-complex="11pt"/>
    </style:style>
    <style:style style:name="T118" style:family="text">
      <style:text-properties fo:font-variant="normal" fo:text-transform="none" fo:color="#000000" style:font-name="Liberation Sans" fo:font-size="11pt" fo:letter-spacing="normal" fo:font-style="normal" fo:font-weight="normal" officeooo:rsid="0109a01e" style:font-size-asian="11pt" style:font-size-complex="11pt"/>
    </style:style>
    <style:style style:name="T119" style:family="text">
      <style:text-properties fo:font-variant="normal" fo:text-transform="none" fo:color="#000000" style:font-name="Liberation Sans" fo:font-size="11pt" fo:letter-spacing="normal" fo:font-style="normal" fo:font-weight="normal" officeooo:rsid="005c1465" style:font-size-asian="11pt" style:font-size-complex="11pt"/>
    </style:style>
    <style:style style:name="T120" style:family="text">
      <style:text-properties fo:font-variant="normal" fo:text-transform="none" fo:color="#000000" style:font-name="Liberation Sans" fo:font-size="11pt" fo:letter-spacing="normal" fo:font-style="normal" fo:font-weight="normal" officeooo:rsid="006786d8" style:font-size-asian="11pt" style:font-size-complex="11pt"/>
    </style:style>
    <style:style style:name="T121" style:family="text">
      <style:text-properties fo:font-variant="normal" fo:text-transform="none" fo:color="#000000" style:font-name="Liberation Sans" fo:font-size="11pt" fo:letter-spacing="normal" fo:font-style="normal" fo:font-weight="normal" officeooo:rsid="010c30dd" style:font-size-asian="11pt" style:font-size-complex="11pt"/>
    </style:style>
    <style:style style:name="T122" style:family="text">
      <style:text-properties fo:font-variant="normal" fo:text-transform="none" fo:color="#000000" style:font-name="Liberation Sans" fo:font-size="11pt" fo:letter-spacing="normal" fo:font-style="normal" fo:font-weight="normal" officeooo:rsid="00692931" style:font-size-asian="11pt" style:font-size-complex="11pt"/>
    </style:style>
    <style:style style:name="T123" style:family="text">
      <style:text-properties fo:font-variant="normal" fo:text-transform="none" fo:color="#000000" style:font-name="Liberation Sans" fo:font-size="11pt" fo:letter-spacing="normal" fo:font-style="normal" fo:font-weight="normal" officeooo:rsid="010d647b" style:font-size-asian="11pt" style:font-size-complex="11pt"/>
    </style:style>
    <style:style style:name="T124" style:family="text">
      <style:text-properties fo:font-variant="normal" fo:text-transform="none" fo:color="#000000" style:font-name="Liberation Sans" fo:font-size="11pt" fo:letter-spacing="normal" fo:font-style="normal" fo:font-weight="normal" officeooo:rsid="010dabe0" style:font-size-asian="11pt" style:font-size-complex="11pt"/>
    </style:style>
    <style:style style:name="T125" style:family="text">
      <style:text-properties fo:font-variant="normal" fo:text-transform="none" fo:color="#000000" style:font-name="Liberation Sans" fo:font-size="11pt" fo:letter-spacing="normal" fo:font-style="normal" fo:font-weight="normal" officeooo:rsid="010e3333" style:font-size-asian="11pt" style:font-size-complex="11pt"/>
    </style:style>
    <style:style style:name="T126" style:family="text">
      <style:text-properties fo:font-variant="normal" fo:text-transform="none" fo:color="#000000" style:font-name="Liberation Sans" fo:font-size="11pt" fo:letter-spacing="normal" fo:font-style="normal" fo:font-weight="normal" officeooo:rsid="010ff217" style:font-size-asian="11pt" style:font-size-complex="11pt"/>
    </style:style>
    <style:style style:name="T127" style:family="text">
      <style:text-properties fo:font-variant="normal" fo:text-transform="none" fo:color="#000000" style:font-name="Liberation Sans" fo:font-size="11pt" fo:letter-spacing="normal" fo:font-style="normal" fo:font-weight="normal" officeooo:rsid="011275e2" style:font-size-asian="11pt" style:font-size-complex="11pt"/>
    </style:style>
    <style:style style:name="T128" style:family="text">
      <style:text-properties fo:font-variant="normal" fo:text-transform="none" fo:color="#000000" style:font-name="Liberation Sans" fo:font-size="11pt" fo:letter-spacing="normal" fo:font-style="normal" fo:font-weight="normal" officeooo:rsid="0113d873" style:font-size-asian="11pt" style:font-size-complex="11pt"/>
    </style:style>
    <style:style style:name="T129" style:family="text">
      <style:text-properties fo:font-variant="normal" fo:text-transform="none" fo:color="#000000" style:font-name="Liberation Sans" fo:font-size="11pt" fo:letter-spacing="normal" fo:font-style="normal" fo:font-weight="normal" officeooo:rsid="006a8d5a" style:font-size-asian="11pt" style:font-size-complex="11pt"/>
    </style:style>
    <style:style style:name="T130" style:family="text">
      <style:text-properties fo:font-variant="normal" fo:text-transform="none" fo:color="#000000" style:font-name="Liberation Sans" fo:font-size="11pt" fo:letter-spacing="normal" fo:font-style="normal" fo:font-weight="normal" officeooo:rsid="011479a1" style:font-size-asian="11pt" style:font-size-complex="11pt"/>
    </style:style>
    <style:style style:name="T131" style:family="text">
      <style:text-properties fo:font-variant="normal" fo:text-transform="none" fo:color="#000000" style:font-name="Liberation Sans" fo:font-size="11pt" fo:letter-spacing="normal" fo:font-style="normal" fo:font-weight="normal" officeooo:rsid="01165971" style:font-size-asian="11pt" style:font-size-complex="11pt"/>
    </style:style>
    <style:style style:name="T132" style:family="text">
      <style:text-properties fo:font-variant="normal" fo:text-transform="none" fo:color="#000000" style:font-name="Liberation Sans" fo:font-size="11pt" fo:letter-spacing="normal" fo:font-style="normal" fo:font-weight="normal" officeooo:rsid="011b17f0" style:font-size-asian="11pt" style:font-size-complex="11pt"/>
    </style:style>
    <style:style style:name="T133" style:family="text">
      <style:text-properties fo:font-variant="normal" fo:text-transform="none" fo:color="#000000" style:font-name="Liberation Sans" fo:font-size="11pt" fo:letter-spacing="normal" fo:font-style="normal" fo:font-weight="normal" officeooo:rsid="011e6a25" style:font-size-asian="11pt" style:font-size-complex="11pt"/>
    </style:style>
    <style:style style:name="T134" style:family="text">
      <style:text-properties fo:font-variant="normal" fo:text-transform="none" fo:color="#000000" style:font-name="Liberation Sans" fo:font-size="11pt" fo:letter-spacing="normal" fo:font-style="normal" fo:font-weight="normal" officeooo:rsid="0130234d" style:font-size-asian="11pt" style:font-size-complex="11pt"/>
    </style:style>
    <style:style style:name="T135" style:family="text">
      <style:text-properties fo:font-variant="normal" fo:text-transform="none" fo:color="#000000" style:font-name="Liberation Sans" fo:font-size="11pt" fo:letter-spacing="normal" fo:font-style="normal" fo:font-weight="normal" officeooo:rsid="0130bd54" style:font-size-asian="11pt" style:font-size-complex="11pt"/>
    </style:style>
    <style:style style:name="T136" style:family="text">
      <style:text-properties fo:font-variant="normal" fo:text-transform="none" fo:color="#000000" style:font-name="Liberation Sans" fo:font-size="11pt" fo:letter-spacing="normal" fo:font-style="normal" fo:font-weight="normal" officeooo:rsid="01312c85" style:font-size-asian="11pt" style:font-size-complex="11pt"/>
    </style:style>
    <style:style style:name="T137" style:family="text">
      <style:text-properties fo:font-variant="normal" fo:text-transform="none" fo:color="#000000" style:font-name="Liberation Sans" fo:font-size="11pt" fo:letter-spacing="normal" fo:font-style="normal" fo:font-weight="normal" officeooo:rsid="01322d7f" style:font-size-asian="11pt" style:font-size-complex="11pt"/>
    </style:style>
    <style:style style:name="T138" style:family="text">
      <style:text-properties fo:font-variant="normal" fo:text-transform="none" fo:color="#000000" style:font-name="Liberation Sans" fo:font-size="11pt" fo:letter-spacing="normal" fo:font-style="normal" fo:font-weight="normal" officeooo:rsid="0133e538" style:font-size-asian="11pt" style:font-size-complex="11pt"/>
    </style:style>
    <style:style style:name="T139" style:family="text">
      <style:text-properties fo:font-variant="normal" fo:text-transform="none" fo:color="#000000" style:font-name="Liberation Sans" fo:font-size="11pt" fo:letter-spacing="normal" fo:font-style="normal" fo:font-weight="normal" officeooo:rsid="01353fd1" style:font-size-asian="11pt" style:font-size-complex="11pt"/>
    </style:style>
    <style:style style:name="T140" style:family="text">
      <style:text-properties fo:font-variant="normal" fo:text-transform="none" fo:color="#000000" style:font-name="Liberation Sans" fo:font-size="11pt" fo:letter-spacing="normal" fo:font-style="normal" fo:font-weight="normal" officeooo:rsid="01373df9" style:font-size-asian="11pt" style:font-size-complex="11pt"/>
    </style:style>
    <style:style style:name="T141" style:family="text">
      <style:text-properties fo:font-variant="normal" fo:text-transform="none" fo:color="#000000" style:font-name="Liberation Sans" fo:font-size="11pt" fo:letter-spacing="normal" fo:font-style="normal" fo:font-weight="normal" officeooo:rsid="013d8607" style:font-size-asian="11pt" style:font-size-complex="11pt"/>
    </style:style>
    <style:style style:name="T142" style:family="text">
      <style:text-properties fo:font-variant="normal" fo:text-transform="none" fo:color="#000000" style:font-name="Liberation Sans" fo:font-size="11pt" fo:letter-spacing="normal" fo:font-style="normal" fo:font-weight="normal" officeooo:rsid="0143efc8" style:font-size-asian="11pt" style:font-size-complex="11pt"/>
    </style:style>
    <style:style style:name="T143" style:family="text">
      <style:text-properties fo:font-variant="normal" fo:text-transform="none" fo:color="#000000" style:font-name="Liberation Sans" fo:font-size="11pt" fo:letter-spacing="normal" fo:font-style="normal" fo:font-weight="normal" officeooo:rsid="0137a68a" style:font-size-asian="11pt" style:font-size-complex="11pt"/>
    </style:style>
    <style:style style:name="T144" style:family="text">
      <style:text-properties fo:font-variant="normal" fo:text-transform="none" fo:color="#000000" style:font-name="Liberation Sans" fo:font-size="11pt" fo:letter-spacing="normal" fo:font-style="normal" fo:font-weight="normal" officeooo:rsid="01460cfb" style:font-size-asian="11pt" style:font-size-complex="11pt"/>
    </style:style>
    <style:style style:name="T145" style:family="text">
      <style:text-properties fo:font-variant="normal" fo:text-transform="none" fo:color="#000000" style:font-name="Liberation Sans" fo:font-size="11pt" fo:letter-spacing="normal" fo:font-style="normal" fo:font-weight="normal" officeooo:rsid="01467f93" style:font-size-asian="11pt" style:font-size-complex="11pt"/>
    </style:style>
    <style:style style:name="T146" style:family="text">
      <style:text-properties fo:font-variant="normal" fo:text-transform="none" fo:color="#000000" style:font-name="Liberation Sans" fo:font-size="11pt" fo:letter-spacing="normal" fo:font-style="normal" fo:font-weight="normal" officeooo:rsid="01493f99" style:font-size-asian="11pt" style:font-size-complex="11pt"/>
    </style:style>
    <style:style style:name="T147" style:family="text">
      <style:text-properties fo:font-variant="normal" fo:text-transform="none" fo:color="#000000" style:font-name="Liberation Sans" fo:font-size="11pt" fo:letter-spacing="normal" fo:font-style="normal" fo:font-weight="normal" officeooo:rsid="0152eeff" style:font-size-asian="11pt" style:font-size-complex="11pt"/>
    </style:style>
    <style:style style:name="T148" style:family="text">
      <style:text-properties fo:font-variant="normal" fo:text-transform="none" fo:color="#000000" style:font-name="Liberation Sans" fo:font-size="11pt" fo:letter-spacing="normal" fo:font-style="normal" fo:font-weight="normal" officeooo:rsid="0154ac76" style:font-size-asian="11pt" style:font-size-complex="11pt"/>
    </style:style>
    <style:style style:name="T149" style:family="text">
      <style:text-properties fo:font-variant="normal" fo:text-transform="none" fo:color="#000000" style:font-name="Liberation Sans" fo:font-size="11pt" fo:letter-spacing="normal" fo:font-style="normal" fo:font-weight="normal" officeooo:rsid="015a6c18" style:font-size-asian="11pt" style:font-size-complex="11pt"/>
    </style:style>
    <style:style style:name="T150" style:family="text">
      <style:text-properties fo:font-variant="normal" fo:text-transform="none" fo:color="#000000" style:font-name="Liberation Sans" fo:font-size="11pt" fo:letter-spacing="normal" fo:font-style="normal" fo:font-weight="normal" officeooo:rsid="015bd298" style:font-size-asian="11pt" style:font-size-complex="11pt"/>
    </style:style>
    <style:style style:name="T151" style:family="text">
      <style:text-properties fo:font-variant="normal" fo:text-transform="none" fo:color="#000000" style:font-name="Liberation Sans" fo:font-size="11pt" fo:letter-spacing="normal" fo:font-style="normal" fo:font-weight="normal" officeooo:rsid="015c08bd" style:font-size-asian="11pt" style:font-size-complex="11pt"/>
    </style:style>
    <style:style style:name="T152" style:family="text">
      <style:text-properties fo:font-variant="normal" fo:text-transform="none" fo:color="#000000" style:font-name="Liberation Sans" fo:font-size="11pt" fo:letter-spacing="normal" fo:font-style="normal" fo:font-weight="normal" officeooo:rsid="015cafb0" style:font-size-asian="11pt" style:font-size-complex="11pt"/>
    </style:style>
    <style:style style:name="T153" style:family="text">
      <style:text-properties fo:font-variant="normal" fo:text-transform="none" fo:color="#000000" style:font-name="Liberation Sans" fo:font-size="11pt" fo:letter-spacing="normal" fo:font-style="normal" fo:font-weight="normal" officeooo:rsid="015df1eb" style:font-size-asian="11pt" style:font-size-complex="11pt"/>
    </style:style>
    <style:style style:name="T154" style:family="text">
      <style:text-properties fo:font-variant="normal" fo:text-transform="none" fo:color="#000000" style:font-name="Liberation Sans" fo:font-size="11pt" fo:letter-spacing="normal" fo:font-style="normal" fo:font-weight="normal" officeooo:rsid="015f81b7" style:font-size-asian="11pt" style:font-size-complex="11pt"/>
    </style:style>
    <style:style style:name="T155" style:family="text">
      <style:text-properties fo:font-variant="normal" fo:text-transform="none" fo:color="#000000" style:font-name="Liberation Sans" fo:font-size="11pt" fo:letter-spacing="normal" fo:font-style="normal" fo:font-weight="normal" officeooo:rsid="016113cf" style:font-size-asian="11pt" style:font-size-complex="11pt"/>
    </style:style>
    <style:style style:name="T156" style:family="text">
      <style:text-properties fo:font-variant="normal" fo:text-transform="none" fo:color="#000000" style:font-name="Liberation Sans" fo:font-size="11pt" fo:letter-spacing="normal" fo:font-style="normal" fo:font-weight="normal" officeooo:rsid="01628eae" style:font-size-asian="11pt" style:font-size-complex="11pt"/>
    </style:style>
    <style:style style:name="T157" style:family="text">
      <style:text-properties fo:font-variant="normal" fo:text-transform="none" fo:color="#000000" style:font-name="Liberation Sans" fo:font-size="11pt" fo:letter-spacing="normal" fo:font-style="normal" fo:font-weight="normal" officeooo:rsid="0164a117" style:font-size-asian="11pt" style:font-size-complex="11pt"/>
    </style:style>
    <style:style style:name="T158" style:family="text">
      <style:text-properties fo:font-variant="normal" fo:text-transform="none" fo:color="#000000" style:font-name="Liberation Sans" fo:font-size="11pt" fo:letter-spacing="normal" fo:font-style="normal" fo:font-weight="normal" officeooo:rsid="01660bab" style:font-size-asian="11pt" style:font-size-complex="11pt"/>
    </style:style>
    <style:style style:name="T159" style:family="text">
      <style:text-properties fo:font-variant="normal" fo:text-transform="none" fo:color="#000000" style:font-name="Liberation Sans" fo:font-size="11pt" fo:letter-spacing="normal" fo:font-style="normal" fo:font-weight="normal" officeooo:rsid="01689f07" style:font-size-asian="11pt" style:font-size-complex="11pt"/>
    </style:style>
    <style:style style:name="T160" style:family="text">
      <style:text-properties fo:font-variant="normal" fo:text-transform="none" fo:color="#000000" style:font-name="Liberation Sans" fo:font-size="11pt" fo:letter-spacing="normal" fo:font-style="normal" fo:font-weight="normal" officeooo:rsid="01729b14" style:font-size-asian="11pt" style:font-size-complex="11pt"/>
    </style:style>
    <style:style style:name="T161" style:family="text">
      <style:text-properties fo:font-variant="normal" fo:text-transform="none" fo:color="#000000" style:font-name="Liberation Sans" fo:font-size="11pt" fo:letter-spacing="normal" fo:font-style="normal" fo:font-weight="normal" officeooo:rsid="0173d012" style:font-size-asian="11pt" style:font-size-complex="11pt"/>
    </style:style>
    <style:style style:name="T162" style:family="text">
      <style:text-properties fo:font-variant="normal" fo:text-transform="none" fo:color="#000000" style:font-name="Liberation Sans" fo:font-size="11pt" fo:letter-spacing="normal" fo:font-style="normal" fo:font-weight="normal" officeooo:rsid="0175cf41" style:font-size-asian="11pt" style:font-size-complex="11pt"/>
    </style:style>
    <style:style style:name="T163" style:family="text">
      <style:text-properties fo:font-variant="normal" fo:text-transform="none" fo:color="#000000" style:font-name="Liberation Sans" fo:font-size="11pt" fo:letter-spacing="normal" fo:font-style="normal" fo:font-weight="normal" officeooo:rsid="017ae459" style:font-size-asian="11pt" style:font-size-complex="11pt"/>
    </style:style>
    <style:style style:name="T164" style:family="text">
      <style:text-properties fo:font-variant="normal" fo:text-transform="none" fo:color="#000000" style:font-name="Liberation Sans" fo:font-size="11pt" fo:letter-spacing="normal" fo:font-style="normal" fo:font-weight="normal" officeooo:rsid="017bf872" style:font-size-asian="11pt" style:font-size-complex="11pt"/>
    </style:style>
    <style:style style:name="T165" style:family="text">
      <style:text-properties fo:font-variant="normal" fo:text-transform="none" fo:color="#000000" style:font-name="Liberation Sans" fo:font-size="11pt" fo:letter-spacing="normal" fo:font-style="normal" fo:font-weight="normal" officeooo:rsid="017debe8" style:font-size-asian="11pt" style:font-size-complex="11pt"/>
    </style:style>
    <style:style style:name="T166" style:family="text">
      <style:text-properties fo:font-variant="normal" fo:text-transform="none" fo:color="#000000" style:font-name="Liberation Sans" fo:font-size="11pt" fo:letter-spacing="normal" fo:font-style="normal" fo:font-weight="normal" officeooo:rsid="017f7cff" style:font-size-asian="11pt" style:font-size-complex="11pt"/>
    </style:style>
    <style:style style:name="T167" style:family="text">
      <style:text-properties fo:font-variant="normal" fo:text-transform="none" fo:color="#000000" style:font-name="Liberation Sans" fo:font-size="11pt" fo:letter-spacing="normal" fo:font-style="normal" fo:font-weight="normal" officeooo:rsid="01806fe2" style:font-size-asian="11pt" style:font-size-complex="11pt"/>
    </style:style>
    <style:style style:name="T168" style:family="text">
      <style:text-properties fo:font-variant="normal" fo:text-transform="none" fo:color="#000000" style:font-name="Liberation Sans" fo:font-size="11pt" fo:letter-spacing="normal" fo:font-style="normal" fo:font-weight="normal" officeooo:rsid="0177ca89" style:font-size-asian="11pt" style:font-size-complex="11pt"/>
    </style:style>
    <style:style style:name="T169" style:family="text">
      <style:text-properties fo:font-variant="normal" fo:text-transform="none" fo:color="#000000" style:font-name="Liberation Sans" fo:font-size="11pt" fo:letter-spacing="normal" fo:font-style="normal" fo:font-weight="normal" officeooo:rsid="0178911f" style:font-size-asian="11pt" style:font-size-complex="11pt"/>
    </style:style>
    <style:style style:name="T170" style:family="text">
      <style:text-properties fo:font-variant="normal" fo:text-transform="none" fo:color="#000000" style:font-name="Liberation Sans" fo:font-size="11pt" fo:letter-spacing="normal" fo:font-style="normal" fo:font-weight="normal" officeooo:rsid="017e9c50" style:font-size-asian="11pt" style:font-size-complex="11pt"/>
    </style:style>
    <style:style style:name="T171" style:family="text">
      <style:text-properties fo:font-variant="normal" fo:text-transform="none" fo:color="#000000" style:font-name="Liberation Sans" fo:font-size="11pt" fo:letter-spacing="normal" fo:font-style="normal" fo:font-weight="normal" officeooo:rsid="002f1c47" style:font-size-asian="11pt" style:font-style-asian="normal" style:font-size-complex="11pt" style:font-style-complex="normal"/>
    </style:style>
    <style:style style:name="T172" style:family="text">
      <style:text-properties fo:font-variant="normal" fo:text-transform="none" fo:color="#000000" style:font-name="Liberation Sans" fo:font-size="11pt" fo:letter-spacing="normal" fo:font-style="normal" fo:font-weight="normal" officeooo:rsid="00303ba2" style:font-size-asian="11pt" style:font-style-asian="normal" style:font-size-complex="11pt" style:font-style-complex="normal"/>
    </style:style>
    <style:style style:name="T173" style:family="text">
      <style:text-properties fo:font-variant="normal" fo:text-transform="none" fo:color="#000000" style:font-name="Liberation Sans" fo:font-size="11pt" fo:letter-spacing="normal" fo:font-style="normal" fo:font-weight="normal" officeooo:rsid="00741445" style:font-size-asian="11pt" style:font-style-asian="normal" style:font-size-complex="11pt" style:font-style-complex="normal"/>
    </style:style>
    <style:style style:name="T174" style:family="text">
      <style:text-properties fo:font-variant="normal" fo:text-transform="none" fo:color="#000000" style:font-name="Liberation Sans" fo:font-size="11pt" fo:letter-spacing="normal" fo:font-style="normal" fo:font-weight="normal" officeooo:rsid="0074db3d" style:font-size-asian="11pt" style:font-style-asian="normal" style:font-size-complex="11pt" style:font-style-complex="normal"/>
    </style:style>
    <style:style style:name="T175" style:family="text">
      <style:text-properties fo:font-variant="normal" fo:text-transform="none" fo:color="#000000" style:font-name="Liberation Sans" fo:font-size="11pt" fo:letter-spacing="normal" fo:font-style="normal" fo:font-weight="normal" officeooo:rsid="00759566" style:font-size-asian="11pt" style:font-style-asian="normal" style:font-size-complex="11pt" style:font-style-complex="normal"/>
    </style:style>
    <style:style style:name="T176" style:family="text">
      <style:text-properties fo:font-variant="normal" fo:text-transform="none" fo:color="#000000" style:font-name="Liberation Sans" fo:font-size="11pt" fo:letter-spacing="normal" fo:font-style="normal" fo:font-weight="normal" officeooo:rsid="0076c6a2" style:font-size-asian="11pt" style:font-style-asian="normal" style:font-size-complex="11pt" style:font-style-complex="normal"/>
    </style:style>
    <style:style style:name="T177" style:family="text">
      <style:text-properties fo:font-variant="normal" fo:text-transform="none" fo:color="#000000" style:font-name="Liberation Sans" fo:font-size="11pt" fo:letter-spacing="normal" fo:font-style="normal" fo:font-weight="normal" officeooo:rsid="00c704c1" style:font-size-asian="11pt" style:font-style-asian="normal" style:font-size-complex="11pt" style:font-style-complex="normal"/>
    </style:style>
    <style:style style:name="T178" style:family="text">
      <style:text-properties fo:font-variant="normal" fo:text-transform="none" fo:color="#000000" style:font-name="Liberation Sans" fo:font-size="11pt" fo:letter-spacing="normal" fo:font-style="normal" fo:font-weight="normal" officeooo:rsid="011b17f0" style:font-size-asian="11pt" style:font-style-asian="normal" style:font-size-complex="11pt" style:font-style-complex="normal"/>
    </style:style>
    <style:style style:name="T179" style:family="text">
      <style:text-properties fo:font-variant="normal" fo:text-transform="none" fo:color="#000000" style:font-name="Liberation Sans" fo:font-size="11pt" fo:letter-spacing="normal" fo:font-style="normal" fo:font-weight="normal" officeooo:rsid="01692e9f" style:font-size-asian="11pt" style:font-style-asian="normal" style:font-size-complex="11pt" style:font-style-complex="normal"/>
    </style:style>
    <style:style style:name="T180" style:family="text">
      <style:text-properties fo:font-variant="normal" fo:text-transform="none" fo:color="#000000" style:font-name="Liberation Sans" fo:font-size="11pt" fo:letter-spacing="normal" fo:font-style="normal" fo:font-weight="normal" officeooo:rsid="008fbf99" style:font-size-asian="11pt" style:font-style-asian="normal" style:font-size-complex="11pt" style:font-style-complex="normal"/>
    </style:style>
    <style:style style:name="T181" style:family="text">
      <style:text-properties fo:font-variant="normal" fo:text-transform="none" fo:color="#000000" style:font-name="Liberation Sans" fo:font-size="11pt" fo:letter-spacing="normal" fo:font-style="normal" fo:font-weight="normal" officeooo:rsid="017501d8" style:font-size-asian="11pt" style:font-style-asian="normal" style:font-size-complex="11pt" style:font-style-complex="normal"/>
    </style:style>
    <style:style style:name="T182" style:family="text">
      <style:text-properties fo:font-variant="normal" fo:text-transform="none" fo:color="#000000" style:font-name="Liberation Sans" fo:font-size="11pt" fo:letter-spacing="normal" fo:font-style="normal" fo:font-weight="normal" officeooo:rsid="017ae459" style:font-size-asian="11pt" style:font-style-asian="normal" style:font-size-complex="11pt" style:font-style-complex="normal"/>
    </style:style>
    <style:style style:name="T183" style:family="text">
      <style:text-properties fo:font-variant="normal" fo:text-transform="none" fo:color="#000000" style:font-name="Liberation Sans" fo:font-size="11pt" fo:letter-spacing="normal" fo:font-style="normal" fo:font-weight="normal" officeooo:rsid="00c543fd" style:font-size-asian="11pt" style:font-weight-asian="normal" style:font-size-complex="11pt" style:font-weight-complex="normal"/>
    </style:style>
    <style:style style:name="T184" style:family="text">
      <style:text-properties fo:font-variant="normal" fo:text-transform="none" fo:color="#000000" style:font-name="Liberation Sans" fo:font-size="11pt" fo:letter-spacing="normal" fo:font-style="normal" fo:font-weight="normal" officeooo:rsid="004505cf" style:font-name-asian="Liberation Mono" style:font-size-asian="11pt" style:font-name-complex="Liberation Mono" style:font-size-complex="11pt"/>
    </style:style>
    <style:style style:name="T185" style:family="text">
      <style:text-properties fo:font-variant="normal" fo:text-transform="none" fo:color="#000000" style:font-name="Liberation Sans" fo:font-size="11pt" fo:letter-spacing="normal" fo:font-style="normal" fo:font-weight="normal" officeooo:rsid="0046b084" style:font-name-asian="Liberation Mono" style:font-size-asian="11pt" style:font-name-complex="Liberation Mono" style:font-size-complex="11pt"/>
    </style:style>
    <style:style style:name="T186" style:family="text">
      <style:text-properties fo:font-variant="normal" fo:text-transform="none" fo:color="#000000" style:font-name="Liberation Sans" fo:font-size="11pt" fo:letter-spacing="normal" fo:font-style="normal" fo:font-weight="normal" officeooo:rsid="0046e232" style:font-name-asian="Liberation Mono" style:font-size-asian="11pt" style:font-name-complex="Liberation Mono" style:font-size-complex="11pt"/>
    </style:style>
    <style:style style:name="T187" style:family="text">
      <style:text-properties fo:font-variant="normal" fo:text-transform="none" fo:color="#000000" style:font-name="Liberation Sans" fo:font-size="11pt" fo:letter-spacing="normal" fo:font-style="normal" fo:font-weight="normal" officeooo:rsid="00972eb4" style:font-name-asian="Liberation Mono" style:font-size-asian="11pt" style:font-name-complex="Liberation Mono" style:font-size-complex="11pt"/>
    </style:style>
    <style:style style:name="T188" style:family="text">
      <style:text-properties fo:font-variant="normal" fo:text-transform="none" fo:color="#000000" style:font-name="Liberation Sans" fo:font-size="11pt" fo:letter-spacing="normal" fo:font-style="normal" fo:font-weight="normal" officeooo:rsid="009f8e16" style:font-name-asian="Liberation Mono" style:font-size-asian="11pt" style:font-name-complex="Liberation Mono" style:font-size-complex="11pt"/>
    </style:style>
    <style:style style:name="T189" style:family="text">
      <style:text-properties fo:font-variant="normal" fo:text-transform="none" fo:color="#000000" style:font-name="Liberation Sans" fo:font-size="11pt" fo:letter-spacing="normal" fo:font-style="normal" fo:font-weight="normal" officeooo:rsid="00b17a8b" style:font-name-asian="Liberation Mono" style:font-size-asian="11pt" style:font-name-complex="Liberation Mono" style:font-size-complex="11pt"/>
    </style:style>
    <style:style style:name="T190" style:family="text">
      <style:text-properties fo:font-variant="normal" fo:text-transform="none" fo:color="#000000" style:font-name="Liberation Sans" fo:font-size="11pt" fo:letter-spacing="normal" fo:font-style="normal" fo:font-weight="normal" officeooo:rsid="00b1d8d8" style:font-name-asian="Liberation Mono" style:font-size-asian="11pt" style:font-name-complex="Liberation Mono" style:font-size-complex="11pt"/>
    </style:style>
    <style:style style:name="T191" style:family="text">
      <style:text-properties fo:font-variant="normal" fo:text-transform="none" fo:color="#000000" style:font-name="Liberation Sans" fo:font-size="11pt" fo:letter-spacing="normal" fo:font-style="normal" fo:font-weight="normal" officeooo:rsid="00bd657d" style:font-name-asian="Liberation Mono" style:font-size-asian="11pt" style:font-name-complex="Liberation Mono" style:font-size-complex="11pt"/>
    </style:style>
    <style:style style:name="T192" style:family="text">
      <style:text-properties fo:font-variant="normal" fo:text-transform="none" fo:color="#000000" style:font-name="Liberation Sans" fo:font-size="11pt" fo:letter-spacing="normal" fo:font-style="normal" fo:font-weight="normal" officeooo:rsid="00cb9ae0" style:font-name-asian="Liberation Mono" style:font-size-asian="11pt" style:font-name-complex="Liberation Mono" style:font-size-complex="11pt"/>
    </style:style>
    <style:style style:name="T193" style:family="text">
      <style:text-properties fo:font-variant="normal" fo:text-transform="none" fo:color="#000000" style:font-name="Liberation Sans" fo:font-size="11pt" fo:letter-spacing="normal" fo:font-style="normal" fo:font-weight="normal" officeooo:rsid="00dfb3b2" style:font-name-asian="Liberation Mono" style:font-size-asian="11pt" style:font-name-complex="Liberation Mono" style:font-size-complex="11pt"/>
    </style:style>
    <style:style style:name="T194" style:family="text">
      <style:text-properties fo:font-variant="normal" fo:text-transform="none" fo:color="#000000" style:font-name="Liberation Sans" fo:font-size="11pt" fo:letter-spacing="normal" fo:font-style="normal" fo:font-weight="normal" officeooo:rsid="00e4713a" style:font-name-asian="Liberation Mono" style:font-size-asian="11pt" style:font-name-complex="Liberation Mono" style:font-size-complex="11pt"/>
    </style:style>
    <style:style style:name="T195" style:family="text">
      <style:text-properties fo:font-variant="normal" fo:text-transform="none" fo:color="#000000" style:font-name="Liberation Sans" fo:font-size="11pt" fo:letter-spacing="normal" fo:font-style="normal" fo:font-weight="normal" officeooo:rsid="00e5b5dd" style:font-name-asian="Liberation Mono" style:font-size-asian="11pt" style:font-name-complex="Liberation Mono" style:font-size-complex="11pt"/>
    </style:style>
    <style:style style:name="T196" style:family="text">
      <style:text-properties fo:font-variant="normal" fo:text-transform="none" fo:color="#000000" style:font-name="Liberation Sans" fo:font-size="11pt" fo:letter-spacing="normal" fo:font-style="normal" fo:font-weight="normal" officeooo:rsid="00f40878" style:font-name-asian="Liberation Mono" style:font-size-asian="11pt" style:font-name-complex="Liberation Mono" style:font-size-complex="11pt"/>
    </style:style>
    <style:style style:name="T197" style:family="text">
      <style:text-properties fo:font-variant="normal" fo:text-transform="none" fo:color="#000000" style:font-name="Liberation Sans" fo:font-size="11pt" fo:letter-spacing="normal" fo:font-style="normal" fo:font-weight="normal" officeooo:rsid="00f41258" style:font-name-asian="Liberation Mono" style:font-size-asian="11pt" style:font-name-complex="Liberation Mono" style:font-size-complex="11pt"/>
    </style:style>
    <style:style style:name="T198" style:family="text">
      <style:text-properties fo:font-variant="normal" fo:text-transform="none" fo:color="#000000" style:font-name="Liberation Sans" fo:font-size="11pt" fo:letter-spacing="normal" fo:font-style="normal" fo:font-weight="normal" officeooo:rsid="00f53464" style:font-name-asian="Liberation Mono" style:font-size-asian="11pt" style:font-name-complex="Liberation Mono" style:font-size-complex="11pt"/>
    </style:style>
    <style:style style:name="T199" style:family="text">
      <style:text-properties fo:font-variant="normal" fo:text-transform="none" fo:color="#000000" style:font-name="Liberation Sans" fo:font-size="11pt" fo:letter-spacing="normal" fo:font-style="normal" fo:font-weight="normal" officeooo:rsid="00f563f9" style:font-name-asian="Liberation Mono" style:font-size-asian="11pt" style:font-name-complex="Liberation Mono" style:font-size-complex="11pt"/>
    </style:style>
    <style:style style:name="T200" style:family="text">
      <style:text-properties fo:font-variant="normal" fo:text-transform="none" fo:color="#000000" style:font-name="Liberation Sans" fo:font-size="11pt" fo:letter-spacing="normal" fo:font-style="normal" fo:font-weight="normal" officeooo:rsid="01493f99" style:font-name-asian="Liberation Mono" style:font-size-asian="11pt" style:font-name-complex="Liberation Mono" style:font-size-complex="11pt"/>
    </style:style>
    <style:style style:name="T201" style:family="text">
      <style:text-properties fo:font-variant="normal" fo:text-transform="none" fo:color="#000000" style:font-name="Liberation Sans" fo:font-size="11pt" fo:letter-spacing="normal" fo:font-style="normal" fo:font-weight="normal" officeooo:rsid="0173d012" style:font-name-asian="Liberation Mono" style:font-size-asian="11pt" style:font-name-complex="Liberation Mono" style:font-size-complex="11pt"/>
    </style:style>
    <style:style style:name="T202" style:family="text">
      <style:text-properties fo:font-variant="normal" fo:text-transform="none" fo:color="#000000" style:font-name="Liberation Sans" fo:font-size="11pt" fo:letter-spacing="normal" fo:font-style="normal" fo:font-weight="normal" officeooo:rsid="017ae459" style:font-name-asian="Liberation Mono" style:font-size-asian="11pt" style:font-name-complex="Liberation Mono" style:font-size-complex="11pt"/>
    </style:style>
    <style:style style:name="T203" style:family="text">
      <style:text-properties fo:font-variant="normal" fo:text-transform="none" fo:color="#000000" style:font-name="Liberation Sans" fo:font-size="11pt" fo:letter-spacing="normal" fo:font-style="normal" fo:font-weight="normal" officeooo:rsid="017debe8" style:font-name-asian="Liberation Mono" style:font-size-asian="11pt" style:font-name-complex="Liberation Mono" style:font-size-complex="11pt"/>
    </style:style>
    <style:style style:name="T204" style:family="text">
      <style:text-properties fo:font-variant="normal" fo:text-transform="none" fo:color="#000000" style:font-name="Liberation Sans" fo:font-size="11pt" fo:letter-spacing="normal" fo:font-style="normal" fo:font-weight="normal" officeooo:rsid="017f7cff" style:font-name-asian="Liberation Mono" style:font-size-asian="11pt" style:font-name-complex="Liberation Mono" style:font-size-complex="11pt"/>
    </style:style>
    <style:style style:name="T205" style:family="text"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954bc5" style:font-size-asian="11pt" style:font-size-complex="11pt"/>
    </style:style>
    <style:style style:name="T206" style:family="text"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b17a8b" style:font-size-asian="11pt" style:font-size-complex="11pt"/>
    </style:style>
    <style:style style:name="T207" style:family="text"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b1d8d8" style:font-size-asian="11pt" style:font-size-complex="11pt"/>
    </style:style>
    <style:style style:name="T208" style:family="text">
      <style:text-properties fo:font-variant="normal" fo:text-transform="none" fo:color="#000000" style:font-name="Liberation Sans" fo:font-size="11pt" fo:letter-spacing="normal" fo:font-style="normal" style:text-underline-style="none" fo:font-weight="normal" officeooo:rsid="003287f4" style:font-size-asian="11pt" style:font-size-complex="11pt"/>
    </style:style>
    <style:style style:name="T209" style:family="text">
      <style:text-properties fo:font-variant="normal" fo:text-transform="none" fo:color="#000000" style:font-name="Liberation Sans" fo:font-size="11pt" fo:letter-spacing="normal" fo:font-style="italic" fo:font-weight="normal" style:font-size-asian="11pt" style:font-size-complex="11pt"/>
    </style:style>
    <style:style style:name="T210" style:family="text">
      <style:text-properties fo:font-variant="normal" fo:text-transform="none" fo:color="#000000" style:font-name="Liberation Sans" fo:font-size="11pt" fo:letter-spacing="normal" fo:font-style="italic" fo:font-weight="normal" officeooo:rsid="002f1c47" style:font-size-asian="11pt" style:font-style-asian="italic" style:font-size-complex="11pt" style:font-style-complex="italic"/>
    </style:style>
    <style:style style:name="T211" style:family="text">
      <style:text-properties fo:font-variant="normal" fo:text-transform="none" fo:color="#000000" style:font-name="Liberation Sans" fo:font-size="11pt" fo:letter-spacing="normal" fo:font-style="italic" fo:font-weight="normal" officeooo:rsid="00303ba2" style:font-size-asian="11pt" style:font-style-asian="italic" style:font-size-complex="11pt" style:font-style-complex="italic"/>
    </style:style>
    <style:style style:name="T212" style:family="text">
      <style:text-properties fo:font-variant="normal" fo:text-transform="none" fo:color="#000000" style:font-name="Liberation Sans" fo:font-size="11pt" fo:letter-spacing="normal" fo:font-style="italic" fo:font-weight="normal" officeooo:rsid="00759566" style:font-size-asian="11pt" style:font-style-asian="italic" style:font-size-complex="11pt" style:font-style-complex="italic"/>
    </style:style>
    <style:style style:name="T213" style:family="text">
      <style:text-properties fo:font-variant="normal" fo:text-transform="none" fo:color="#000000" style:font-name="Liberation Sans" fo:font-size="11pt" fo:letter-spacing="normal" fo:font-style="italic" fo:font-weight="normal" officeooo:rsid="00cdcbd3" style:font-size-asian="11pt" style:font-style-asian="italic" style:font-size-complex="11pt" style:font-style-complex="italic"/>
    </style:style>
    <style:style style:name="T214" style:family="text">
      <style:text-properties fo:font-variant="normal" fo:text-transform="none" fo:color="#000000" style:font-name="Liberation Sans" fo:font-size="11pt" fo:letter-spacing="normal" fo:font-style="italic" fo:font-weight="normal" officeooo:rsid="00ea5b72" style:font-size-asian="11pt" style:font-style-asian="italic" style:font-size-complex="11pt" style:font-style-complex="italic"/>
    </style:style>
    <style:style style:name="T215" style:family="text">
      <style:text-properties fo:font-variant="normal" fo:text-transform="none" fo:color="#000000" style:font-name="Liberation Sans" fo:font-size="11pt" fo:letter-spacing="normal" fo:font-style="italic" fo:font-weight="normal" officeooo:rsid="003e58ca" style:font-size-asian="11pt" style:font-style-asian="italic" style:font-size-complex="11pt" style:font-style-complex="italic"/>
    </style:style>
    <style:style style:name="T216" style:family="text">
      <style:text-properties fo:font-variant="normal" fo:text-transform="none" fo:color="#000000" style:font-name="Liberation Sans" fo:font-size="11pt" fo:letter-spacing="normal" fo:font-style="italic" fo:font-weight="normal" officeooo:rsid="010e3333" style:font-size-asian="11pt" style:font-style-asian="italic" style:font-size-complex="11pt" style:font-style-complex="italic"/>
    </style:style>
    <style:style style:name="T217" style:family="text">
      <style:text-properties fo:font-variant="normal" fo:text-transform="none" fo:color="#000000" style:font-name="Liberation Sans" fo:font-size="11pt" fo:letter-spacing="normal" fo:font-style="italic" fo:font-weight="normal" officeooo:rsid="01165971" style:font-size-asian="11pt" style:font-style-asian="italic" style:font-size-complex="11pt" style:font-style-complex="italic"/>
    </style:style>
    <style:style style:name="T218" style:family="text">
      <style:text-properties fo:font-variant="normal" fo:text-transform="none" fo:color="#000000" style:font-name="Liberation Sans" fo:font-size="11pt" fo:letter-spacing="normal" fo:font-style="italic" fo:font-weight="normal" officeooo:rsid="00105737" style:font-size-asian="11pt" style:font-style-asian="italic" style:font-size-complex="11pt" style:font-style-complex="italic"/>
    </style:style>
    <style:style style:name="T219" style:family="text">
      <style:text-properties fo:font-variant="normal" fo:text-transform="none" fo:color="#000000" style:font-name="Liberation Sans" fo:font-size="11pt" fo:letter-spacing="normal" fo:font-style="italic" fo:font-weight="normal" officeooo:rsid="008fbf99" style:font-size-asian="11pt" style:font-style-asian="italic" style:font-size-complex="11pt" style:font-style-complex="italic"/>
    </style:style>
    <style:style style:name="T220" style:family="text">
      <style:text-properties fo:font-variant="normal" fo:text-transform="none" fo:color="#000000" style:font-name="Liberation Sans" fo:font-size="11pt" fo:letter-spacing="normal" fo:font-style="italic" fo:font-weight="normal" officeooo:rsid="017f7cff" style:font-size-asian="11pt" style:font-style-asian="italic" style:font-size-complex="11pt" style:font-style-complex="italic"/>
    </style:style>
    <style:style style:name="T221" style:family="text">
      <style:text-properties fo:font-variant="normal" fo:text-transform="none" fo:color="#000000" style:font-name="Liberation Sans" fo:font-size="11pt" fo:letter-spacing="normal" fo:font-style="italic" fo:font-weight="normal" officeooo:rsid="0180638f" style:font-name-asian="Liberation Mono" style:font-size-asian="11pt" style:font-style-asian="italic" style:font-name-complex="Liberation Mono" style:font-size-complex="11pt" style:font-style-complex="italic"/>
    </style:style>
    <style:style style:name="T222" style:family="text">
      <style:text-properties fo:font-variant="normal" fo:text-transform="none" fo:color="#000000" style:font-name="Liberation Sans" fo:font-size="11pt" fo:letter-spacing="normal" fo:font-style="italic" fo:font-weight="normal" officeooo:rsid="017f7cff" style:font-name-asian="Liberation Mono" style:font-size-asian="11pt" style:font-style-asian="italic" style:font-name-complex="Liberation Mono" style:font-size-complex="11pt" style:font-style-complex="italic"/>
    </style:style>
    <style:style style:name="T223" style:family="text">
      <style:text-properties fo:font-variant="normal" fo:text-transform="none" fo:color="#000000" style:font-name="Liberation Sans" fo:font-size="11pt" fo:letter-spacing="normal" fo:language="es" fo:country="ES" fo:font-style="normal" fo:font-weight="normal" style:font-size-asian="11pt" style:font-size-complex="11pt"/>
    </style:style>
    <style:style style:name="T224" style:family="text">
      <style:text-properties fo:font-variant="normal" fo:text-transform="none" fo:color="#000000" style:font-name="Liberation Sans" fo:font-size="11pt" fo:letter-spacing="normal" fo:language="es" fo:country="ES" fo:font-style="normal" fo:font-weight="normal" officeooo:rsid="0063bda8" style:font-size-asian="11pt" style:font-size-complex="11pt"/>
    </style:style>
    <style:style style:name="T225" style:family="text">
      <style:text-properties fo:font-variant="normal" fo:text-transform="none" fo:color="#000000" style:font-name="Liberation Sans" fo:font-size="11pt" fo:letter-spacing="normal" fo:language="es" fo:country="ES" fo:font-style="normal" fo:font-weight="normal" officeooo:rsid="010a55c9" style:font-size-asian="11pt" style:font-size-complex="11pt"/>
    </style:style>
    <style:style style:name="T226" style:family="text">
      <style:text-properties fo:font-variant="normal" fo:text-transform="none" fo:color="#000000" style:font-name="Liberation Sans" fo:font-size="11pt" fo:letter-spacing="normal" fo:language="es" fo:country="ES" fo:font-style="normal" fo:font-weight="normal" officeooo:rsid="010c30dd" style:font-size-asian="11pt" style:font-size-complex="11pt"/>
    </style:style>
    <style:style style:name="T227" style:family="text">
      <style:text-properties fo:font-variant="normal" fo:text-transform="none" fo:color="#000000" style:font-name="Liberation Sans" fo:font-size="11pt" fo:letter-spacing="normal" fo:language="es" fo:country="ES" fo:font-style="normal" fo:font-weight="normal" officeooo:rsid="010a8d83" style:font-size-asian="11pt" style:font-size-complex="11pt"/>
    </style:style>
    <style:style style:name="T228" style:family="text">
      <style:text-properties fo:font-variant="normal" fo:text-transform="none" fo:color="#000000" style:font-name="Liberation Sans" fo:font-size="10pt" fo:letter-spacing="normal" fo:font-style="normal" fo:font-weight="normal" officeooo:rsid="00d2284b" style:font-size-asian="10pt" style:font-size-complex="10pt"/>
    </style:style>
    <style:style style:name="T229" style:family="text">
      <style:text-properties fo:font-variant="normal" fo:text-transform="none" fo:color="#000000" style:font-name="Liberation Sans" fo:font-size="10pt" fo:letter-spacing="normal" fo:font-style="normal" fo:font-weight="normal" officeooo:rsid="001d3e3a" style:font-size-asian="10pt" style:font-size-complex="10pt"/>
    </style:style>
    <style:style style:name="T230" style:family="text">
      <style:text-properties fo:font-variant="normal" fo:text-transform="none" fo:color="#000000" style:font-name="Liberation Mono1" fo:font-size="11pt" fo:letter-spacing="normal" fo:font-style="normal" fo:font-weight="normal" style:font-size-asian="11pt" style:font-size-complex="11pt"/>
    </style:style>
    <style:style style:name="T231" style:family="text">
      <style:text-properties fo:font-variant="normal" fo:text-transform="none" fo:color="#000000" style:font-name="Liberation Mono1" fo:font-size="11pt" fo:letter-spacing="normal" fo:font-style="normal" fo:font-weight="normal" officeooo:rsid="0023f1a7" style:font-size-asian="11pt" style:font-size-complex="11pt"/>
    </style:style>
    <style:style style:name="T232" style:family="text">
      <style:text-properties fo:font-variant="normal" fo:text-transform="none" fo:color="#000000" style:font-name="Liberation Mono1" fo:font-size="11pt" fo:letter-spacing="normal" fo:font-style="normal" fo:font-weight="normal" officeooo:rsid="002433e8" style:font-size-asian="11pt" style:font-size-complex="11pt"/>
    </style:style>
    <style:style style:name="T233" style:family="text">
      <style:text-properties fo:font-variant="normal" fo:text-transform="none" fo:color="#000000" style:font-name="Liberation Mono1" fo:font-size="11pt" fo:letter-spacing="normal" fo:font-style="normal" fo:font-weight="normal" officeooo:rsid="002f1c47" style:font-size-asian="11pt" style:font-size-complex="11pt"/>
    </style:style>
    <style:style style:name="T234" style:family="text">
      <style:text-properties fo:font-variant="normal" fo:text-transform="none" fo:color="#000000" style:font-name="Liberation Mono1" fo:font-size="11pt" fo:letter-spacing="normal" fo:font-style="normal" fo:font-weight="normal" officeooo:rsid="00303ba2" style:font-size-asian="11pt" style:font-size-complex="11pt"/>
    </style:style>
    <style:style style:name="T235" style:family="text">
      <style:text-properties fo:font-variant="normal" fo:text-transform="none" fo:color="#000000" style:font-name="Liberation Mono1" fo:font-size="11pt" fo:letter-spacing="normal" fo:font-style="normal" fo:font-weight="normal" officeooo:rsid="003b7c01" style:font-size-asian="11pt" style:font-size-complex="11pt"/>
    </style:style>
    <style:style style:name="T236" style:family="text">
      <style:text-properties fo:font-variant="normal" fo:text-transform="none" fo:color="#000000" style:font-name="Liberation Mono1" fo:font-size="11pt" fo:letter-spacing="normal" fo:font-style="normal" fo:font-weight="normal" officeooo:rsid="0046b084" style:font-size-asian="11pt" style:font-size-complex="11pt"/>
    </style:style>
    <style:style style:name="T237" style:family="text">
      <style:text-properties fo:font-variant="normal" fo:text-transform="none" fo:color="#000000" style:font-name="Liberation Mono1" fo:font-size="11pt" fo:letter-spacing="normal" fo:font-style="normal" fo:font-weight="normal" officeooo:rsid="0046e232" style:font-size-asian="11pt" style:font-size-complex="11pt"/>
    </style:style>
    <style:style style:name="T238" style:family="text">
      <style:text-properties fo:font-variant="normal" fo:text-transform="none" fo:color="#000000" style:font-name="Liberation Mono1" fo:font-size="11pt" fo:letter-spacing="normal" fo:font-style="normal" fo:font-weight="normal" officeooo:rsid="003e1f48" style:font-size-asian="11pt" style:font-size-complex="11pt"/>
    </style:style>
    <style:style style:name="T239" style:family="text">
      <style:text-properties fo:font-variant="normal" fo:text-transform="none" fo:color="#000000" style:font-name="Liberation Mono1" fo:font-size="11pt" fo:letter-spacing="normal" fo:font-style="normal" fo:font-weight="normal" officeooo:rsid="0051f7ec" style:font-size-asian="11pt" style:font-size-complex="11pt"/>
    </style:style>
    <style:style style:name="T240" style:family="text">
      <style:text-properties fo:font-variant="normal" fo:text-transform="none" fo:color="#000000" style:font-name="Liberation Mono1" fo:font-size="11pt" fo:letter-spacing="normal" fo:font-style="normal" fo:font-weight="normal" officeooo:rsid="006b2585" style:font-size-asian="11pt" style:font-size-complex="11pt"/>
    </style:style>
    <style:style style:name="T241" style:family="text">
      <style:text-properties fo:font-variant="normal" fo:text-transform="none" fo:color="#000000" style:font-name="Liberation Mono1" fo:font-size="11pt" fo:letter-spacing="normal" fo:font-style="normal" fo:font-weight="normal" officeooo:rsid="005c3b11" style:font-size-asian="11pt" style:font-size-complex="11pt"/>
    </style:style>
    <style:style style:name="T242" style:family="text">
      <style:text-properties fo:font-variant="normal" fo:text-transform="none" fo:color="#000000" style:font-name="Liberation Mono1" fo:font-size="11pt" fo:letter-spacing="normal" fo:font-style="normal" fo:font-weight="normal" officeooo:rsid="007a05a7" style:font-size-asian="11pt" style:font-size-complex="11pt"/>
    </style:style>
    <style:style style:name="T243" style:family="text">
      <style:text-properties fo:font-variant="normal" fo:text-transform="none" fo:color="#000000" style:font-name="Liberation Mono1" fo:font-size="11pt" fo:letter-spacing="normal" fo:font-style="normal" fo:font-weight="normal" officeooo:rsid="007bdbd7" style:font-size-asian="11pt" style:font-size-complex="11pt"/>
    </style:style>
    <style:style style:name="T244" style:family="text">
      <style:text-properties fo:font-variant="normal" fo:text-transform="none" fo:color="#000000" style:font-name="Liberation Mono1" fo:font-size="11pt" fo:letter-spacing="normal" fo:font-style="normal" fo:font-weight="normal" officeooo:rsid="008ebddd" style:font-size-asian="11pt" style:font-size-complex="11pt"/>
    </style:style>
    <style:style style:name="T245" style:family="text">
      <style:text-properties fo:font-variant="normal" fo:text-transform="none" fo:color="#000000" style:font-name="Liberation Mono1" fo:font-size="11pt" fo:letter-spacing="normal" fo:font-style="normal" fo:font-weight="normal" officeooo:rsid="009f98a2" style:font-size-asian="11pt" style:font-size-complex="11pt"/>
    </style:style>
    <style:style style:name="T246" style:family="text">
      <style:text-properties fo:font-variant="normal" fo:text-transform="none" fo:color="#000000" style:font-name="Liberation Mono1" fo:font-size="11pt" fo:letter-spacing="normal" fo:font-style="normal" fo:font-weight="normal" officeooo:rsid="009f8e16" style:font-size-asian="11pt" style:font-size-complex="11pt"/>
    </style:style>
    <style:style style:name="T247" style:family="text">
      <style:text-properties fo:font-variant="normal" fo:text-transform="none" fo:color="#000000" style:font-name="Liberation Mono1" fo:font-size="11pt" fo:letter-spacing="normal" fo:font-style="normal" fo:font-weight="normal" officeooo:rsid="0022b249" style:font-size-asian="11pt" style:font-size-complex="11pt"/>
    </style:style>
    <style:style style:name="T248" style:family="text">
      <style:text-properties fo:font-variant="normal" fo:text-transform="none" fo:color="#000000" style:font-name="Liberation Mono1" fo:font-size="11pt" fo:letter-spacing="normal" fo:font-style="normal" fo:font-weight="normal" officeooo:rsid="00bd657d" style:font-size-asian="11pt" style:font-size-complex="11pt"/>
    </style:style>
    <style:style style:name="T249" style:family="text">
      <style:text-properties fo:font-variant="normal" fo:text-transform="none" fo:color="#000000" style:font-name="Liberation Mono1" fo:font-size="11pt" fo:letter-spacing="normal" fo:font-style="normal" fo:font-weight="normal" officeooo:rsid="0028534c" style:font-size-asian="11pt" style:font-size-complex="11pt"/>
    </style:style>
    <style:style style:name="T250" style:family="text">
      <style:text-properties fo:font-variant="normal" fo:text-transform="none" fo:color="#000000" style:font-name="Liberation Mono1" fo:font-size="11pt" fo:letter-spacing="normal" fo:font-style="normal" fo:font-weight="normal" officeooo:rsid="00c23645" style:font-size-asian="11pt" style:font-size-complex="11pt"/>
    </style:style>
    <style:style style:name="T251" style:family="text">
      <style:text-properties fo:font-variant="normal" fo:text-transform="none" fo:color="#000000" style:font-name="Liberation Mono1" fo:font-size="11pt" fo:letter-spacing="normal" fo:font-style="normal" fo:font-weight="normal" officeooo:rsid="00c40762" style:font-size-asian="11pt" style:font-size-complex="11pt"/>
    </style:style>
    <style:style style:name="T252" style:family="text">
      <style:text-properties fo:font-variant="normal" fo:text-transform="none" fo:color="#000000" style:font-name="Liberation Mono1" fo:font-size="11pt" fo:letter-spacing="normal" fo:font-style="normal" fo:font-weight="normal" officeooo:rsid="002c12b7" style:font-size-asian="11pt" style:font-size-complex="11pt"/>
    </style:style>
    <style:style style:name="T253" style:family="text">
      <style:text-properties fo:font-variant="normal" fo:text-transform="none" fo:color="#000000" style:font-name="Liberation Mono1" fo:font-size="11pt" fo:letter-spacing="normal" fo:font-style="normal" fo:font-weight="normal" officeooo:rsid="0030d682" style:font-size-asian="11pt" style:font-size-complex="11pt"/>
    </style:style>
    <style:style style:name="T254" style:family="text">
      <style:text-properties fo:font-variant="normal" fo:text-transform="none" fo:color="#000000" style:font-name="Liberation Mono1" fo:font-size="11pt" fo:letter-spacing="normal" fo:font-style="normal" fo:font-weight="normal" officeooo:rsid="00d42cd9" style:font-size-asian="11pt" style:font-size-complex="11pt"/>
    </style:style>
    <style:style style:name="T255" style:family="text">
      <style:text-properties fo:font-variant="normal" fo:text-transform="none" fo:color="#000000" style:font-name="Liberation Mono1" fo:font-size="11pt" fo:letter-spacing="normal" fo:font-style="normal" fo:font-weight="normal" officeooo:rsid="00ccdc65" style:font-size-asian="11pt" style:font-size-complex="11pt"/>
    </style:style>
    <style:style style:name="T256" style:family="text">
      <style:text-properties fo:font-variant="normal" fo:text-transform="none" fo:color="#000000" style:font-name="Liberation Mono1" fo:font-size="11pt" fo:letter-spacing="normal" fo:font-style="normal" fo:font-weight="normal" officeooo:rsid="003a039b" style:font-size-asian="11pt" style:font-size-complex="11pt"/>
    </style:style>
    <style:style style:name="T257" style:family="text">
      <style:text-properties fo:font-variant="normal" fo:text-transform="none" fo:color="#000000" style:font-name="Liberation Mono1" fo:font-size="11pt" fo:letter-spacing="normal" fo:font-style="normal" fo:font-weight="normal" officeooo:rsid="003287f4" style:font-size-asian="11pt" style:font-size-complex="11pt"/>
    </style:style>
    <style:style style:name="T258" style:family="text">
      <style:text-properties fo:font-variant="normal" fo:text-transform="none" fo:color="#000000" style:font-name="Liberation Mono1" fo:font-size="11pt" fo:letter-spacing="normal" fo:font-style="normal" fo:font-weight="normal" officeooo:rsid="00e03f89" style:font-size-asian="11pt" style:font-size-complex="11pt"/>
    </style:style>
    <style:style style:name="T259" style:family="text">
      <style:text-properties fo:font-variant="normal" fo:text-transform="none" fo:color="#000000" style:font-name="Liberation Mono1" fo:font-size="11pt" fo:letter-spacing="normal" fo:font-style="normal" fo:font-weight="normal" officeooo:rsid="00e334ec" style:font-size-asian="11pt" style:font-size-complex="11pt"/>
    </style:style>
    <style:style style:name="T260" style:family="text">
      <style:text-properties fo:font-variant="normal" fo:text-transform="none" fo:color="#000000" style:font-name="Liberation Mono1" fo:font-size="11pt" fo:letter-spacing="normal" fo:font-style="normal" fo:font-weight="normal" officeooo:rsid="00e9c721" style:font-size-asian="11pt" style:font-size-complex="11pt"/>
    </style:style>
    <style:style style:name="T261" style:family="text">
      <style:text-properties fo:font-variant="normal" fo:text-transform="none" fo:color="#000000" style:font-name="Liberation Mono1" fo:font-size="11pt" fo:letter-spacing="normal" fo:font-style="normal" fo:font-weight="normal" officeooo:rsid="0036a72e" style:font-size-asian="11pt" style:font-size-complex="11pt"/>
    </style:style>
    <style:style style:name="T262" style:family="text">
      <style:text-properties fo:font-variant="normal" fo:text-transform="none" fo:color="#000000" style:font-name="Liberation Mono1" fo:font-size="11pt" fo:letter-spacing="normal" fo:font-style="normal" fo:font-weight="normal" officeooo:rsid="00f563f9" style:font-size-asian="11pt" style:font-size-complex="11pt"/>
    </style:style>
    <style:style style:name="T263" style:family="text">
      <style:text-properties fo:font-variant="normal" fo:text-transform="none" fo:color="#000000" style:font-name="Liberation Mono1" fo:font-size="11pt" fo:letter-spacing="normal" fo:font-style="normal" fo:font-weight="normal" officeooo:rsid="003e58ca" style:font-size-asian="11pt" style:font-size-complex="11pt"/>
    </style:style>
    <style:style style:name="T264" style:family="text">
      <style:text-properties fo:font-variant="normal" fo:text-transform="none" fo:color="#000000" style:font-name="Liberation Mono1" fo:font-size="11pt" fo:letter-spacing="normal" fo:font-style="normal" fo:font-weight="normal" officeooo:rsid="003f612b" style:font-size-asian="11pt" style:font-size-complex="11pt"/>
    </style:style>
    <style:style style:name="T265" style:family="text">
      <style:text-properties fo:font-variant="normal" fo:text-transform="none" fo:color="#000000" style:font-name="Liberation Mono1" fo:font-size="11pt" fo:letter-spacing="normal" fo:font-style="normal" fo:font-weight="normal" officeooo:rsid="0040c145" style:font-size-asian="11pt" style:font-size-complex="11pt"/>
    </style:style>
    <style:style style:name="T266" style:family="text">
      <style:text-properties fo:font-variant="normal" fo:text-transform="none" fo:color="#000000" style:font-name="Liberation Mono1" fo:font-size="11pt" fo:letter-spacing="normal" fo:font-style="normal" fo:font-weight="normal" officeooo:rsid="00498bb5" style:font-size-asian="11pt" style:font-size-complex="11pt"/>
    </style:style>
    <style:style style:name="T267" style:family="text">
      <style:text-properties fo:font-variant="normal" fo:text-transform="none" fo:color="#000000" style:font-name="Liberation Mono1" fo:font-size="11pt" fo:letter-spacing="normal" fo:font-style="normal" fo:font-weight="normal" officeooo:rsid="004c6b9a" style:font-size-asian="11pt" style:font-size-complex="11pt"/>
    </style:style>
    <style:style style:name="T268" style:family="text">
      <style:text-properties fo:font-variant="normal" fo:text-transform="none" fo:color="#000000" style:font-name="Liberation Mono1" fo:font-size="11pt" fo:letter-spacing="normal" fo:font-style="normal" fo:font-weight="normal" officeooo:rsid="004b554e" style:font-size-asian="11pt" style:font-size-complex="11pt"/>
    </style:style>
    <style:style style:name="T269" style:family="text">
      <style:text-properties fo:font-variant="normal" fo:text-transform="none" fo:color="#000000" style:font-name="Liberation Mono1" fo:font-size="11pt" fo:letter-spacing="normal" fo:font-style="normal" fo:font-weight="normal" officeooo:rsid="00f6f880" style:font-size-asian="11pt" style:font-size-complex="11pt"/>
    </style:style>
    <style:style style:name="T270" style:family="text">
      <style:text-properties fo:font-variant="normal" fo:text-transform="none" fo:color="#000000" style:font-name="Liberation Mono1" fo:font-size="11pt" fo:letter-spacing="normal" fo:font-style="normal" fo:font-weight="normal" officeooo:rsid="00565106" style:font-size-asian="11pt" style:font-size-complex="11pt"/>
    </style:style>
    <style:style style:name="T271" style:family="text">
      <style:text-properties fo:font-variant="normal" fo:text-transform="none" fo:color="#000000" style:font-name="Liberation Mono1" fo:font-size="11pt" fo:letter-spacing="normal" fo:font-style="normal" fo:font-weight="normal" officeooo:rsid="0057bd7b" style:font-size-asian="11pt" style:font-size-complex="11pt"/>
    </style:style>
    <style:style style:name="T272" style:family="text">
      <style:text-properties fo:font-variant="normal" fo:text-transform="none" fo:color="#000000" style:font-name="Liberation Mono1" fo:font-size="11pt" fo:letter-spacing="normal" fo:font-style="normal" fo:font-weight="normal" officeooo:rsid="005c1465" style:font-size-asian="11pt" style:font-size-complex="11pt"/>
    </style:style>
    <style:style style:name="T273" style:family="text">
      <style:text-properties fo:font-variant="normal" fo:text-transform="none" fo:color="#000000" style:font-name="Liberation Mono1" fo:font-size="11pt" fo:letter-spacing="normal" fo:font-style="normal" fo:font-weight="normal" officeooo:rsid="006a8d5a" style:font-size-asian="11pt" style:font-size-complex="11pt"/>
    </style:style>
    <style:style style:name="T274" style:family="text">
      <style:text-properties fo:font-variant="normal" fo:text-transform="none" fo:color="#000000" style:font-name="Liberation Mono1" fo:font-size="11pt" fo:letter-spacing="normal" fo:font-style="normal" fo:font-weight="normal" officeooo:rsid="006c9357" style:font-size-asian="11pt" style:font-size-complex="11pt"/>
    </style:style>
    <style:style style:name="T275" style:family="text">
      <style:text-properties fo:font-variant="normal" fo:text-transform="none" fo:color="#000000" style:font-name="Liberation Mono1" fo:font-size="11pt" fo:letter-spacing="normal" fo:font-style="normal" fo:font-weight="normal" officeooo:rsid="007082ac" style:font-size-asian="11pt" style:font-size-complex="11pt"/>
    </style:style>
    <style:style style:name="T276" style:family="text">
      <style:text-properties fo:font-variant="normal" fo:text-transform="none" fo:color="#000000" style:font-name="Liberation Mono1" fo:font-size="11pt" fo:letter-spacing="normal" fo:font-style="normal" fo:font-weight="normal" officeooo:rsid="0071fb89" style:font-size-asian="11pt" style:font-size-complex="11pt"/>
    </style:style>
    <style:style style:name="T277" style:family="text">
      <style:text-properties fo:font-variant="normal" fo:text-transform="none" fo:color="#000000" style:font-name="Liberation Mono1" fo:font-size="11pt" fo:letter-spacing="normal" fo:font-style="normal" fo:font-weight="normal" officeooo:rsid="00741445" style:font-size-asian="11pt" style:font-size-complex="11pt"/>
    </style:style>
    <style:style style:name="T278" style:family="text">
      <style:text-properties fo:font-variant="normal" fo:text-transform="none" fo:color="#000000" style:font-name="Liberation Mono1" fo:font-size="11pt" fo:letter-spacing="normal" fo:font-style="normal" fo:font-weight="normal" officeooo:rsid="01312c85" style:font-size-asian="11pt" style:font-size-complex="11pt"/>
    </style:style>
    <style:style style:name="T279" style:family="text">
      <style:text-properties fo:font-variant="normal" fo:text-transform="none" fo:color="#000000" style:font-name="Liberation Mono1" fo:font-size="11pt" fo:letter-spacing="normal" fo:font-style="normal" fo:font-weight="normal" officeooo:rsid="00bf5e86" style:font-size-asian="11pt" style:font-size-complex="11pt"/>
    </style:style>
    <style:style style:name="T280" style:family="text">
      <style:text-properties fo:font-variant="normal" fo:text-transform="none" fo:color="#000000" style:font-name="Liberation Mono1" fo:font-size="11pt" fo:letter-spacing="normal" fo:font-style="normal" fo:font-weight="normal" officeooo:rsid="015c08bd" style:font-size-asian="11pt" style:font-size-complex="11pt"/>
    </style:style>
    <style:style style:name="T281" style:family="text">
      <style:text-properties fo:font-variant="normal" fo:text-transform="none" fo:color="#000000" style:font-name="Liberation Mono1" fo:font-size="11pt" fo:letter-spacing="normal" fo:font-style="normal" fo:font-weight="normal" officeooo:rsid="0173d012" style:font-size-asian="11pt" style:font-size-complex="11pt"/>
    </style:style>
    <style:style style:name="T282" style:family="text">
      <style:text-properties fo:font-variant="normal" fo:text-transform="none" fo:color="#000000" style:font-name="Liberation Mono1" fo:font-size="11pt" fo:letter-spacing="normal" fo:font-style="normal" fo:font-weight="normal" officeooo:rsid="0178911f" style:font-size-asian="11pt" style:font-size-complex="11pt"/>
    </style:style>
    <style:style style:name="T283" style:family="text">
      <style:text-properties fo:font-variant="normal" fo:text-transform="none" fo:color="#000000" style:font-name="Liberation Mono1" fo:font-size="11pt" fo:letter-spacing="normal" fo:font-style="normal" fo:font-weight="normal" officeooo:rsid="0076c6a2" style:font-size-asian="11pt" style:font-style-asian="normal" style:font-size-complex="11pt" style:font-style-complex="normal"/>
    </style:style>
    <style:style style:name="T284" style:family="text">
      <style:text-properties fo:font-variant="normal" fo:text-transform="none" fo:color="#000000" style:font-name="Liberation Mono1" fo:font-size="11pt" fo:letter-spacing="normal" fo:font-style="normal" fo:font-weight="normal" officeooo:rsid="00759566" style:font-size-asian="11pt" style:font-style-asian="normal" style:font-size-complex="11pt" style:font-style-complex="normal"/>
    </style:style>
    <style:style style:name="T285" style:family="text">
      <style:text-properties fo:font-variant="normal" fo:text-transform="none" fo:color="#000000" style:font-name="Liberation Mono1" fo:font-size="11pt" fo:letter-spacing="normal" fo:font-style="normal" fo:font-weight="bold" officeooo:rsid="00786285" style:font-size-asian="11pt" style:font-weight-asian="bold" style:font-size-complex="11pt" style:font-weight-complex="bold"/>
    </style:style>
    <style:style style:name="T286" style:family="text">
      <style:text-properties fo:font-variant="normal" fo:text-transform="none" fo:color="#000000" style:font-name="Liberation Mono1" fo:font-size="11pt" fo:letter-spacing="normal" fo:font-style="normal" fo:font-weight="bold" officeooo:rsid="00bd657d" style:font-size-asian="11pt" style:font-weight-asian="bold" style:font-size-complex="11pt" style:font-weight-complex="bold"/>
    </style:style>
    <style:style style:name="T287" style:family="text">
      <style:text-properties fo:font-variant="normal" fo:text-transform="none" fo:color="#000000" style:font-name="Liberation Mono1" fo:font-size="11pt" fo:letter-spacing="normal" fo:font-style="normal" fo:font-weight="bold" officeooo:rsid="00c543fd" style:font-size-asian="11pt" style:font-weight-asian="bold" style:font-size-complex="11pt" style:font-weight-complex="bold"/>
    </style:style>
    <style:style style:name="T288" style:family="text">
      <style:text-properties fo:font-variant="normal" fo:text-transform="none" fo:color="#000000" style:font-name="Liberation Mono1" fo:font-size="11pt" fo:letter-spacing="normal" fo:font-style="normal" fo:font-weight="bold" officeooo:rsid="009d941e" style:font-size-asian="11pt" style:font-weight-asian="bold" style:font-size-complex="11pt" style:font-weight-complex="bold"/>
    </style:style>
    <style:style style:name="T289" style:family="text">
      <style:text-properties fo:font-variant="normal" fo:text-transform="none" fo:color="#000000" style:font-name="Liberation Mono1" fo:font-size="11pt" fo:letter-spacing="normal" fo:font-style="normal" fo:font-weight="bold" officeooo:rsid="0030d682" style:font-size-asian="11pt" style:font-style-asian="normal" style:font-weight-asian="bold" style:font-size-complex="11pt" style:font-style-complex="normal" style:font-weight-complex="bold"/>
    </style:style>
    <style:style style:name="T290" style:family="text">
      <style:text-properties fo:font-variant="normal" fo:text-transform="none" fo:color="#000000" style:font-name="Liberation Mono1" fo:font-size="11pt" fo:letter-spacing="normal" fo:font-style="normal" fo:font-weight="bold" officeooo:rsid="00bd657d" style:font-name-asian="Liberation Mono" style:font-size-asian="11pt" style:font-weight-asian="bold" style:font-name-complex="Liberation Mono" style:font-size-complex="11pt" style:font-weight-complex="bold"/>
    </style:style>
    <style:style style:name="T291" style:family="text">
      <style:text-properties fo:font-variant="normal" fo:text-transform="none" fo:color="#000000" style:font-name="Liberation Mono1" fo:font-size="11pt" fo:letter-spacing="normal" fo:font-style="italic" fo:font-weight="normal" style:font-size-asian="11pt" style:font-style-asian="italic" style:font-size-complex="11pt" style:font-style-complex="italic"/>
    </style:style>
    <style:style style:name="T292" style:family="text">
      <style:text-properties fo:font-variant="normal" fo:text-transform="none" fo:color="#000000" style:font-name="Liberation Mono1" fo:font-size="11pt" fo:letter-spacing="normal" fo:font-style="italic" fo:font-weight="normal" officeooo:rsid="00786285" style:font-size-asian="11pt" style:font-style-asian="italic" style:font-size-complex="11pt" style:font-style-complex="italic"/>
    </style:style>
    <style:style style:name="T293" style:family="text">
      <style:text-properties fo:font-variant="normal" fo:text-transform="none" fo:color="#000000" style:font-name="Liberation Mono1" fo:font-size="11pt" fo:letter-spacing="normal" fo:font-style="italic" fo:font-weight="normal" officeooo:rsid="0030d682" style:font-size-asian="11pt" style:font-style-asian="italic" style:font-size-complex="11pt" style:font-style-complex="italic"/>
    </style:style>
    <style:style style:name="T294" style:family="text">
      <style:text-properties fo:font-variant="normal" fo:text-transform="none" fo:color="#000000" style:font-name="Liberation Mono1" fo:font-size="11pt" fo:letter-spacing="normal" fo:font-style="italic" fo:font-weight="normal" officeooo:rsid="006c9357" style:font-size-asian="11pt" style:font-style-asian="italic" style:font-size-complex="11pt" style:font-style-complex="italic"/>
    </style:style>
    <style:style style:name="T295" style:family="text">
      <style:text-properties fo:font-variant="normal" fo:text-transform="none" fo:color="#000000" style:font-name="Liberation Mono1" fo:font-size="11pt" fo:letter-spacing="normal" fo:font-style="italic" fo:font-weight="normal" officeooo:rsid="0071fb89" style:font-size-asian="11pt" style:font-style-asian="italic" style:font-size-complex="11pt" style:font-style-complex="italic"/>
    </style:style>
    <style:style style:name="T296" style:family="text">
      <style:text-properties fo:font-variant="normal" fo:text-transform="none" fo:color="#000000" style:font-name="Liberation Mono1" fo:font-size="11pt" fo:letter-spacing="normal" fo:font-style="italic" fo:font-weight="normal" officeooo:rsid="007a05a7" style:font-size-asian="11pt" style:font-style-asian="italic" style:font-size-complex="11pt" style:font-style-complex="italic"/>
    </style:style>
    <style:style style:name="T297" style:family="text">
      <style:text-properties fo:font-variant="normal" fo:text-transform="none" fo:color="#000000" style:font-name="Liberation Mono1" fo:font-size="11pt" fo:letter-spacing="normal" fo:font-style="italic" fo:font-weight="normal" officeooo:rsid="00759566" style:font-size-asian="11pt" style:font-style-asian="italic" style:font-size-complex="11pt" style:font-style-complex="italic"/>
    </style:style>
    <style:style style:name="T298" style:family="text">
      <style:text-properties fo:font-variant="normal" fo:text-transform="none" fo:color="#000000" style:font-name="Liberation Mono1" fo:font-size="11pt" fo:letter-spacing="normal" fo:font-style="italic" fo:font-weight="normal" officeooo:rsid="008092c3" style:font-size-asian="11pt" style:font-style-asian="italic" style:font-size-complex="11pt" style:font-style-complex="italic"/>
    </style:style>
    <style:style style:name="T299" style:family="text">
      <style:text-properties fo:font-variant="normal" fo:text-transform="none" fo:color="#000000" style:font-name="Liberation Mono1" fo:font-size="11pt" fo:letter-spacing="normal" fo:font-style="italic" fo:font-weight="normal" officeooo:rsid="0076c6a2" style:font-size-asian="11pt" style:font-style-asian="italic" style:font-size-complex="11pt" style:font-style-complex="italic"/>
    </style:style>
    <style:style style:name="T300" style:family="text">
      <style:text-properties fo:font-variant="normal" fo:text-transform="none" fo:color="#000000" style:font-name="Liberation Mono1" fo:font-size="11pt" fo:letter-spacing="normal" fo:font-style="italic" fo:font-weight="normal" officeooo:rsid="006d3b63" style:font-size-asian="11pt" style:font-style-asian="italic" style:font-weight-asian="normal" style:font-size-complex="11pt" style:font-style-complex="italic" style:font-weight-complex="normal"/>
    </style:style>
    <style:style style:name="T301" style:family="text">
      <style:text-properties fo:font-variant="normal" fo:text-transform="none" fo:color="#000000" style:font-name="Liberation Mono1" fo:font-size="11pt" fo:letter-spacing="normal" fo:font-style="italic" fo:font-weight="normal" officeooo:rsid="006c9357" style:font-size-asian="11pt" style:font-style-asian="italic" style:font-weight-asian="normal" style:font-size-complex="11pt" style:font-style-complex="italic" style:font-weight-complex="normal"/>
    </style:style>
    <style:style style:name="T302" style:family="text">
      <style:text-properties fo:font-variant="normal" fo:text-transform="none" fo:color="#000000" style:font-name="Liberation Mono1" fo:font-size="11pt" fo:letter-spacing="normal" fo:language="es" fo:country="ES" fo:font-style="normal" fo:font-weight="normal" style:font-size-asian="11pt" style:font-size-complex="11pt"/>
    </style:style>
    <style:style style:name="T303" style:family="text">
      <style:text-properties fo:font-variant="normal" fo:text-transform="none" fo:color="#000000" style:font-name="Liberation Mono1" fo:font-size="11pt" fo:letter-spacing="normal" fo:language="es" fo:country="ES" fo:font-style="normal" fo:font-weight="normal" officeooo:rsid="0063bda8" style:font-size-asian="11pt" style:font-size-complex="11pt"/>
    </style:style>
    <style:style style:name="T304" style:family="text">
      <style:text-properties fo:font-variant="normal" fo:text-transform="none" fo:color="#000000" style:font-name="Liberation Mono1" fo:font-size="11pt" fo:letter-spacing="normal" fo:language="es" fo:country="ES" fo:font-style="normal" fo:font-weight="bold" officeooo:rsid="0063bda8" style:font-size-asian="11pt" style:font-weight-asian="bold" style:font-size-complex="11pt" style:font-weight-complex="bold"/>
    </style:style>
    <style:style style:name="T305" style:family="text">
      <style:text-properties fo:font-variant="normal" fo:text-transform="none" fo:color="#000000" style:font-name="Liberation Mono1" fo:font-size="10pt" fo:letter-spacing="normal" fo:font-style="normal" fo:font-weight="normal" officeooo:rsid="001d3e3a" style:font-size-asian="10pt" style:font-size-complex="10pt"/>
    </style:style>
    <style:style style:name="T306" style:family="text">
      <style:text-properties fo:font-variant="normal" fo:text-transform="none" fo:color="#000000" style:font-name="Liberation Mono1" fo:font-size="10pt" fo:letter-spacing="normal" fo:font-style="normal" fo:font-weight="normal" officeooo:rsid="003e58ca" style:font-size-asian="10pt" style:font-size-complex="10pt"/>
    </style:style>
    <style:style style:name="T307" style:family="text">
      <style:text-properties fo:font-variant="normal" fo:text-transform="none" fo:color="#000000" style:font-name="Liberation Mono1" fo:font-size="10pt" fo:letter-spacing="normal" fo:font-style="normal" fo:font-weight="normal" officeooo:rsid="01493f99" style:font-size-asian="10pt" style:font-size-complex="10pt"/>
    </style:style>
    <style:style style:name="T308" style:family="text">
      <style:text-properties fo:font-variant="normal" fo:text-transform="none" fo:color="#000000" style:font-name="Liberation Mono1" fo:font-size="10pt" fo:letter-spacing="normal" fo:font-style="normal" fo:font-weight="normal" officeooo:rsid="013b4fbc" style:font-name-asian="Liberation Mono" style:font-size-asian="10pt" style:font-name-complex="Liberation Mono" style:font-size-complex="10pt"/>
    </style:style>
    <style:style style:name="T309" style:family="text">
      <style:text-properties fo:font-variant="normal" fo:text-transform="none" fo:color="#000000" style:font-name="Liberation Mono1" fo:font-size="10pt" fo:letter-spacing="normal" fo:font-style="normal" fo:font-weight="normal" officeooo:rsid="01493f99" style:font-name-asian="Liberation Mono" style:font-size-asian="10pt" style:font-name-complex="Liberation Mono" style:font-size-complex="10pt"/>
    </style:style>
    <style:style style:name="T310" style:family="text">
      <style:text-properties fo:font-variant="normal" fo:text-transform="none" fo:color="#000000" style:font-name="Liberation Mono1" fo:font-size="9pt" fo:letter-spacing="normal" fo:font-style="normal" fo:font-weight="normal" style:font-size-asian="11pt" style:font-size-complex="11pt"/>
    </style:style>
    <style:style style:name="T311" style:family="text">
      <style:text-properties fo:font-variant="normal" fo:text-transform="none" fo:color="#000000" style:font-name="Liberation Mono1" fo:font-size="9pt" fo:letter-spacing="normal" fo:font-style="normal" fo:font-weight="normal" officeooo:rsid="0071fb89" style:font-size-asian="11pt" style:font-size-complex="11pt"/>
    </style:style>
    <style:style style:name="T312" style:family="text">
      <style:text-properties fo:font-variant="normal" fo:text-transform="none" fo:color="#000000" style:font-name="Liberation Mono1" fo:font-size="9pt" fo:letter-spacing="normal" fo:font-style="normal" fo:font-weight="normal" officeooo:rsid="01296142" style:font-size-asian="11pt" style:font-size-complex="11pt"/>
    </style:style>
    <style:style style:name="T313" style:family="text">
      <style:text-properties fo:font-variant="normal" fo:text-transform="none" fo:color="#000000" style:font-name="Liberation Mono1" fo:font-size="9pt" fo:letter-spacing="normal" fo:font-style="normal" fo:font-weight="normal" officeooo:rsid="012ba680" style:font-size-asian="11pt" style:font-size-complex="11pt"/>
    </style:style>
    <style:style style:name="T314" style:family="text">
      <style:text-properties fo:font-variant="normal" fo:text-transform="none" fo:color="#000000" style:font-name="Liberation Mono1" fo:font-size="9pt" fo:letter-spacing="normal" fo:font-style="normal" fo:font-weight="normal" officeooo:rsid="012b6284" style:font-size-asian="11pt" style:font-size-complex="11pt"/>
    </style:style>
    <style:style style:name="T315" style:family="text">
      <style:text-properties fo:font-variant="normal" fo:text-transform="none" fo:color="#000000" style:font-name="Liberation Mono1" fo:font-size="9pt" fo:letter-spacing="normal" fo:font-style="normal" fo:font-weight="normal" officeooo:rsid="013abdfa" style:font-size-asian="11pt" style:font-size-complex="11pt"/>
    </style:style>
    <style:style style:name="T316" style:family="text">
      <style:text-properties fo:font-variant="normal" fo:text-transform="none" fo:color="#000000" style:font-name="Liberation Mono1" fo:font-size="9pt" fo:letter-spacing="normal" fo:font-style="normal" fo:font-weight="normal" officeooo:rsid="013b4fbc" style:font-size-asian="11pt" style:font-size-complex="11pt"/>
    </style:style>
    <style:style style:name="T317" style:family="text">
      <style:text-properties fo:font-variant="normal" fo:text-transform="none" fo:color="#000000" style:font-name="Liberation Mono1" fo:font-size="9pt" fo:letter-spacing="normal" fo:font-style="normal" fo:font-weight="normal" officeooo:rsid="013a8505" style:font-size-asian="11pt" style:font-size-complex="11pt"/>
    </style:style>
    <style:style style:name="T318" style:family="text">
      <style:text-properties fo:font-variant="normal" fo:text-transform="none" fo:color="#000000" style:font-name="Liberation Mono1" fo:font-size="9pt" fo:letter-spacing="normal" fo:font-style="normal" fo:font-weight="normal" officeooo:rsid="012ba680" style:font-name-asian="Liberation Mono" style:font-size-asian="11pt" style:font-name-complex="Liberation Mono" style:font-size-complex="11pt"/>
    </style:style>
    <style:style style:name="T319" style:family="text">
      <style:text-properties fo:font-variant="normal" fo:text-transform="none" fo:color="#000000" style:font-name="Liberation Mono1" fo:font-size="9pt" fo:letter-spacing="normal" fo:font-style="normal" fo:font-weight="normal" officeooo:rsid="01353fd1" style:font-name-asian="Liberation Mono" style:font-size-asian="11pt" style:font-name-complex="Liberation Mono" style:font-size-complex="11pt"/>
    </style:style>
    <style:style style:name="T320" style:family="text">
      <style:text-properties fo:font-variant="normal" fo:text-transform="none" fo:color="#000000" style:font-name="Liberation Mono1" fo:font-size="9pt" fo:letter-spacing="normal" fo:font-style="normal" fo:font-weight="normal" officeooo:rsid="01382cc3" style:font-name-asian="Liberation Mono" style:font-size-asian="11pt" style:font-name-complex="Liberation Mono" style:font-size-complex="11pt"/>
    </style:style>
    <style:style style:name="T321" style:family="text">
      <style:text-properties fo:font-variant="normal" fo:text-transform="none" fo:color="#000000" style:font-name="Liberation Mono1" fo:font-size="9pt" fo:letter-spacing="normal" fo:font-style="normal" fo:font-weight="normal" officeooo:rsid="013abdfa" style:font-name-asian="Liberation Mono" style:font-size-asian="11pt" style:font-name-complex="Liberation Mono" style:font-size-complex="11pt"/>
    </style:style>
    <style:style style:name="T322" style:family="text">
      <style:text-properties fo:font-variant="normal" fo:text-transform="none" fo:color="#000000" style:font-name="Liberation Mono1" fo:font-size="9pt" fo:letter-spacing="normal" fo:font-style="normal" fo:font-weight="normal" officeooo:rsid="013b4fbc" style:font-name-asian="Liberation Mono" style:font-size-asian="11pt" style:font-name-complex="Liberation Mono" style:font-size-complex="11pt"/>
    </style:style>
    <style:style style:name="T323" style:family="text">
      <style:text-properties fo:font-variant="normal" fo:text-transform="none" fo:color="#000000" style:font-name="Liberation Mono1" fo:font-size="9pt" fo:letter-spacing="normal" fo:font-style="normal" fo:font-weight="normal" officeooo:rsid="01493f99" style:font-name-asian="Liberation Mono" style:font-size-asian="11pt" style:font-name-complex="Liberation Mono" style:font-size-complex="11pt"/>
    </style:style>
    <style:style style:name="T324" style:family="text">
      <style:text-properties fo:font-variant="normal" fo:text-transform="none" fo:color="#000000" style:font-name="Liberation Mono1" fo:font-size="9pt" fo:letter-spacing="normal" fo:font-style="normal" fo:font-weight="normal" officeooo:rsid="016b2de3" style:font-name-asian="Liberation Mono" style:font-size-asian="11pt" style:font-name-complex="Liberation Mono" style:font-size-complex="11pt"/>
    </style:style>
    <style:style style:name="T325" style:family="text">
      <style:text-properties fo:font-variant="normal" fo:text-transform="none" fo:color="#800080" style:font-name="Liberation Sans" fo:font-size="11pt" fo:letter-spacing="normal" fo:font-style="normal" fo:font-weight="normal" style:font-size-asian="11pt" style:font-size-complex="11pt"/>
    </style:style>
    <style:style style:name="T326" style:family="text">
      <style:text-properties fo:font-variant="normal" fo:text-transform="none" fo:color="#595959" style:font-name="Liberation Sans" fo:letter-spacing="normal" fo:font-style="normal" fo:font-weight="normal"/>
    </style:style>
    <style:style style:name="T327" style:family="text">
      <style:text-properties fo:font-variant="normal" fo:text-transform="none" fo:color="#595959" style:font-name="Liberation Sans" fo:letter-spacing="normal" fo:font-style="normal" fo:font-weight="normal" officeooo:rsid="0080c452"/>
    </style:style>
    <style:style style:name="T328" style:family="text">
      <style:text-properties fo:font-variant="normal" fo:text-transform="none" fo:color="#595959" style:font-name="Liberation Sans" fo:letter-spacing="normal" fo:font-style="normal" fo:font-weight="normal" officeooo:rsid="008092c3" style:font-name-asian="Songti SC" style:font-weight-asian="bold" style:font-name-complex="Arial Unicode MS" style:font-weight-complex="bold"/>
    </style:style>
    <style:style style:name="T329" style:family="text">
      <style:text-properties fo:font-variant="normal" fo:text-transform="none" fo:color="#595959" style:font-name="Liberation Sans" fo:font-size="14pt" fo:letter-spacing="normal" fo:font-style="normal" fo:font-weight="normal" officeooo:rsid="0080c452" style:font-name-asian="Songti SC" style:font-size-asian="14pt" style:font-weight-asian="bold" style:font-name-complex="Arial Unicode MS" style:font-size-complex="14pt" style:font-weight-complex="bold"/>
    </style:style>
    <style:style style:name="T330" style:family="text">
      <style:text-properties fo:font-variant="normal" fo:text-transform="none" fo:color="#595959" style:font-name="Liberation Sans" fo:font-size="14pt" fo:letter-spacing="normal" fo:font-style="normal" fo:font-weight="normal" officeooo:rsid="009f8e16" style:font-name-asian="Songti SC" style:font-size-asian="14pt" style:font-weight-asian="bold" style:font-name-complex="Arial Unicode MS" style:font-size-complex="14pt" style:font-weight-complex="bold"/>
    </style:style>
    <style:style style:name="T331" style:family="text">
      <style:text-properties fo:font-variant="normal" fo:text-transform="none" fo:color="#595959" style:font-name="Liberation Sans" fo:font-size="14pt" fo:letter-spacing="normal" fo:font-style="normal" fo:font-weight="normal" officeooo:rsid="009a99b7" style:font-name-asian="Songti SC" style:font-size-asian="14pt" style:font-weight-asian="bold" style:font-name-complex="Arial Unicode MS" style:font-size-complex="14pt" style:font-weight-complex="bold"/>
    </style:style>
    <style:style style:name="T332" style:family="text">
      <style:text-properties fo:font-variant="normal" fo:text-transform="none" fo:color="#000080" style:font-name="Liberation Mono1" fo:font-size="11pt" fo:letter-spacing="normal" fo:font-style="normal" fo:font-weight="normal" officeooo:rsid="0130234d" style:font-size-asian="11pt" style:font-size-complex="11pt"/>
    </style:style>
    <style:style style:name="T333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036a72e" style:font-size-asian="11pt" style:font-size-complex="11pt"/>
    </style:style>
    <style:style style:name="T334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110099a" style:font-size-asian="11pt" style:font-size-complex="11pt"/>
    </style:style>
    <style:style style:name="T335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06d3b63" style:font-size-asian="11pt" style:font-size-complex="11pt"/>
    </style:style>
    <style:style style:name="T336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1165971" style:font-size-asian="11pt" style:font-size-complex="11pt"/>
    </style:style>
    <style:style style:name="T337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130234d" style:font-size-asian="11pt" style:font-size-complex="11pt"/>
    </style:style>
    <style:style style:name="T338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07bdbd7" style:font-size-asian="11pt" style:font-size-complex="11pt"/>
    </style:style>
    <style:style style:name="T339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137a68a" style:font-size-asian="11pt" style:font-size-complex="11pt"/>
    </style:style>
    <style:style style:name="T340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143efc8" style:font-size-asian="11pt" style:font-size-complex="11pt"/>
    </style:style>
    <style:style style:name="T341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06c9357" style:font-size-asian="11pt" style:font-size-complex="11pt"/>
    </style:style>
    <style:style style:name="T342" style:family="text">
      <style:text-properties fo:font-variant="normal" fo:text-transform="none" fo:color="#000080" style:font-name="Liberation Mono1" fo:font-size="11pt" fo:letter-spacing="normal" fo:font-style="normal" style:text-underline-style="solid" style:text-underline-width="auto" style:text-underline-color="font-color" fo:font-weight="normal" officeooo:rsid="01689f07" style:font-size-asian="11pt" style:font-size-complex="11pt"/>
    </style:style>
    <style:style style:name="T343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6d3b63" style:font-size-asian="11pt" style:font-size-complex="11pt"/>
    </style:style>
    <style:style style:name="T344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954bc5" style:font-size-asian="11pt" style:font-size-complex="11pt"/>
    </style:style>
    <style:style style:name="T345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22b249" style:font-size-asian="11pt" style:font-size-complex="11pt"/>
    </style:style>
    <style:style style:name="T346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303ba2" style:font-size-asian="11pt" style:font-size-complex="11pt"/>
    </style:style>
    <style:style style:name="T347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df44c8" style:font-size-asian="11pt" style:font-size-complex="11pt"/>
    </style:style>
    <style:style style:name="T348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3287f4" style:font-size-asian="11pt" style:font-size-complex="11pt"/>
    </style:style>
    <style:style style:name="T349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df5df5" style:font-size-asian="11pt" style:font-size-complex="11pt"/>
    </style:style>
    <style:style style:name="T350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dfb3b2" style:font-size-asian="11pt" style:font-size-complex="11pt"/>
    </style:style>
    <style:style style:name="T351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e9c721" style:font-size-asian="11pt" style:font-size-complex="11pt"/>
    </style:style>
    <style:style style:name="T352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030d682" style:font-size-asian="11pt" style:font-size-complex="11pt"/>
    </style:style>
    <style:style style:name="T353" style:family="text">
      <style:text-properties fo:font-variant="normal" fo:text-transform="none" fo:color="#000080" style:font-name="Liberation Sans" fo:font-size="11pt" fo:letter-spacing="normal" fo:font-style="normal" style:text-underline-style="solid" style:text-underline-width="auto" style:text-underline-color="font-color" fo:font-weight="normal" officeooo:rsid="015cafb0" style:font-size-asian="11pt" style:font-size-complex="11pt"/>
    </style:style>
    <style:style style:name="T354" style:family="text">
      <style:text-properties fo:font-variant="normal" fo:text-transform="none" fo:color="#000080" style:font-name="Liberation Sans" fo:font-size="11pt" fo:letter-spacing="normal" fo:font-style="normal" style:text-underline-style="none" fo:font-weight="normal" officeooo:rsid="0143efc8" style:font-size-asian="11pt" style:font-size-complex="11pt"/>
    </style:style>
    <style:style style:name="T355" style:family="text">
      <style:text-properties fo:font-variant="normal" fo:text-transform="none" fo:color="#000080" fo:font-size="11pt" fo:letter-spacing="normal" fo:font-style="normal" style:text-underline-style="solid" style:text-underline-width="auto" style:text-underline-color="font-color" fo:font-weight="normal" officeooo:rsid="007bdbd7" style:font-size-asian="11pt" style:font-size-complex="11pt"/>
    </style:style>
    <style:style style:name="T356" style:family="text">
      <style:text-properties fo:font-variant="normal" fo:text-transform="none" fo:color="#000080" fo:font-size="11pt" fo:letter-spacing="normal" fo:font-style="normal" style:text-underline-style="solid" style:text-underline-width="auto" style:text-underline-color="font-color" fo:font-weight="normal" officeooo:rsid="0130234d" style:font-size-asian="11pt" style:font-size-complex="11pt"/>
    </style:style>
    <style:style style:name="T357" style:family="text">
      <style:text-properties fo:font-variant="normal" fo:text-transform="none" fo:color="#808080" style:font-name="Liberation Mono1" fo:font-size="11pt" fo:letter-spacing="normal" fo:font-style="normal" fo:font-weight="bold" officeooo:rsid="00786285" style:font-size-asian="11pt" style:font-weight-asian="bold" style:font-size-complex="11pt" style:font-weight-complex="bold"/>
    </style:style>
    <style:style style:name="T358" style:family="text">
      <style:text-properties fo:font-variant="normal" fo:text-transform="none" fo:color="#808080" style:font-name="Liberation Mono1" fo:font-size="11pt" fo:letter-spacing="normal" fo:font-style="normal" fo:font-weight="bold" officeooo:rsid="0071fb89" style:font-size-asian="11pt" style:font-weight-asian="bold" style:font-size-complex="11pt" style:font-weight-complex="bold"/>
    </style:style>
    <style:style style:name="T359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954bc5" style:font-size-asian="11pt" style:font-size-complex="11pt"/>
    </style:style>
    <style:style style:name="T360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b17a8b" style:font-size-asian="11pt" style:font-size-complex="11pt"/>
    </style:style>
    <style:style style:name="T361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b1d8d8" style:font-size-asian="11pt" style:font-size-complex="11pt"/>
    </style:style>
    <style:style style:name="T362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ba5687" style:font-size-asian="11pt" style:font-size-complex="11pt"/>
    </style:style>
    <style:style style:name="T363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d01785" style:font-size-asian="11pt" style:font-size-complex="11pt"/>
    </style:style>
    <style:style style:name="T364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d545e3" style:font-size-asian="11pt" style:font-size-complex="11pt"/>
    </style:style>
    <style:style style:name="T365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e4713a" style:font-size-asian="11pt" style:font-size-complex="11pt"/>
    </style:style>
    <style:style style:name="T366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ba5687" style:font-size-asian="11pt" style:font-style-asian="normal" style:font-size-complex="11pt" style:font-style-complex="normal"/>
    </style:style>
    <style:style style:name="T367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b1d8d8" style:font-size-asian="11pt" style:font-style-asian="normal" style:font-size-complex="11pt" style:font-style-complex="normal"/>
    </style:style>
    <style:style style:name="T368" style:family="text">
      <style:text-properties fo:font-variant="normal" fo:text-transform="none" style:use-window-font-color="true" style:font-name="Liberation Sans" fo:font-size="11pt" fo:letter-spacing="normal" fo:font-style="normal" style:text-underline-style="none" fo:font-weight="normal" officeooo:rsid="00b1d8d8" style:font-name-asian="Liberation Mono" style:font-size-asian="11pt" style:font-name-complex="Liberation Mono" style:font-size-complex="11pt"/>
    </style:style>
    <style:style style:name="T369" style:family="text">
      <style:text-properties fo:font-variant="normal" fo:text-transform="none" style:use-window-font-color="true" style:font-name="Liberation Mono1" fo:font-size="11pt" fo:letter-spacing="normal" fo:font-style="normal" style:text-underline-style="none" fo:font-weight="normal" officeooo:rsid="01806fe2" style:font-size-asian="11pt" style:font-size-complex="11pt"/>
    </style:style>
    <style:style style:name="T370" style:family="text">
      <style:text-properties fo:font-variant="normal" fo:text-transform="none" fo:color="#00008b" style:font-name="Liberation Mono1" fo:font-size="11pt" fo:letter-spacing="normal" fo:font-style="normal" style:text-underline-style="solid" style:text-underline-width="auto" style:text-underline-color="font-color" fo:font-weight="normal" officeooo:rsid="01312c85" style:font-size-asian="11pt" style:font-size-complex="11pt"/>
    </style:style>
    <style:style style:name="T371" style:family="text">
      <style:text-properties fo:font-variant="normal" fo:text-transform="none" fo:color="#696969" style:font-name="Liberation Mono1" fo:font-size="11pt" fo:letter-spacing="normal" fo:font-style="normal" fo:font-weight="bold" officeooo:rsid="017f7cff" style:font-name-asian="Liberation Mono" style:font-size-asian="11pt" style:font-weight-asian="bold" style:font-name-complex="Liberation Mono" style:font-size-complex="11pt" style:font-weight-complex="bold"/>
    </style:style>
    <style:style style:name="T372" style:family="text">
      <style:text-properties style:font-name="Liberation Sans"/>
    </style:style>
    <style:style style:name="T373" style:family="text">
      <style:text-properties style:font-name="Liberation Sans" fo:font-size="11pt" style:font-size-asian="11pt" style:font-size-complex="11pt"/>
    </style:style>
    <style:style style:name="T374" style:family="text">
      <style:text-properties style:font-name="Liberation Sans" fo:font-size="11pt" officeooo:rsid="01312c85" style:font-size-asian="11pt" style:font-size-complex="11pt"/>
    </style:style>
    <style:style style:name="T375" style:family="text">
      <style:text-properties style:font-name="Liberation Sans" fo:font-size="11pt" officeooo:rsid="01353fd1" style:font-size-asian="11pt" style:font-size-complex="11pt"/>
    </style:style>
    <style:style style:name="T376" style:family="text">
      <style:text-properties style:font-name="Liberation Sans" fo:font-size="11pt" officeooo:rsid="009f98a2" style:font-name-asian="Liberation Mono" style:font-size-asian="11pt" style:font-name-complex="Liberation Mono" style:font-size-complex="11pt"/>
    </style:style>
    <style:style style:name="T377" style:family="text">
      <style:text-properties style:font-name="Liberation Sans" fo:font-size="11pt" officeooo:rsid="00a2fa52" style:font-name-asian="Liberation Mono" style:font-size-asian="11pt" style:font-name-complex="Liberation Mono" style:font-size-complex="11pt"/>
    </style:style>
    <style:style style:name="T378" style:family="text">
      <style:text-properties style:font-name="Liberation Sans" fo:font-size="11pt" officeooo:rsid="009f8e16" style:font-name-asian="Liberation Mono" style:font-size-asian="11pt" style:font-name-complex="Liberation Mono" style:font-size-complex="11pt"/>
    </style:style>
    <style:style style:name="T379" style:family="text">
      <style:text-properties style:font-name="Liberation Sans" fo:font-size="11pt" fo:font-style="normal" style:font-size-asian="11pt" style:font-size-complex="11pt"/>
    </style:style>
    <style:style style:name="T380" style:family="text">
      <style:text-properties style:font-name="Liberation Sans" fo:font-size="23pt" fo:font-weight="normal" style:font-size-asian="23pt" style:font-weight-asian="normal" style:font-size-complex="23pt" style:font-weight-complex="normal"/>
    </style:style>
    <style:style style:name="T381" style:family="text">
      <style:text-properties style:font-name="Liberation Sans" fo:font-size="23pt" fo:font-weight="normal" officeooo:rsid="00388712" style:font-size-asian="23pt" style:font-weight-asian="normal" style:font-size-complex="23pt" style:font-weight-complex="normal"/>
    </style:style>
    <style:style style:name="T382" style:family="text">
      <style:text-properties style:font-name="Liberation Sans" fo:font-size="23pt" fo:font-weight="normal" officeooo:rsid="00854cd1" style:font-size-asian="23pt" style:font-weight-asian="normal" style:font-size-complex="23pt" style:font-weight-complex="normal"/>
    </style:style>
    <style:style style:name="T383" style:family="text">
      <style:text-properties style:font-name="Liberation Sans" fo:font-size="23pt" fo:font-weight="normal" officeooo:rsid="008ebddd" style:font-name-asian="PingFang SC" style:font-size-asian="23pt" style:font-weight-asian="normal" style:font-name-complex="Arial Unicode MS" style:font-size-complex="23pt" style:font-weight-complex="normal"/>
    </style:style>
    <style:style style:name="T384" style:family="text">
      <style:text-properties style:font-name="Liberation Sans" officeooo:rsid="00105737"/>
    </style:style>
    <style:style style:name="T385" style:family="text">
      <style:text-properties style:font-name="Liberation Sans" officeooo:rsid="00a0d424"/>
    </style:style>
    <style:style style:name="T386" style:family="text">
      <style:text-properties style:font-name="Liberation Sans" officeooo:rsid="00a0d424" style:font-name-asian="Liberation Mono" style:font-name-complex="Liberation Mono"/>
    </style:style>
    <style:style style:name="T387" style:family="text">
      <style:text-properties style:font-name="Liberation Sans" officeooo:rsid="001699f4" style:font-name-asian="Liberation Mono" style:font-name-complex="Liberation Mono"/>
    </style:style>
    <style:style style:name="T388" style:family="text">
      <style:text-properties style:font-name="Liberation Sans" officeooo:rsid="0089828e"/>
    </style:style>
    <style:style style:name="T389" style:family="text">
      <style:text-properties style:font-name="Liberation Sans" officeooo:rsid="001699f4"/>
    </style:style>
    <style:style style:name="T390" style:family="text">
      <style:text-properties style:font-name="Liberation Sans" officeooo:rsid="001319be"/>
    </style:style>
    <style:style style:name="T391" style:family="text">
      <style:text-properties style:font-name="Liberation Sans" officeooo:rsid="00a2a71a"/>
    </style:style>
    <style:style style:name="T392" style:family="text">
      <style:text-properties style:font-name="Liberation Sans" officeooo:rsid="001a58b7"/>
    </style:style>
    <style:style style:name="T393" style:family="text">
      <style:text-properties style:font-name="Liberation Sans" officeooo:rsid="00ab1119"/>
    </style:style>
    <style:style style:name="T394" style:family="text">
      <style:text-properties style:font-name="Liberation Sans" fo:font-size="10pt" officeooo:rsid="001a58b7" style:font-size-asian="10pt" style:font-size-complex="10pt"/>
    </style:style>
    <style:style style:name="T395" style:family="text">
      <style:text-properties style:font-name="Liberation Sans" fo:font-size="10pt" officeooo:rsid="0018c605" style:font-size-asian="10pt" style:font-size-complex="10pt"/>
    </style:style>
    <style:style style:name="T396" style:family="text">
      <style:text-properties style:font-name="Liberation Sans" fo:font-size="10pt" officeooo:rsid="00ab1119" style:font-size-asian="10pt" style:font-size-complex="10pt"/>
    </style:style>
    <style:style style:name="T397" style:family="text">
      <style:text-properties style:font-name="Liberation Sans" fo:font-size="10pt" officeooo:rsid="001cd1d0" style:font-size-asian="10pt" style:font-size-complex="10pt"/>
    </style:style>
    <style:style style:name="T398" style:family="text">
      <style:text-properties style:font-name="Liberation Sans" fo:font-size="10pt" officeooo:rsid="00adff3c" style:font-size-asian="10pt" style:font-size-complex="10pt"/>
    </style:style>
    <style:style style:name="T399" style:family="text">
      <style:text-properties style:font-name="Liberation Sans" fo:font-size="10pt" officeooo:rsid="001d3e3a" style:font-size-asian="10pt" style:font-size-complex="10pt"/>
    </style:style>
    <style:style style:name="T400" style:family="text">
      <style:text-properties style:font-name="Liberation Sans" fo:font-size="10pt" officeooo:rsid="001e8b89" style:font-size-asian="10pt" style:font-size-complex="10pt"/>
    </style:style>
    <style:style style:name="T401" style:family="text">
      <style:text-properties style:font-name="Liberation Sans" fo:font-size="10pt" officeooo:rsid="00b087a5" style:font-size-asian="10pt" style:font-size-complex="10pt"/>
    </style:style>
    <style:style style:name="T402" style:family="text">
      <style:text-properties style:font-name="Liberation Sans" fo:font-size="10pt" officeooo:rsid="00b17a8b" style:font-size-asian="10pt" style:font-size-complex="10pt"/>
    </style:style>
    <style:style style:name="T403" style:family="text">
      <style:text-properties style:font-name="Liberation Sans" fo:font-size="10pt" officeooo:rsid="00b5e6b7" style:font-size-asian="10pt" style:font-size-complex="10pt"/>
    </style:style>
    <style:style style:name="T404" style:family="text">
      <style:text-properties style:font-name="Liberation Sans" fo:font-size="10pt" officeooo:rsid="00b6b80b" style:font-size-asian="10pt" style:font-size-complex="10pt"/>
    </style:style>
    <style:style style:name="T405" style:family="text">
      <style:text-properties style:font-name="Liberation Sans" fo:font-size="10pt" officeooo:rsid="00b74cbd" style:font-size-asian="10pt" style:font-size-complex="10pt"/>
    </style:style>
    <style:style style:name="T406" style:family="text">
      <style:text-properties style:font-name="Liberation Sans" fo:font-size="10pt" officeooo:rsid="00bad589" style:font-size-asian="10pt" style:font-size-complex="10pt"/>
    </style:style>
    <style:style style:name="T407" style:family="text">
      <style:text-properties style:font-name="Liberation Sans" fo:font-size="10pt" officeooo:rsid="001ad832" style:font-size-asian="10pt" style:font-size-complex="10pt"/>
    </style:style>
    <style:style style:name="T408" style:family="text">
      <style:text-properties style:font-name="Liberation Sans" fo:font-size="10pt" officeooo:rsid="00a54879" style:font-size-asian="10pt" style:font-size-complex="10pt"/>
    </style:style>
    <style:style style:name="T409" style:family="text">
      <style:text-properties style:font-name="Liberation Sans" fo:font-size="10pt" officeooo:rsid="00a83a2a" style:font-size-asian="10pt" style:font-size-complex="10pt"/>
    </style:style>
    <style:style style:name="T410" style:family="text">
      <style:text-properties style:font-name="Liberation Sans" fo:font-size="10pt" officeooo:rsid="015880ee" style:font-size-asian="10pt" style:font-size-complex="10pt"/>
    </style:style>
    <style:style style:name="T411" style:family="text">
      <style:text-properties style:font-name="Liberation Sans" fo:font-size="10pt" officeooo:rsid="0159ef23" style:font-size-asian="10pt" style:font-size-complex="10pt"/>
    </style:style>
    <style:style style:name="T412" style:family="text">
      <style:text-properties style:font-name="Liberation Sans" fo:font-size="10pt" officeooo:rsid="00b087a5" style:font-name-asian="Liberation Mono" style:font-size-asian="10pt" style:font-name-complex="Liberation Mono" style:font-size-complex="10pt"/>
    </style:style>
    <style:style style:name="T413" style:family="text">
      <style:text-properties style:font-name="Liberation Sans" fo:font-size="10pt" officeooo:rsid="00b17a8b" style:font-name-asian="Liberation Mono" style:font-size-asian="10pt" style:font-name-complex="Liberation Mono" style:font-size-complex="10pt"/>
    </style:style>
    <style:style style:name="T414" style:family="text">
      <style:text-properties style:font-name="Liberation Sans" fo:font-size="10pt" officeooo:rsid="00b74cbd" style:font-name-asian="Liberation Mono" style:font-size-asian="10pt" style:font-name-complex="Liberation Mono" style:font-size-complex="10pt"/>
    </style:style>
    <style:style style:name="T415" style:family="text">
      <style:text-properties style:font-name="Liberation Sans" officeooo:rsid="00ac03a0"/>
    </style:style>
    <style:style style:name="T416" style:family="text">
      <style:text-properties style:font-name="Liberation Sans" officeooo:rsid="001ad832"/>
    </style:style>
    <style:style style:name="T417" style:family="text">
      <style:text-properties style:font-name="Liberation Sans" officeooo:rsid="00ac06a9"/>
    </style:style>
    <style:style style:name="T418" style:family="text">
      <style:text-properties style:font-name="Liberation Sans" officeooo:rsid="00adff3c"/>
    </style:style>
    <style:style style:name="T419" style:family="text">
      <style:text-properties style:font-name="Liberation Sans" fo:font-style="italic" officeooo:rsid="001ad832" style:font-style-asian="italic" style:font-style-complex="italic"/>
    </style:style>
    <style:style style:name="T420" style:family="text">
      <style:text-properties style:font-name="Liberation Sans" fo:font-style="italic" officeooo:rsid="001cd1d0" style:font-style-asian="italic" style:font-style-complex="italic"/>
    </style:style>
    <style:style style:name="T421" style:family="text">
      <style:text-properties style:font-name="Liberation Sans" officeooo:rsid="001cd1d0"/>
    </style:style>
    <style:style style:name="T422" style:family="text">
      <style:text-properties style:font-name="Liberation Sans" officeooo:rsid="00b74cbd"/>
    </style:style>
    <style:style style:name="T423" style:family="text">
      <style:text-properties style:font-name="Liberation Sans" officeooo:rsid="00bad589"/>
    </style:style>
    <style:style style:name="T424" style:family="text">
      <style:text-properties officeooo:rsid="00974468" style:font-name-asian="Liberation Mono" style:font-name-complex="Liberation Mono"/>
    </style:style>
    <style:style style:name="T425" style:family="text">
      <style:text-properties officeooo:rsid="0098c972" style:font-name-asian="Liberation Mono" style:font-name-complex="Liberation Mono"/>
    </style:style>
    <style:style style:name="T426" style:family="text">
      <style:text-properties officeooo:rsid="00a0ca10" style:font-name-asian="Liberation Mono" style:font-name-complex="Liberation Mono"/>
    </style:style>
    <style:style style:name="T427" style:family="text">
      <style:text-properties officeooo:rsid="013b4fbc" style:font-name-asian="Liberation Mono" style:font-name-complex="Liberation Mono"/>
    </style:style>
    <style:style style:name="T428" style:family="text">
      <style:text-properties officeooo:rsid="01493f99" style:font-name-asian="Liberation Mono" style:font-name-complex="Liberation Mono"/>
    </style:style>
    <style:style style:name="T429" style:family="text">
      <style:text-properties officeooo:rsid="016c0abe" style:font-name-asian="Liberation Mono" style:font-name-complex="Liberation Mono"/>
    </style:style>
    <style:style style:name="T430" style:family="text">
      <style:text-properties officeooo:rsid="017debe8" style:font-name-asian="Liberation Mono" style:font-name-complex="Liberation Mono"/>
    </style:style>
    <style:style style:name="T431" style:family="text">
      <style:text-properties fo:color="#000080" style:font-name="Liberation Sans" style:text-underline-style="solid" style:text-underline-width="auto" style:text-underline-color="font-color" officeooo:rsid="00105737"/>
    </style:style>
    <style:style style:name="T432" style:family="text">
      <style:text-properties fo:color="#000080" style:font-name="Liberation Sans" fo:font-size="10pt" style:text-underline-style="solid" style:text-underline-width="auto" style:text-underline-color="font-color" officeooo:rsid="0018c605" style:font-size-asian="10pt" style:font-size-complex="10pt"/>
    </style:style>
    <style:style style:name="T433" style:family="text">
      <style:text-properties fo:color="#000080" style:font-name="Liberation Mono1" style:text-underline-style="solid" style:text-underline-width="auto" style:text-underline-color="font-color"/>
    </style:style>
    <style:style style:name="T434" style:family="text">
      <style:text-properties fo:color="#000080" style:font-name="Liberation Mono1" style:text-underline-style="solid" style:text-underline-width="auto" style:text-underline-color="font-color" officeooo:rsid="001699f4"/>
    </style:style>
    <style:style style:name="T435" style:family="text">
      <style:text-properties fo:color="#000080" style:font-name="Liberation Mono1" fo:font-size="11pt" style:text-underline-style="solid" style:text-underline-width="auto" style:text-underline-color="font-color" style:font-size-asian="11pt" style:font-size-complex="11pt"/>
    </style:style>
    <style:style style:name="T436" style:family="text">
      <style:text-properties fo:color="#000080" style:font-name="Liberation Mono1" fo:font-size="10pt" style:text-underline-style="solid" style:text-underline-width="auto" style:text-underline-color="font-color" officeooo:rsid="0018c605" style:font-size-asian="10pt" style:font-size-complex="10pt"/>
    </style:style>
    <style:style style:name="T437" style:family="text">
      <style:text-properties fo:color="#000080" style:font-name="Liberation Mono1" fo:font-size="10pt" style:text-underline-style="solid" style:text-underline-width="auto" style:text-underline-color="font-color" officeooo:rsid="00a54879" style:font-size-asian="10pt" style:font-size-complex="10pt"/>
    </style:style>
    <style:style style:name="T438" style:family="text">
      <style:text-properties fo:color="#000080" style:text-underline-style="solid" style:text-underline-width="auto" style:text-underline-color="font-color" officeooo:rsid="001f48d5"/>
    </style:style>
    <style:style style:name="T439" style:family="text">
      <style:text-properties fo:color="#000080" style:text-underline-style="solid" style:text-underline-width="auto" style:text-underline-color="font-color" officeooo:rsid="00c23645"/>
    </style:style>
    <style:style style:name="T440" style:family="text">
      <style:text-properties fo:color="#000080" fo:font-size="11pt" style:text-underline-style="solid" style:text-underline-width="auto" style:text-underline-color="font-color" style:font-size-asian="11pt" style:font-size-complex="11pt"/>
    </style:style>
    <style:style style:name="T441" style:family="text">
      <style:text-properties fo:color="#000080" fo:font-size="11pt" style:text-underline-style="solid" style:text-underline-width="auto" style:text-underline-color="font-color" officeooo:rsid="016b2de3" style:font-size-asian="11pt" style:font-size-complex="11pt"/>
    </style:style>
    <style:style style:name="T442" style:family="text">
      <style:text-properties style:font-name="Liberation Mono1"/>
    </style:style>
    <style:style style:name="T443" style:family="text">
      <style:text-properties style:font-name="Liberation Mono1" fo:font-size="11pt" officeooo:rsid="009f8e16" style:font-name-asian="Liberation Mono" style:font-size-asian="11pt" style:font-name-complex="Liberation Mono" style:font-size-complex="11pt"/>
    </style:style>
    <style:style style:name="T444" style:family="text">
      <style:text-properties style:font-name="Liberation Mono1" fo:font-size="11pt" officeooo:rsid="009f98a2" style:font-name-asian="Liberation Mono" style:font-size-asian="11pt" style:font-name-complex="Liberation Mono" style:font-size-complex="11pt"/>
    </style:style>
    <style:style style:name="T445" style:family="text">
      <style:text-properties style:font-name="Liberation Mono1" fo:font-size="11pt" officeooo:rsid="00a2fa52" style:font-name-asian="Liberation Mono" style:font-size-asian="11pt" style:font-name-complex="Liberation Mono" style:font-size-complex="11pt"/>
    </style:style>
    <style:style style:name="T446" style:family="text">
      <style:text-properties style:font-name="Liberation Mono1" fo:font-style="italic" style:font-style-asian="italic" style:font-style-complex="italic"/>
    </style:style>
    <style:style style:name="T447" style:family="text">
      <style:text-properties style:font-name="Liberation Mono1" fo:font-size="9pt" officeooo:rsid="00923279" style:font-size-asian="11pt" style:font-size-complex="11pt"/>
    </style:style>
    <style:style style:name="T448" style:family="text">
      <style:text-properties style:font-name="Liberation Mono1" fo:font-size="9pt" officeooo:rsid="00974468" style:font-size-asian="11pt" style:font-size-complex="11pt"/>
    </style:style>
    <style:style style:name="T449" style:family="text">
      <style:text-properties style:font-name="Liberation Mono1" fo:font-size="9pt" officeooo:rsid="00910173" style:font-size-asian="11pt" style:font-size-complex="11pt"/>
    </style:style>
    <style:style style:name="T450" style:family="text">
      <style:text-properties style:font-name="Liberation Mono1" fo:font-size="9pt" officeooo:rsid="0098c972" style:font-size-asian="11pt" style:font-size-complex="11pt"/>
    </style:style>
    <style:style style:name="T451" style:family="text">
      <style:text-properties style:font-name="Liberation Mono1" fo:font-size="9pt" officeooo:rsid="009f98a2" style:font-size-asian="11pt" style:font-size-complex="11pt"/>
    </style:style>
    <style:style style:name="T452" style:family="text">
      <style:text-properties style:font-name="Liberation Mono1" fo:font-size="9pt" officeooo:rsid="00a0ca10" style:font-size-asian="11pt" style:font-size-complex="11pt"/>
    </style:style>
    <style:style style:name="T453" style:family="text">
      <style:text-properties style:font-name="Liberation Mono1" fo:font-size="9pt" officeooo:rsid="00b1d8d8" style:font-size-asian="11pt" style:font-size-complex="11pt"/>
    </style:style>
    <style:style style:name="T454" style:family="text">
      <style:text-properties style:font-name="Liberation Mono1" fo:font-size="9pt" officeooo:rsid="00b3fc0b" style:font-size-asian="11pt" style:font-size-complex="11pt"/>
    </style:style>
    <style:style style:name="T455" style:family="text">
      <style:text-properties style:font-name="Liberation Mono1" fo:font-size="9pt" officeooo:rsid="00a34d59" style:font-size-asian="11pt" style:font-size-complex="11pt"/>
    </style:style>
    <style:style style:name="T456" style:family="text">
      <style:text-properties style:font-name="Liberation Mono1" fo:font-size="9pt" officeooo:rsid="0154ac76" style:font-size-asian="11pt" style:font-size-complex="11pt"/>
    </style:style>
    <style:style style:name="T457" style:family="text">
      <style:text-properties style:font-name="Liberation Mono1" fo:font-size="9pt" officeooo:rsid="00974468" style:font-name-asian="Liberation Mono" style:font-size-asian="11pt" style:font-name-complex="Liberation Mono" style:font-size-complex="11pt"/>
    </style:style>
    <style:style style:name="T458" style:family="text">
      <style:text-properties style:font-name="Liberation Mono1" fo:font-size="9pt" officeooo:rsid="0098c972" style:font-name-asian="Liberation Mono" style:font-size-asian="11pt" style:font-name-complex="Liberation Mono" style:font-size-complex="11pt"/>
    </style:style>
    <style:style style:name="T459" style:family="text">
      <style:text-properties style:font-name="Liberation Mono1" fo:font-size="9pt" officeooo:rsid="00a0ca10" style:font-name-asian="Liberation Mono" style:font-size-asian="11pt" style:font-name-complex="Liberation Mono" style:font-size-complex="11pt"/>
    </style:style>
    <style:style style:name="T460" style:family="text">
      <style:text-properties style:font-name="Liberation Mono1" fo:font-size="9pt" officeooo:rsid="00b1d8d8" style:font-name-asian="Liberation Mono" style:font-size-asian="11pt" style:font-name-complex="Liberation Mono" style:font-size-complex="11pt"/>
    </style:style>
    <style:style style:name="T461" style:family="text">
      <style:text-properties style:font-name="Liberation Mono1" fo:font-size="9pt" officeooo:rsid="00b3c517" style:font-name-asian="Liberation Mono" style:font-size-asian="11pt" style:font-name-complex="Liberation Mono" style:font-size-complex="11pt"/>
    </style:style>
    <style:style style:name="T462" style:family="text">
      <style:text-properties style:font-name="Liberation Mono1" fo:font-size="9pt" officeooo:rsid="00b3fc0b" style:font-name-asian="Liberation Mono" style:font-size-asian="11pt" style:font-name-complex="Liberation Mono" style:font-size-complex="11pt"/>
    </style:style>
    <style:style style:name="T463" style:family="text">
      <style:text-properties style:font-name="Liberation Mono1" fo:font-size="9pt" officeooo:rsid="0182572e" style:font-name-asian="Liberation Mono" style:font-size-asian="11pt" style:font-name-complex="Liberation Mono" style:font-size-complex="11pt"/>
    </style:style>
    <style:style style:name="T464" style:family="text">
      <style:text-properties style:font-name="Liberation Mono1" fo:font-size="10pt" style:font-size-asian="10pt" style:font-size-complex="10pt"/>
    </style:style>
    <style:style style:name="T465" style:family="text">
      <style:text-properties style:font-name="Liberation Mono1" fo:font-size="10pt" officeooo:rsid="0018c605" style:font-size-asian="10pt" style:font-size-complex="10pt"/>
    </style:style>
    <style:style style:name="T466" style:family="text">
      <style:text-properties style:font-name="Liberation Mono1" fo:font-size="10pt" officeooo:rsid="001cd1d0" style:font-size-asian="10pt" style:font-size-complex="10pt"/>
    </style:style>
    <style:style style:name="T467" style:family="text">
      <style:text-properties style:font-name="Liberation Mono1" fo:font-size="10pt" officeooo:rsid="00adff3c" style:font-size-asian="10pt" style:font-size-complex="10pt"/>
    </style:style>
    <style:style style:name="T468" style:family="text">
      <style:text-properties style:font-name="Liberation Mono1" fo:font-size="10pt" officeooo:rsid="001d3e3a" style:font-size-asian="10pt" style:font-size-complex="10pt"/>
    </style:style>
    <style:style style:name="T469" style:family="text">
      <style:text-properties style:font-name="Liberation Mono1" fo:font-size="10pt" officeooo:rsid="00b087a5" style:font-size-asian="10pt" style:font-size-complex="10pt"/>
    </style:style>
    <style:style style:name="T470" style:family="text">
      <style:text-properties style:font-name="Liberation Mono1" fo:font-size="10pt" officeooo:rsid="001e8b89" style:font-size-asian="10pt" style:font-size-complex="10pt"/>
    </style:style>
    <style:style style:name="T471" style:family="text">
      <style:text-properties style:font-name="Liberation Mono1" fo:font-size="10pt" officeooo:rsid="001a58b7" style:font-name-asian="Liberation Mono" style:font-size-asian="10pt" style:font-name-complex="Liberation Mono" style:font-size-complex="10pt"/>
    </style:style>
    <style:style style:name="T472" style:family="text">
      <style:text-properties style:font-name="Liberation Mono1" fo:font-size="10pt" fo:font-weight="bold" officeooo:rsid="00b087a5" style:font-size-asian="10pt" style:font-weight-asian="bold" style:font-size-complex="10pt" style:font-weight-complex="bold"/>
    </style:style>
    <style:style style:name="T473" style:family="text">
      <style:text-properties style:font-name="Liberation Mono1" officeooo:rsid="00105737"/>
    </style:style>
    <style:style style:name="T474" style:family="text">
      <style:text-properties style:font-name="Liberation Mono1" officeooo:rsid="001699f4" style:font-name-asian="Liberation Mono" style:font-name-complex="Liberation Mono"/>
    </style:style>
    <style:style style:name="T475" style:family="text">
      <style:text-properties style:font-name="Liberation Mono1" officeooo:rsid="00a2a71a"/>
    </style:style>
    <style:style style:name="T476" style:family="text">
      <style:text-properties style:font-name="Liberation Mono1" officeooo:rsid="00ab1119"/>
    </style:style>
    <style:style style:name="T477" style:family="text">
      <style:text-properties style:font-name="Liberation Mono1" officeooo:rsid="001a58b7"/>
    </style:style>
    <style:style style:name="T478" style:family="text">
      <style:text-properties style:font-name="Liberation Mono1" officeooo:rsid="00ac03a0"/>
    </style:style>
    <style:style style:name="T479" style:family="text">
      <style:text-properties officeooo:rsid="001f6f4c"/>
    </style:style>
    <style:style style:name="T480" style:family="text">
      <style:text-properties officeooo:rsid="00215964"/>
    </style:style>
    <style:style style:name="T481" style:family="text">
      <style:text-properties officeooo:rsid="00974468"/>
    </style:style>
    <style:style style:name="T482" style:family="text">
      <style:text-properties officeooo:rsid="0098c972"/>
    </style:style>
    <style:style style:name="T483" style:family="text">
      <style:text-properties officeooo:rsid="009a1fa5"/>
    </style:style>
    <style:style style:name="T484" style:family="text">
      <style:text-properties officeooo:rsid="00a0ca10"/>
    </style:style>
    <style:style style:name="T485" style:family="text">
      <style:text-properties officeooo:rsid="00923279"/>
    </style:style>
    <style:style style:name="T486" style:family="text">
      <style:text-properties fo:color="#808080" style:font-name="Liberation Mono1" fo:font-size="9pt" officeooo:rsid="00b087a5" style:font-size-asian="9pt" style:font-size-complex="9pt"/>
    </style:style>
    <style:style style:name="T487" style:family="text">
      <style:text-properties fo:color="#808080" style:font-name="Liberation Mono1" fo:font-size="9pt" officeooo:rsid="00bd657d" style:font-size-asian="9pt" style:font-size-complex="9pt"/>
    </style:style>
    <style:style style:name="T488" style:family="text">
      <style:text-properties officeooo:rsid="001cd1d0"/>
    </style:style>
    <style:style style:name="T489" style:family="text">
      <style:text-properties officeooo:rsid="00b5e6b7"/>
    </style:style>
    <style:style style:name="T490" style:family="text">
      <style:text-properties fo:font-size="11pt" style:font-size-asian="11pt" style:font-size-complex="11pt"/>
    </style:style>
    <style:style style:name="T491" style:family="text">
      <style:text-properties fo:font-size="11pt" officeooo:rsid="00b7689f" style:font-size-asian="11pt" style:font-size-complex="11pt"/>
    </style:style>
    <style:style style:name="T492" style:family="text">
      <style:text-properties fo:font-size="11pt" officeooo:rsid="01312c85" style:font-size-asian="11pt" style:font-size-complex="11pt"/>
    </style:style>
    <style:style style:name="T493" style:family="text">
      <style:text-properties fo:font-size="11pt" officeooo:rsid="0130234d" style:font-size-asian="11pt" style:font-size-complex="11pt"/>
    </style:style>
    <style:style style:name="T494" style:family="text">
      <style:text-properties fo:font-size="11pt" fo:font-style="italic" officeooo:rsid="00b7689f" style:font-size-asian="11pt" style:font-style-asian="italic" style:font-name-complex="Arial Unicode MS1" style:font-size-complex="11pt" style:font-style-complex="italic"/>
    </style:style>
    <style:style style:name="T495" style:family="text">
      <style:text-properties officeooo:rsid="0051283d"/>
    </style:style>
    <style:style style:name="T496" style:family="text">
      <style:text-properties officeooo:rsid="00bad589"/>
    </style:style>
    <style:style style:name="T497" style:family="text">
      <style:text-properties officeooo:rsid="00bbabce"/>
    </style:style>
    <style:style style:name="T498" style:family="text">
      <style:text-properties officeooo:rsid="001f48d5"/>
    </style:style>
    <style:style style:name="T499" style:family="text">
      <style:text-properties officeooo:rsid="00bf5e86"/>
    </style:style>
    <style:style style:name="T500" style:family="text">
      <style:text-properties officeooo:rsid="00c23645"/>
    </style:style>
    <style:style style:name="T501" style:family="text">
      <style:text-properties officeooo:rsid="00d2284b"/>
    </style:style>
    <style:style style:name="T502" style:family="text">
      <style:text-properties officeooo:rsid="00db4dd3"/>
    </style:style>
    <style:style style:name="T503" style:family="text">
      <style:text-properties officeooo:rsid="01247b5d"/>
    </style:style>
    <style:style style:name="T504" style:family="text">
      <style:text-properties fo:color="#00008b" style:font-name="Liberation Sans" fo:font-size="11pt" style:text-underline-style="solid" style:text-underline-width="auto" style:text-underline-color="font-color" style:font-size-asian="11pt" style:font-size-complex="11pt"/>
    </style:style>
    <style:style style:name="T505" style:family="text">
      <style:text-properties fo:color="#00008b" style:font-name="Liberation Sans" fo:font-size="11pt" style:text-underline-style="solid" style:text-underline-width="auto" style:text-underline-color="font-color" officeooo:rsid="01353fd1" style:font-size-asian="11pt" style:font-size-complex="11pt"/>
    </style:style>
    <style:style style:name="T506" style:family="text">
      <style:text-properties fo:color="#00008b" style:font-name="Liberation Mono1" fo:font-size="11pt" style:text-underline-style="solid" style:text-underline-width="auto" style:text-underline-color="font-color" style:font-size-asian="11pt" style:font-size-complex="11pt"/>
    </style:style>
    <style:style style:name="T507" style:family="text">
      <style:text-properties fo:color="#00008b" style:font-name="Liberation Mono1" fo:font-size="11pt" style:text-underline-style="solid" style:text-underline-width="auto" style:text-underline-color="font-color" officeooo:rsid="0130234d" style:font-size-asian="11pt" style:font-size-complex="11pt"/>
    </style:style>
    <style:style style:name="T508" style:family="text">
      <style:text-properties fo:color="#00008b" style:font-name="Liberation Mono1" fo:font-size="11pt" style:font-size-asian="11pt" style:font-size-complex="11pt"/>
    </style:style>
    <style:style style:name="T509" style:family="text">
      <style:text-properties fo:color="#00008b" style:font-name="Liberation Mono1" fo:font-size="11pt" officeooo:rsid="01322d7f" style:font-size-asian="11pt" style:font-size-complex="11pt"/>
    </style:style>
    <style:style style:name="T510" style:family="text">
      <style:text-properties fo:color="#00008b" fo:font-size="11pt" style:text-underline-style="solid" style:text-underline-width="auto" style:text-underline-color="font-color" style:font-size-asian="11pt" style:font-size-complex="11pt"/>
    </style:style>
    <style:style style:name="T511" style:family="text">
      <style:text-properties fo:color="#00008b" fo:font-size="11pt" style:font-size-asian="11pt" style:font-size-complex="11pt"/>
    </style:style>
    <style:style style:name="T512" style:family="text">
      <style:text-properties style:use-window-font-color="true" style:font-name="Liberation Sans" fo:font-size="11pt" style:text-underline-style="none" officeooo:rsid="01353fd1" style:font-size-asian="11pt" style:font-size-complex="11pt"/>
    </style:style>
    <style:style style:name="T513" style:family="text">
      <style:text-properties officeooo:rsid="0133e538"/>
    </style:style>
    <style:style style:name="T514" style:family="text">
      <style:text-properties officeooo:rsid="01353fd1"/>
    </style:style>
    <style:style style:name="T515" style:family="text">
      <style:text-properties officeooo:rsid="01382cc3"/>
    </style:style>
    <style:style style:name="T516" style:family="text">
      <style:text-properties officeooo:rsid="013abdfa"/>
    </style:style>
    <style:style style:name="T517" style:family="text">
      <style:text-properties officeooo:rsid="013b4fbc"/>
    </style:style>
    <style:style style:name="T518" style:family="text">
      <style:text-properties officeooo:rsid="016b2de3"/>
    </style:style>
    <style:style style:name="T519" style:family="text">
      <style:text-properties officeooo:rsid="016c0abe"/>
    </style:style>
    <style:style style:name="T520" style:family="text">
      <style:text-properties officeooo:rsid="016ebb1a"/>
    </style:style>
    <style:style style:name="T521" style:family="text">
      <style:text-properties officeooo:rsid="01700f8b"/>
    </style:style>
    <style:style style:name="T522" style:family="text">
      <style:text-properties fo:font-weight="normal" style:font-weight-asian="normal" style:font-weight-complex="normal"/>
    </style:style>
    <style:style style:name="T523" style:family="text">
      <style:text-properties fo:font-weight="normal" officeooo:rsid="01700f8b" style:font-weight-asian="normal" style:font-weight-complex="normal"/>
    </style:style>
    <style:style style:name="T524" style:family="text">
      <style:text-properties fo:font-weight="normal" officeooo:rsid="016ebb1a" style:font-weight-asian="normal" style:font-weight-complex="normal"/>
    </style:style>
    <style:style style:name="T525" style:family="text">
      <style:text-properties fo:font-weight="normal" officeooo:rsid="01711433" style:font-weight-asian="normal" style:font-weight-complex="normal"/>
    </style:style>
    <style:style style:name="T526" style:family="text">
      <style:text-properties officeooo:rsid="01711433"/>
    </style:style>
    <style:style style:name="T527" style:family="text">
      <style:text-properties officeooo:rsid="0184208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8"><text:span text:style-name="T442">grep</text:span> {<text:span text:style-name="T446">base</text:span>}</text:p>
          </table:table-cell>
          <table:table-cell table:style-name="Table1.A1" office:value-type="string">
            <text:p text:style-name="P77">Documentación de R</text:p>
          </table:table-cell>
        </table:table-row>
      </table:table>
      <text:h text:style-name="Heading_20_1" text:outline-level="1"><text:bookmark-start text:name="__RefHeading___Toc8883_17337787"/><text:span text:style-name="T383">Buscar</text:span><text:span text:style-name="T380"> y reemplaz</text:span><text:span text:style-name="T381">ar</text:span><text:span text:style-name="T380"> </text:span><text:span text:style-name="T381">coincidencias </text:span><text:span text:style-name="T382">con</text:span><text:span text:style-name="T381"> patrones de texto</text:span><text:bookmark-end text:name="__RefHeading___Toc8883_17337787"/></text:h>
      <text:h text:style-name="P93" text:outline-level="2"><text:bookmark-start text:name="__RefHeading___Toc8885_17337787"/>1. Descripción<text:bookmark-end text:name="__RefHeading___Toc8885_17337787"/></text:h>
      <text:p text:style-name="P45"><text:span text:style-name="T445">grep()</text:span><text:span text:style-name="T377">, </text:span><text:span text:style-name="T445">grepl()</text:span><text:span text:style-name="T377">, </text:span><text:span text:style-name="T445">sub()</text:span><text:span text:style-name="T377">, </text:span><text:span text:style-name="T445">gsub()</text:span><text:span text:style-name="T377">, </text:span><text:span text:style-name="T445">regexpr()</text:span><text:span text:style-name="T377">, </text:span><text:span text:style-name="T445">gregexpr()</text:span><text:span text:style-name="T377">, </text:span><text:span text:style-name="T445">regexec()</text:span><text:span text:style-name="T377"> son f</text:span><text:span text:style-name="T376">unciones para</text:span><text:span text:style-name="T6"> busc</text:span><text:span text:style-name="T24">a</text:span><text:span text:style-name="T63">r</text:span><text:span text:style-name="T54"> </text:span><text:span text:style-name="T6">coincidencias </text:span><text:span text:style-name="T63">con</text:span><text:span text:style-name="T6"> </text:span><text:span text:style-name="T55">un patrón de texto</text:span><text:span text:style-name="T6"> dentro de </text:span><text:span text:style-name="T218">cada elemento</text:span><text:span text:style-name="T6"> de </text:span><text:span text:style-name="T66">otro vector </text:span><text:span text:style-name="T95">de</text:span><text:span text:style-name="T66"> texto</text:span><text:span text:style-name="T6">. </text:span><text:span text:style-name="Source_20_Text"><text:span text:style-name="T63">La</text:span></text:span><text:span text:style-name="Source_20_Text"><text:span text:style-name="T65">s</text:span></text:span><text:span text:style-name="Source_20_Text"><text:span text:style-name="T63"> principales</text:span></text:span><text:span text:style-name="Source_20_Text"><text:span text:style-name="T62"> dif</text:span></text:span><text:span text:style-name="Source_20_Text"><text:span text:style-name="T63">erencias</text:span></text:span><text:span text:style-name="Source_20_Text"><text:span text:style-name="T62"> en</text:span></text:span><text:span text:style-name="Source_20_Text"><text:span text:style-name="T63">tre </text:span></text:span><text:span text:style-name="Source_20_Text"><text:span text:style-name="T194">estas funciones</text:span></text:span><text:span text:style-name="Source_20_Text"><text:span text:style-name="T63"> son</text:span></text:span><text:span text:style-name="Source_20_Text"><text:span text:style-name="T62"> la cantidad </text:span></text:span><text:span text:style-name="Source_20_Text"><text:span text:style-name="T167">y formato </text:span></text:span><text:span text:style-name="Source_20_Text"><text:span text:style-name="T62">de </text:span></text:span><text:span text:style-name="Source_20_Text"><text:span text:style-name="T167">la</text:span></text:span><text:span text:style-name="Source_20_Text"><text:span text:style-name="T62"> información desplegada e</text:span></text:span><text:span text:style-name="Source_20_Text"><text:span text:style-name="T148">n</text:span></text:span><text:span text:style-name="Source_20_Text"><text:span text:style-name="T62"> los resultados. </text:span></text:span><text:span text:style-name="Source_20_Text"><text:span text:style-name="T66">Véanse </text:span></text:span><text:span text:style-name="Source_20_Text"><text:span text:style-name="T190">las secciones siguientes para más detalles.</text:span></text:span><text:span text:style-name="T6"> </text:span><text:span text:style-name="T56">Los patrones </text:span><text:span text:style-name="T162">de texto</text:span><text:span text:style-name="T56"> </text:span><text:span text:style-name="T57">buscados</text:span><text:span text:style-name="T56"> </text:span><text:span text:style-name="T58">p</text:span><text:span text:style-name="T189">odrá</text:span><text:span text:style-name="T57">n</text:span><text:span text:style-name="T58"> ser</text:span><text:span text:style-name="T206"> </text:span><text:span text:style-name="T344">expresiones regulares</text:span><text:span text:style-name="T359"> </text:span><text:span text:style-name="T361">literales (</text:span><text:span text:style-name="T365">es decir, </text:span><text:span text:style-name="T362">con </text:span><text:span text:style-name="T368">caracteres</text:span><text:span text:style-name="T205"> fijo</text:span><text:span text:style-name="T207">s)</text:span><text:span text:style-name="T361"> o </text:span><text:span text:style-name="T360">extendidas </text:span><text:span text:style-name="T361">(</text:span><text:span text:style-name="T365">es decir, </text:span><text:span text:style-name="T362">con </text:span><text:span text:style-name="T368">caracteres</text:span><text:span text:style-name="T361"> que varían alrededor de un </text:span><text:span text:style-name="T364">rango o tipo</text:span><text:span text:style-name="T361">, </text:span><text:span text:style-name="T363">como,</text:span><text:span text:style-name="T361"> </text:span><text:span text:style-name="T366">por ejemplo</text:span><text:span text:style-name="T367">, las</text:span><text:span text:style-name="T361"> vocales: </text:span><text:span text:style-name="T369">[aeiou]</text:span><text:span text:style-name="T361">)</text:span><text:span text:style-name="T58">.</text:span></text:p>
      <text:p text:style-name="P59"/>
      <text:p text:style-name="P46"><text:span text:style-name="T201">L</text:span><text:span text:style-name="T192">as </text:span><text:span text:style-name="T187">funciones</text:span><text:span text:style-name="T59"> </text:span><text:span text:style-name="T244">grep*</text:span><text:span text:style-name="T245">()</text:span><text:span text:style-name="T63"> </text:span><text:span text:style-name="T161">realizan una</text:span><text:span text:style-name="T59"> </text:span><text:span text:style-name="T219">búsqueda </text:span><text:span text:style-name="T220">global</text:span><text:span text:style-name="T219"> </text:span><text:span text:style-name="T59">de </text:span><text:span text:style-name="T163">coincidencias con</text:span><text:span text:style-name="T181"> el patrón buscado</text:span><text:span text:style-name="T180"> </text:span><text:span text:style-name="T182">y devuelven el</text:span><text:span text:style-name="T162"> índice de </text:span><text:span text:style-name="T168">las coincidencias o </text:span><text:span text:style-name="T164">un</text:span><text:span text:style-name="T168"> valor lógico </text:span><text:span text:style-name="T163">por cada elemento</text:span><text:span text:style-name="T168"> </text:span><text:span text:style-name="T164">del</text:span><text:span text:style-name="T168"> </text:span><text:span text:style-name="T164">resultado de la búsqueda</text:span><text:span text:style-name="T162">, respectivamente</text:span><text:span text:style-name="T59">.</text:span><text:span text:style-name="T6"> </text:span><text:span text:style-name="Source_20_Text"><text:span text:style-name="T443">Las</text:span></text:span><text:span text:style-name="Source_20_Text"><text:span text:style-name="T378"> funciones </text:span></text:span><text:span text:style-name="Source_20_Text"><text:span text:style-name="T443">*sub</text:span></text:span><text:span text:style-name="Source_20_Text"><text:span text:style-name="T444">()</text:span></text:span><text:span text:style-name="Source_20_Text"><text:span text:style-name="T5"> </text:span></text:span><text:span text:style-name="Source_20_Text"><text:span text:style-name="T202">reemplazan</text:span></text:span><text:span text:style-name="Source_20_Text"><text:span text:style-name="T6"> la primer</text:span></text:span><text:span text:style-name="Source_20_Text"><text:span text:style-name="T7">a</text:span></text:span><text:span text:style-name="Source_20_Text"><text:span text:style-name="T6"> o todas la</text:span></text:span><text:span text:style-name="Source_20_Text"><text:span text:style-name="T64">s</text:span></text:span><text:span text:style-name="Source_20_Text"><text:span text:style-name="T6"> coincidencias </text:span></text:span><text:span text:style-name="Source_20_Text"><text:span text:style-name="T53">encontradas </text:span></text:span><text:span text:style-name="Source_20_Text"><text:span text:style-name="T190">con el</text:span></text:span><text:span text:style-name="Source_20_Text"><text:span text:style-name="T55"> patrón de texto </text:span></text:span><text:span text:style-name="Source_20_Text"><text:span text:style-name="T160">buscado</text:span></text:span><text:span text:style-name="Source_20_Text"><text:span text:style-name="T55">, </text:span></text:span><text:span text:style-name="Source_20_Text"><text:span text:style-name="T95">respectivamente</text:span></text:span><text:span text:style-name="Source_20_Text"><text:span text:style-name="T6">. </text:span></text:span><text:span text:style-name="Source_20_Text"><text:span text:style-name="T161">Las</text:span></text:span><text:span text:style-name="Source_20_Text"><text:span text:style-name="T62"> funciones </text:span></text:span><text:span text:style-name="Source_20_Text"><text:span text:style-name="T246">*regex</text:span></text:span><text:span text:style-name="Source_20_Text"><text:span text:style-name="T281">pr</text:span></text:span><text:span text:style-name="Source_20_Text"><text:span text:style-name="T245">()</text:span></text:span><text:span text:style-name="Source_20_Text"><text:span text:style-name="T62"> dev</text:span></text:span><text:span text:style-name="Source_20_Text"><text:span text:style-name="T161">uelven</text:span></text:span><text:span text:style-name="Source_20_Text"><text:span text:style-name="T62"> un </text:span></text:span><text:span text:style-name="Source_20_Text"><text:span text:style-name="T188">objeto </text:span></text:span><text:span text:style-name="Source_20_Text"><text:span text:style-name="T62">con la</text:span></text:span><text:span text:style-name="Source_20_Text"><text:span text:style-name="T147">s</text:span></text:span><text:span text:style-name="Source_20_Text"><text:span text:style-name="T62"> ubicaci</text:span></text:span><text:span text:style-name="Source_20_Text"><text:span text:style-name="T147">o</text:span></text:span><text:span text:style-name="Source_20_Text"><text:span text:style-name="T62">n</text:span></text:span><text:span text:style-name="Source_20_Text"><text:span text:style-name="T147">es</text:span></text:span><text:span text:style-name="Source_20_Text"><text:span text:style-name="T62"> </text:span></text:span><text:span text:style-name="Source_20_Text"><text:span text:style-name="T64">y extensión</text:span></text:span><text:span text:style-name="Source_20_Text"><text:span text:style-name="T62"> de la </text:span></text:span><text:span text:style-name="Source_20_Text"><text:span text:style-name="T161">primera o de todas las</text:span></text:span><text:span text:style-name="Source_20_Text"><text:span text:style-name="T62"> coincidencias </text:span></text:span><text:span text:style-name="Source_20_Text"><text:span text:style-name="T163">con el patrón buscado</text:span></text:span><text:span text:style-name="Source_20_Text"><text:span text:style-name="T62">, </text:span></text:span><text:span text:style-name="Source_20_Text"><text:span text:style-name="T161">respectivamente</text:span></text:span><text:span text:style-name="Source_20_Text"><text:span text:style-name="T62">. </text:span></text:span><text:span text:style-name="Source_20_Text"><text:span text:style-name="T161">Finalmente, la función </text:span></text:span><text:span text:style-name="Source_20_Text"><text:span text:style-name="T281">regexec</text:span></text:span><text:span text:style-name="Source_20_Text"><text:span text:style-name="T282">()</text:span></text:span><text:span text:style-name="Source_20_Text"><text:span text:style-name="T169"> devuelve un objeto con la ubicación de la</text:span></text:span><text:span text:style-name="Source_20_Text"><text:span text:style-name="T170">s</text:span></text:span><text:span text:style-name="Source_20_Text"><text:span text:style-name="T169"> coincidencia</text:span></text:span><text:span text:style-name="Source_20_Text"><text:span text:style-name="T170">s</text:span></text:span><text:span text:style-name="Source_20_Text"><text:span text:style-name="T169"> </text:span></text:span><text:span text:style-name="Source_20_Text"><text:span text:style-name="T163">con el patrón </text:span></text:span><text:span text:style-name="Source_20_Text"><text:span text:style-name="T203">y</text:span></text:span><text:span text:style-name="Source_20_Text"><text:span text:style-name="T164"> los subpatrones que integren </text:span></text:span><text:span text:style-name="Source_20_Text"><text:span text:style-name="T165">una</text:span></text:span><text:span text:style-name="Source_20_Text"><text:span text:style-name="T164"> expresión regular. </text:span></text:span><text:span text:style-name="Source_20_Text"><text:span text:style-name="T166">La función equivalente para coincidencias globales con patrones y subpatrones, g</text:span></text:span><text:span text:style-name="Source_20_Text"><text:span text:style-name="T281">regexec</text:span></text:span><text:span text:style-name="Source_20_Text"><text:span text:style-name="T282">()</text:span></text:span><text:span text:style-name="Source_20_Text"><text:span text:style-name="T169">, </text:span></text:span><text:span text:style-name="Source_20_Text"><text:span text:style-name="T166">no </text:span></text:span><text:span text:style-name="Source_20_Text"><text:span text:style-name="T204">existe todavía en </text:span></text:span><text:span text:style-name="Source_20_Text"><text:span text:style-name="T371">R</text:span></text:span><text:span text:style-name="Source_20_Text"><text:span text:style-name="T204"> pero puede construirse fácilmente; véase la sección </text:span></text:span><text:span text:style-name="Source_20_Text"><text:span text:style-name="T221">E</text:span></text:span><text:span text:style-name="Source_20_Text"><text:span text:style-name="T222">jemplo</text:span></text:span><text:span text:style-name="Source_20_Text"><text:span text:style-name="T221">s</text:span></text:span><text:span text:style-name="Source_20_Text"><text:span text:style-name="T204">.</text:span></text:span></text:p>
      <text:p text:style-name="P44"><text:span text:style-name="Source_20_Text"><text:span text:style-name="T190"/></text:span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6">Índice</text:p>
          </text:index-title>
          <text:p text:style-name="P95"><text:a xlink:type="simple" xlink:href="#__RefHeading___Toc8885_17337787" text:style-name="Index_20_Link" text:visited-style-name="Index_20_Link"><text:span text:style-name="T373">1. Descripción<text:tab/>1</text:span></text:a></text:p>
          <text:p text:style-name="P95"><text:a xlink:type="simple" xlink:href="#__RefHeading___Toc8887_17337787" text:style-name="Index_20_Link" text:visited-style-name="Index_20_Link"><text:span text:style-name="T373">2. Utilización<text:tab/>1</text:span></text:a></text:p>
          <text:p text:style-name="P95"><text:a xlink:type="simple" xlink:href="#__RefHeading___Toc8889_17337787" text:style-name="Index_20_Link" text:visited-style-name="Index_20_Link"><text:span text:style-name="T373">3. Argumentos<text:tab/>2</text:span></text:a></text:p>
          <text:p text:style-name="P95"><text:a xlink:type="simple" xlink:href="#__RefHeading___Toc8891_17337787" text:style-name="Index_20_Link" text:visited-style-name="Index_20_Link"><text:span text:style-name="T373">4. Detalles<text:tab/>3</text:span></text:a></text:p>
          <text:p text:style-name="P95"><text:a xlink:type="simple" xlink:href="#__RefHeading___Toc8893_17337787" text:style-name="Index_20_Link" text:visited-style-name="Index_20_Link"><text:span text:style-name="T373">5. Valor devuelto<text:tab/>5</text:span></text:a></text:p>
          <text:p text:style-name="P95"><text:a xlink:type="simple" xlink:href="#__RefHeading___Toc8895_17337787" text:style-name="Index_20_Link" text:visited-style-name="Index_20_Link"><text:span text:style-name="T373">6. Advertencia<text:tab/>6</text:span></text:a></text:p>
          <text:p text:style-name="P95"><text:a xlink:type="simple" xlink:href="#__RefHeading___Toc8897_17337787" text:style-name="Index_20_Link" text:visited-style-name="Index_20_Link"><text:span text:style-name="T373">7. Consideraciones de desempeño<text:tab/>7</text:span></text:a></text:p>
          <text:p text:style-name="P95"><text:a xlink:type="simple" xlink:href="#__RefHeading___Toc8899_17337787" text:style-name="Index_20_Link" text:visited-style-name="Index_20_Link"><text:span text:style-name="T379">8. Bibliotecas fuente</text:span></text:a><text:a xlink:type="simple" xlink:href="#__RefHeading___Toc8899_17337787" text:style-name="Index_20_Link" text:visited-style-name="Index_20_Link"><text:span text:style-name="T373"><text:tab/>8</text:span></text:a></text:p>
          <text:p text:style-name="P95"><text:a xlink:type="simple" xlink:href="#__RefHeading___Toc8901_17337787" text:style-name="Index_20_Link" text:visited-style-name="Index_20_Link"><text:span text:style-name="T373">9. Referencias<text:tab/>8</text:span></text:a></text:p>
          <text:p text:style-name="P95"><text:a xlink:type="simple" xlink:href="#__RefHeading___Toc8903_17337787" text:style-name="Index_20_Link" text:visited-style-name="Index_20_Link"><text:span text:style-name="T373">10. También véase<text:tab/>8</text:span></text:a></text:p>
          <text:p text:style-name="P95"><text:a xlink:type="simple" xlink:href="#__RefHeading___Toc8905_17337787" text:style-name="Index_20_Link" text:visited-style-name="Index_20_Link"><text:span text:style-name="T379">11. Ejemplos</text:span></text:a><text:a xlink:type="simple" xlink:href="#__RefHeading___Toc8905_17337787" text:style-name="Index_20_Link" text:visited-style-name="Index_20_Link"><text:span text:style-name="T373"><text:tab/>9</text:span></text:a></text:p>
          <text:p text:style-name="P95"><text:a xlink:type="simple" xlink:href="#__RefHeading___Toc17392_17337787" text:style-name="Index_20_Link" text:visited-style-name="Index_20_Link"><text:span text:style-name="T379">1</text:span></text:a><text:a xlink:type="simple" xlink:href="#__RefHeading___Toc17392_17337787" text:style-name="Index_20_Link" text:visited-style-name="Index_20_Link"><text:span text:style-name="T373">1</text:span></text:a><text:a xlink:type="simple" xlink:href="#__RefHeading___Toc17392_17337787" text:style-name="Index_20_Link" text:visited-style-name="Index_20_Link"><text:span text:style-name="T379">. </text:span></text:a><text:a xlink:type="simple" xlink:href="#__RefHeading___Toc17392_17337787" text:style-name="Index_20_Link" text:visited-style-name="Index_20_Link"><text:span text:style-name="T373">Código fuente<text:tab/>10</text:span></text:a></text:p>
        </text:index-body>
      </text:table-of-content>
      <text:h text:style-name="P93" text:outline-level="2"><text:bookmark-start text:name="__RefHeading___Toc8887_17337787"/>2. Utilización<text:bookmark-end text:name="__RefHeading___Toc8887_17337787"/></text:h>
      <text:p text:style-name="P37"><text:span text:style-name="T449">## </text:span><text:span text:style-name="T450">devuelve los elementos </text:span><text:span text:style-name="T460">que coincidan</text:span><text:span text:style-name="T450"> </text:span><text:span text:style-name="T459">con el patrón buscado</text:span></text:p>
      <text:p text:style-name="P62">grep(pattern, x, ignore.case = FALSE, perl = FALSE, value = FALSE,</text:p>
      <text:p text:style-name="P62"><text:s text:c="5"/><text:span text:style-name="T1">fixed = FALSE, useBytes = FALSE, invert = FALSE)</text:span></text:p>
      <text:p text:style-name="P62"/>
      <text:p text:style-name="P105"><text:span text:style-name="T449">## </text:span><text:span text:style-name="T450">devuelve un valor lógico, </text:span><text:span text:style-name="T451">verdadero o falso,</text:span><text:span text:style-name="T450"> </text:span><text:span text:style-name="T453">dependiendo de</text:span><text:span text:style-name="T461">l </text:span></text:p>
      <text:p text:style-name="P105"><text:span text:style-name="T463">## resultado del</text:span><text:span text:style-name="T457"> </text:span><text:span text:style-name="T461">cotejo de cada elemento con el patrón buscado</text:span></text:p>
      <text:p text:style-name="P62">grepl(pattern, x, ignore.case = FALSE, perl = FALSE,</text:p>
      <text:p text:style-name="P62"><text:s text:c="6"/><text:span text:style-name="T1">fixed = FALSE, useBytes = FALSE)</text:span></text:p>
      <text:p text:style-name="P62"/>
      <text:p text:style-name="P35"><text:soft-page-break/><text:span text:style-name="T447">## sustitu</text:span><text:span text:style-name="T450">ye</text:span><text:span text:style-name="T447"> </text:span><text:span text:style-name="T452">la </text:span><text:span text:style-name="T447">parte de </text:span><text:span text:style-name="T450">los </text:span><text:span text:style-name="T447">elemento</text:span><text:span text:style-name="T450">s</text:span><text:span text:style-name="T447"> que contenga</text:span><text:span text:style-name="T450">n </text:span></text:p>
      <text:p text:style-name="P38"><text:span text:style-name="T450">## la primer coincidencia con</text:span><text:span text:style-name="T447"> </text:span><text:span text:style-name="T458">el patrón buscado</text:span></text:p>
      <text:p text:style-name="P62">sub(pattern, replacement, x, ignore.case = FALSE, perl = FALSE,</text:p>
      <text:p text:style-name="P62"><text:s text:c="4"/><text:span text:style-name="T1">fixed = FALSE, useBytes = FALSE)</text:span></text:p>
      <text:p text:style-name="P62"/>
      <text:p text:style-name="P36"><text:span text:style-name="T447">## sustitu</text:span><text:span text:style-name="T450">ye</text:span><text:span text:style-name="T447"> </text:span><text:span text:style-name="T452">la</text:span><text:span text:style-name="T454">s</text:span><text:span text:style-name="T452"> </text:span><text:span text:style-name="T447">parte</text:span><text:span text:style-name="T454">s</text:span><text:span text:style-name="T447"> de </text:span><text:span text:style-name="T450">los </text:span><text:span text:style-name="T447">elemento</text:span><text:span text:style-name="T450">s</text:span><text:span text:style-name="T447"> que</text:span><text:span text:style-name="T450"> </text:span></text:p>
      <text:p text:style-name="P64"><text:span text:style-name="T482">## </text:span>contenga<text:span text:style-name="T482">n coincidencia</text:span><text:span text:style-name="T483">s</text:span><text:span text:style-name="T482"> con</text:span> <text:span text:style-name="T425">el patrón buscado</text:span></text:p>
      <text:p text:style-name="P62">gsub(pattern, replacement, x, ignore.case = FALSE, perl = FALSE,</text:p>
      <text:p text:style-name="P62"><text:s text:c="5"/><text:span text:style-name="T1">fixed = FALSE, useBytes = FALSE)</text:span></text:p>
      <text:p text:style-name="P62"/>
      <text:p text:style-name="P40"><text:span text:style-name="T447">## despl</text:span><text:span text:style-name="T452">iega </text:span><text:span text:style-name="T462">un</text:span><text:span text:style-name="T455"> vector </text:span><text:span text:style-name="T454">con</text:span><text:span text:style-name="T447"> la información de la ubicación y </text:span><text:span text:style-name="T454">la </text:span><text:span text:style-name="T447">extensión </text:span></text:p>
      <text:p text:style-name="P42"><text:span text:style-name="T447">## de la primer coincidencia </text:span><text:span text:style-name="T452">de</text:span><text:span text:style-name="T448"> cada elemento con </text:span><text:span text:style-name="T457">el patrón </text:span><text:span text:style-name="T459">buscado</text:span></text:p>
      <text:p text:style-name="P62">regexpr(pattern, text, ignore.case = FALSE, perl = FALSE,</text:p>
      <text:p text:style-name="P62"><text:s text:c="8"/><text:span text:style-name="T1">fixed = FALSE, useBytes = FALSE)</text:span></text:p>
      <text:p text:style-name="P62"/>
      <text:p text:style-name="P41"><text:span text:style-name="T447">## despl</text:span><text:span text:style-name="T452">iega </text:span><text:span text:style-name="T462">una </text:span><text:span text:style-name="T455">lista</text:span><text:span text:style-name="T447"> </text:span><text:span text:style-name="T454">con </text:span><text:span text:style-name="T447">la información de la ubicación y </text:span><text:span text:style-name="T454">la </text:span><text:span text:style-name="T447">extensión </text:span></text:p>
      <text:p text:style-name="P42"><text:span text:style-name="T447">## de la</text:span><text:span text:style-name="T459">s </text:span><text:span text:style-name="T447">coincidencia</text:span><text:span text:style-name="T452">s</text:span><text:span text:style-name="T447"> </text:span><text:span text:style-name="T456">en</text:span><text:span text:style-name="T448"> cada elemento con </text:span><text:span text:style-name="T457">el patrón </text:span><text:span text:style-name="T459">buscado</text:span></text:p>
      <text:p text:style-name="P62">gregexpr(pattern, text, ignore.case = FALSE, perl = FALSE,</text:p>
      <text:p text:style-name="P62"><text:s text:c="9"/><text:span text:style-name="T1">fixed = FALSE, useBytes = FALSE)</text:span></text:p>
      <text:p text:style-name="P62"/>
      <text:p text:style-name="P43"><text:span text:style-name="T447">## despl</text:span><text:span text:style-name="T452">iega</text:span><text:span text:style-name="T447"> </text:span><text:span text:style-name="T462">una</text:span><text:span text:style-name="T455"> lista </text:span><text:span text:style-name="T454">con</text:span><text:span text:style-name="T455"> </text:span><text:span text:style-name="T447">la información de la ubicación y </text:span><text:span text:style-name="T454">la </text:span><text:span text:style-name="T447">extensión</text:span></text:p>
      <text:p text:style-name="P63"><text:span text:style-name="T485">## de la primer coincidencia </text:span><text:span text:style-name="T484">de</text:span><text:span text:style-name="T481"> cada elemento con </text:span><text:span text:style-name="T424">el patrón </text:span><text:span text:style-name="T430">y subpatrones</text:span><text:span text:style-name="T424"> </text:span><text:span text:style-name="T430"><text:s/></text:span><text:span text:style-name="T426">buscado</text:span><text:span text:style-name="T430">s</text:span></text:p>
      <text:p text:style-name="P62">regexec(pattern, text, ignore.case = FALSE, perl = FALSE,</text:p>
      <text:p text:style-name="P62"><text:s text:c="8"/><text:span text:style-name="T1">fixed = FALSE, useBytes = FALSE)</text:span></text:p>
      <text:h text:style-name="P93" text:outline-level="2"><text:bookmark-start text:name="__RefHeading___Toc8889_17337787"/><text:soft-page-break/>3. Argumentos<text:bookmark-end text:name="__RefHeading___Toc8889_17337787"/></text:h>
      <text:p text:style-name="P97"><text:span text:style-name="T490">Tabl</text:span><text:span text:style-name="T491">a</text:span><text:span text:style-name="T490"> </text:span><text:span text:style-name="T490"><text:sequence text:ref-name="refTable0" text:name="Table" text:formula="ooow:Table+1" style:num-format="1">1</text:sequence></text:span><text:span text:style-name="T490">. Argumentos para las funciones </text:span><text:span text:style-name="T494">que buscan coincidencias con un patrón de tex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98">Nombre</text:p>
            </table:table-cell>
            <table:table-cell table:style-name="Table2.A1" office:value-type="string">
              <text:p text:style-name="P98">Tipo de valor <text:span text:style-name="T495">esperado</text:span></text:p>
            </table:table-cell>
            <table:table-cell table:style-name="Table2.A1" office:value-type="string">
              <text:p text:style-name="P99">Propósito</text:p>
            </table:table-cell>
          </table:table-row>
        </table:table-header-rows>
        <table:table-row>
          <table:table-cell table:style-name="Table2.A2" office:value-type="string">
            <text:p text:style-name="P34"><text:span text:style-name="Source_20_Text"><text:span text:style-name="T464">pattern</text:span></text:span></text:p>
            <text:p text:style-name="P39"><text:span text:style-name="Source_20_Text"><text:span text:style-name="T486">patrón</text:span></text:span></text:p>
          </table:table-cell>
          <table:table-cell table:style-name="Table2.B2" office:value-type="string">
            <text:p text:style-name="P69"><text:span text:style-name="T496">Una c</text:span>adena de caracteres.</text:p>
          </table:table-cell>
          <table:table-cell table:style-name="Table2.B2" office:value-type="string">
            <text:p text:style-name="P70"><text:span text:style-name="T422">Podrá tratarse de </text:span><text:span text:style-name="T384">una </text:span><text:span text:style-name="T431">expresión regular</text:span><text:span text:style-name="T384"> </text:span><text:span text:style-name="T422">extendida </text:span><text:span text:style-name="T384">o </text:span><text:span text:style-name="T422">de</text:span><text:span text:style-name="T384"> </text:span><text:span text:style-name="T385">una</text:span><text:span text:style-name="T384"> cadena de caracteres </text:span><text:span text:style-name="T386">fijos</text:span><text:span text:style-name="T388"> </text:span><text:span text:style-name="T385">(si</text:span><text:span text:style-name="T384"> </text:span><text:span text:style-name="T473">fixed = TRUE</text:span><text:span text:style-name="T384">) para ser cotejada </text:span><text:span text:style-name="T389">con</text:span><text:span text:style-name="T384"> un vector de caracteres. </text:span><text:span text:style-name="T388">Será c</text:span><text:span text:style-name="T384">onstreñid</text:span><text:span text:style-name="T390">a</text:span><text:span text:style-name="T384">, de ser posible, por </text:span><text:span text:style-name="T433">as.characte</text:span><text:span text:style-name="T434">r()</text:span><text:span text:style-name="T384"> hacia una cadena de caracteres. Si un vector de caracteres </text:span><text:span text:style-name="T390">con una</text:span><text:span text:style-name="T384"> extensión </text:span><text:span text:style-name="T389">de</text:span><text:span text:style-name="T384"> </text:span><text:span text:style-name="T390">dos </text:span><text:span text:style-name="T384">o más </text:span><text:span text:style-name="T390">elementos</text:span><text:span text:style-name="T384"> es aportado, se usará el primer elemento </text:span><text:span text:style-name="T390">y se desplegará una</text:span><text:span text:style-name="T384"> advertencia. </text:span><text:span text:style-name="T390">Se permit</text:span><text:span text:style-name="T385">irá</text:span><text:span text:style-name="T390"> </text:span><text:span text:style-name="T388">la búsqueda de</text:span><text:span text:style-name="T390"> </text:span><text:span text:style-name="T384">valores </text:span><text:span text:style-name="T387">no disponibles (</text:span><text:span text:style-name="T474">NA</text:span><text:span text:style-name="T387">)</text:span><text:span text:style-name="T384"> excepto</text:span><text:span text:style-name="T390"> </text:span><text:span text:style-name="T388">para</text:span><text:span text:style-name="T384"> las funciones </text:span><text:span text:style-name="T391">de la forma </text:span><text:span text:style-name="T475">*regex*()</text:span><text:span text:style-name="T384">.</text:span></text:p>
          </table:table-cell>
        </table:table-row>
        <table:table-row>
          <table:table-cell table:style-name="Table2.A2" office:value-type="string">
            <text:p text:style-name="P78"><text:span text:style-name="Source_20_Text"><text:span text:style-name="T464">x, text</text:span></text:span></text:p>
            <text:p text:style-name="P79"><text:span text:style-name="Source_20_Text"><text:span text:style-name="T486">x, texto</text:span></text:span></text:p>
          </table:table-cell>
          <table:table-cell table:style-name="Table2.B2" office:value-type="string">
            <text:p text:style-name="P92"><text:span text:style-name="T422">U</text:span><text:span text:style-name="T372">n vector de caracteres.</text:span></text:p>
          </table:table-cell>
          <table:table-cell table:style-name="Table2.B2" office:value-type="string">
            <text:p text:style-name="P84"><text:span text:style-name="T395">Un vector de caracteres en donde serán buscadas las coincidencias, o un objeto que pueda ser constreñido por </text:span><text:span text:style-name="T436">as.character</text:span><text:span text:style-name="T437">()</text:span><text:span text:style-name="T408"> </text:span><text:span text:style-name="T409">hacia un </text:span><text:span text:style-name="T395">vector de caracteres. Los </text:span><text:span text:style-name="T432">vectores largos</text:span><text:span text:style-name="T395"> </text:span><text:span text:style-name="T410">están</text:span><text:span text:style-name="T395"> permitidos.</text:span></text:p>
          </table:table-cell>
        </table:table-row>
        <table:table-row>
          <table:table-cell table:style-name="Table2.A2" office:value-type="string">
            <text:p text:style-name="P78"><text:span text:style-name="Source_20_Text"><text:span text:style-name="T464">ignore.case</text:span></text:span></text:p>
            <text:p text:style-name="P79"><text:span text:style-name="Source_20_Text"><text:span text:style-name="T486">ignorar.mayúsculas</text:span></text:span></text:p>
          </table:table-cell>
          <table:table-cell table:style-name="Table2.B2" office:value-type="string">
            <text:p text:style-name="P83"><text:span text:style-name="T406">Un v</text:span><text:span text:style-name="T407">alor lógico.</text:span><text:span text:style-name="T395"> </text:span></text:p>
          </table:table-cell>
          <table:table-cell table:style-name="Table2.B2" office:value-type="string">
            <text:p text:style-name="P81"><text:span text:style-name="T395">Si </text:span><text:span text:style-name="T394">es</text:span><text:span text:style-name="T395"> falso (</text:span><text:span text:style-name="Source_20_Text"><text:span text:style-name="T465">FALSE</text:span></text:span><text:span text:style-name="Source_20_Text"><text:span text:style-name="T395">), </text:span></text:span><text:span text:style-name="Source_20_Text"><text:span text:style-name="T394">la búsqueda de coincidencias </text:span></text:span><text:span text:style-name="Source_20_Text"><text:span text:style-name="T396">será</text:span></text:span><text:span text:style-name="Source_20_Text"><text:span text:style-name="T394"> sensible a mayúsculas y minúsculas. Si es verdadero (</text:span></text:span><text:span text:style-name="Source_20_Text"><text:span text:style-name="T471">TRUE</text:span></text:span><text:span text:style-name="Source_20_Text"><text:span text:style-name="T394">), las mayúsculas y minúsculas serán ignoradas durante el cotejo. </text:span></text:span></text:p>
          </table:table-cell>
        </table:table-row>
        <table:table-row>
          <table:table-cell table:style-name="Table2.A2" office:value-type="string">
            <text:p text:style-name="P78"><text:span text:style-name="Source_20_Text"><text:span text:style-name="T464">perl</text:span></text:span></text:p>
            <text:p text:style-name="P79"><text:span text:style-name="Source_20_Text"><text:span text:style-name="T487">estilo.</text:span></text:span><text:span text:style-name="Source_20_Text"><text:span text:style-name="T486">perl</text:span></text:span></text:p>
          </table:table-cell>
          <table:table-cell table:style-name="Table2.B2" office:value-type="string">
            <text:p text:style-name="P91"><text:span text:style-name="T423">Un v</text:span><text:span text:style-name="T416">alor lógico.</text:span><text:span text:style-name="T372"> </text:span></text:p>
          </table:table-cell>
          <table:table-cell table:style-name="Table2.B2" office:value-type="string">
            <text:p text:style-name="P86"><text:span text:style-name="T392">Si </text:span><text:span text:style-name="T422">es </text:span><text:span text:style-name="T392">verdadero </text:span><text:span text:style-name="T393">(</text:span><text:span text:style-name="T476">TRUE</text:span><text:span text:style-name="T393">)</text:span><text:span text:style-name="T392">, podrán usarse las expresiones regulares </text:span><text:span text:style-name="T393">compatibles con el</text:span><text:span text:style-name="T392"> lenguaje </text:span><text:span text:style-name="T477">Perl</text:span><text:span text:style-name="T392"> en la búsqueda de coincidencias.</text:span></text:p>
          </table:table-cell>
        </table:table-row>
        <table:table-row>
          <table:table-cell table:style-name="Table2.A2" office:value-type="string">
            <text:p text:style-name="P78"><text:span text:style-name="Source_20_Text"><text:span text:style-name="T464">value</text:span></text:span></text:p>
            <text:p text:style-name="P80">valor</text:p>
          </table:table-cell>
          <table:table-cell table:style-name="Table2.B2" office:value-type="string">
            <text:p text:style-name="P91"><text:span text:style-name="T423">Un v</text:span><text:span text:style-name="T416">alor lógico.</text:span></text:p>
          </table:table-cell>
          <table:table-cell table:style-name="Table2.B2" office:value-type="string">
            <text:p text:style-name="P87"><text:span text:style-name="T392">Si es falso (</text:span><text:span text:style-name="T477">FALSE</text:span><text:span text:style-name="T392">), será devuelto un vector de tipo entero que cont</text:span><text:span text:style-name="T415">endrá</text:span><text:span text:style-name="T392"> los índices de las coincidencias determinadas por </text:span><text:span text:style-name="T477">grep</text:span><text:span text:style-name="T478">()</text:span><text:span text:style-name="T392"> y, si es verdadero (</text:span><text:span text:style-name="T477">TRUE</text:span><text:span text:style-name="T392">), será devuelto un vector que contenga l</text:span><text:span text:style-name="T415">o</text:span><text:span text:style-name="T392">s </text:span><text:span text:style-name="T415">elementos mismos que hayan tenido</text:span><text:span text:style-name="T392"> coincidencias.</text:span></text:p>
          </table:table-cell>
        </table:table-row>
        <table:table-row>
          <table:table-cell table:style-name="Table2.A2" office:value-type="string">
            <text:p text:style-name="P78"><text:span text:style-name="Source_20_Text"><text:span text:style-name="T464">fixed</text:span></text:span></text:p>
            <text:p text:style-name="P79"><text:span text:style-name="Source_20_Text"><text:span text:style-name="T486">texto.fijo</text:span></text:span></text:p>
          </table:table-cell>
          <table:table-cell table:style-name="Table2.B2" office:value-type="string">
            <text:p text:style-name="P91"><text:span text:style-name="T423">Un v</text:span><text:span text:style-name="T416">alor lógico.</text:span></text:p>
          </table:table-cell>
          <table:table-cell table:style-name="Table2.B2" office:value-type="string">
            <text:p text:style-name="P87"><text:span text:style-name="T392">Si es verdadero (</text:span><text:span text:style-name="T477">TRUE</text:span><text:span text:style-name="T392">), </text:span><text:span text:style-name="T477">pattern</text:span><text:span text:style-name="T392"> será leído </text:span><text:span text:style-name="T416">como una cadena que será cotejada </text:span><text:span text:style-name="T417">tal y</text:span><text:span text:style-name="T416"> como está. </text:span><text:span text:style-name="T417">También,</text:span><text:span text:style-name="T416"> anulará todos los argumentos </text:span><text:span text:style-name="T417">que entren</text:span><text:span text:style-name="T416"> en conflicto.</text:span></text:p>
          </table:table-cell>
        </table:table-row>
        <table:table-row>
          <table:table-cell table:style-name="Table2.A2" office:value-type="string">
            <text:p text:style-name="P78"><text:span text:style-name="Source_20_Text"><text:span text:style-name="T464">useBytes</text:span></text:span></text:p>
            <text:p text:style-name="P79"><text:span text:style-name="Source_20_Text"><text:span text:style-name="T486">usar.octetos</text:span></text:span></text:p>
          </table:table-cell>
          <table:table-cell table:style-name="Table2.B2" office:value-type="string">
            <text:p text:style-name="P90"><text:span text:style-name="T423">Un v</text:span><text:span text:style-name="T416">alor lógico.</text:span></text:p>
          </table:table-cell>
          <table:table-cell table:style-name="Table2.B2" office:value-type="string">
            <text:p text:style-name="P88"><text:span text:style-name="T416">Si es verdadero (</text:span><text:span text:style-name="T477">TRUE</text:span><text:span text:style-name="T416">) la búsqueda de coincidencias se realiza</text:span><text:span text:style-name="T418">rá </text:span><text:span text:style-name="T416">octeto-por-octecto en vez de carácter-por-carácter. Véase la sección de </text:span><text:span text:style-name="T419">Detalles</text:span><text:span text:style-name="T416"> para más información.</text:span></text:p>
          </table:table-cell>
        </table:table-row>
        <table:table-row>
          <table:table-cell table:style-name="Table2.A2" office:value-type="string">
            <text:p text:style-name="P78"><text:span text:style-name="Source_20_Text"><text:span text:style-name="T464">invert</text:span></text:span></text:p>
            <text:p text:style-name="P79"><text:span text:style-name="Source_20_Text"><text:span text:style-name="T486">invertir</text:span></text:span></text:p>
          </table:table-cell>
          <table:table-cell table:style-name="Table2.B2" office:value-type="string">
            <text:p text:style-name="P90"><text:span text:style-name="T423">Un v</text:span><text:span text:style-name="T416">alor lógico.</text:span></text:p>
          </table:table-cell>
          <table:table-cell table:style-name="Table2.B2" office:value-type="string">
            <text:p text:style-name="P89"><text:span text:style-name="T416">Si es verdadero (</text:span><text:span text:style-name="T477">TRUE</text:span><text:span text:style-name="T416">), </text:span><text:span text:style-name="T421">devolverá </text:span><text:span text:style-name="T418">los</text:span><text:span text:style-name="T421"> índices o valores p</text:span><text:span text:style-name="T418">a</text:span><text:span text:style-name="T421">ra </text:span><text:span text:style-name="T418">los</text:span><text:span text:style-name="T421"> elementos que </text:span><text:span text:style-name="T420">no</text:span><text:span text:style-name="T421"> </text:span><text:span text:style-name="T418">tengan </text:span><text:span text:style-name="T421">coinci</text:span><text:span text:style-name="T418">dencias</text:span><text:span text:style-name="T421">.</text:span></text:p>
          </table:table-cell>
        </table:table-row>
        <table:table-row>
          <table:table-cell table:style-name="Table2.A10" office:value-type="string">
            <text:p text:style-name="P78"><text:span text:style-name="Source_20_Text"><text:span text:style-name="T464">replacement</text:span></text:span></text:p>
            <text:p text:style-name="P79"><text:span text:style-name="Source_20_Text"><text:span text:style-name="T486">reemplazo</text:span></text:span></text:p>
          </table:table-cell>
          <table:table-cell table:style-name="Table2.A10" office:value-type="string">
            <text:p text:style-name="P85"><text:span text:style-name="T496">Una cadena </text:span><text:span text:style-name="T488">caracteres.</text:span></text:p>
          </table:table-cell>
          <table:table-cell table:style-name="Table2.A10" office:value-type="string">
            <text:p text:style-name="P82"><text:span text:style-name="T402">El </text:span><text:span text:style-name="T397">reemplazo para el patrón de coincidencias en </text:span><text:span text:style-name="T402">las funciones</text:span><text:span text:style-name="T397"> </text:span><text:span text:style-name="T466">sub</text:span><text:span text:style-name="T467">()</text:span><text:span text:style-name="T397"> y </text:span><text:span text:style-name="T466">gsub</text:span><text:span text:style-name="T467">()</text:span><text:span text:style-name="T397">. </text:span><text:span text:style-name="T402">Será c</text:span><text:span text:style-name="T397">onstreñido a </text:span><text:span text:style-name="T403">tipo </text:span><text:span text:style-name="T397">carácter de ser posible. </text:span><text:span text:style-name="T398">Si el argumento </text:span><text:span text:style-name="T402">para</text:span><text:span text:style-name="T398"> cadenas de texto fij</text:span><text:span text:style-name="T401">o</text:span><text:span text:style-name="T398"> está seleccionado como falso</text:span><text:span text:style-name="T397"> </text:span><text:span text:style-name="T398">(</text:span><text:span text:style-name="T466">fixed = FALSE</text:span><text:span text:style-name="T398">)</text:span><text:span text:style-name="T397"> </text:span><text:span text:style-name="T404">el reemplazo</text:span><text:span text:style-name="T397"> </text:span><text:span text:style-name="T401">podrá</text:span><text:span text:style-name="T397"> incluir referencias </text:span><text:span text:style-name="T399">previas de</text:span><text:span text:style-name="T401">l tipo</text:span><text:span text:style-name="T399"> </text:span><text:span text:style-name="Source_20_Text"><text:span text:style-name="T468">"\1"</text:span></text:span><text:span text:style-name="Source_20_Text"><text:span text:style-name="T399"> </text:span></text:span><text:span text:style-name="T399">a </text:span><text:span text:style-name="Source_20_Text"><text:span text:style-name="T468">"\9" </text:span></text:span><text:span text:style-name="Source_20_Text"><text:span text:style-name="T469">y</text:span></text:span><text:span text:style-name="Source_20_Text"><text:span text:style-name="T399"> </text:span></text:span><text:span text:style-name="Source_20_Text"><text:span text:style-name="T401">hasta</text:span></text:span><text:span text:style-name="Source_20_Text"><text:span text:style-name="T399"> subexpresiones entre paréntesis </text:span></text:span><text:span text:style-name="Source_20_Text"><text:span text:style-name="T411">en</text:span></text:span><text:span text:style-name="Source_20_Text"><text:span text:style-name="T399"> </text:span></text:span><text:span text:style-name="Source_20_Text"><text:span text:style-name="T468">pattern</text:span></text:span><text:span text:style-name="Source_20_Text"><text:span text:style-name="T399">. </text:span></text:span><text:span text:style-name="Source_20_Text"><text:span text:style-name="T412">Si</text:span></text:span><text:span text:style-name="Source_20_Text"><text:span text:style-name="T401"> el argumento para uso de expresiones compatibles con </text:span></text:span><text:span text:style-name="Source_20_Text"><text:span text:style-name="T472">Perl</text:span></text:span><text:span text:style-name="Source_20_Text"><text:span text:style-name="T401"> </text:span></text:span><text:span text:style-name="Source_20_Text"><text:span text:style-name="T412">es</text:span></text:span><text:span text:style-name="Source_20_Text"><text:span text:style-name="T401"> seleccionado como verdadero</text:span></text:span><text:span text:style-name="Source_20_Text"><text:span text:style-name="T399"> </text:span></text:span><text:span text:style-name="Source_20_Text"><text:span text:style-name="T401">(</text:span></text:span><text:span text:style-name="Source_20_Text"><text:span text:style-name="T468">perl = TRUE</text:span></text:span><text:span text:style-name="Source_20_Text"><text:span text:style-name="T401">)</text:span></text:span><text:span text:style-name="Source_20_Text"><text:span text:style-name="T399">, también p</text:span></text:span><text:span text:style-name="Source_20_Text"><text:span text:style-name="T401">odrá</text:span></text:span><text:span text:style-name="Source_20_Text"><text:span text:style-name="T399"> contener </text:span></text:span><text:span text:style-name="Source_20_Text"><text:span text:style-name="T402">referencias como </text:span></text:span><text:span text:style-name="Source_20_Text"><text:span text:style-name="T468">"\U"</text:span></text:span><text:span text:style-name="Source_20_Text"><text:span text:style-name="T399"> o </text:span></text:span><text:span text:style-name="Source_20_Text"><text:span text:style-name="T468">"\L"</text:span></text:span><text:span text:style-name="Source_20_Text"><text:span text:style-name="T399"> para convertir el resto del reemplazo a mayúsculas y minúsculas y </text:span></text:span><text:span text:style-name="Source_20_Text"><text:span text:style-name="T468">"\E"</text:span></text:span><text:span text:style-name="Source_20_Text"><text:span text:style-name="T399"> para terminar con </text:span></text:span><text:span text:style-name="Source_20_Text"><text:span text:style-name="T404">esta</text:span></text:span><text:span text:style-name="Source_20_Text"><text:span text:style-name="T399"> conversión. Si un vector de caracteres de extensión mayor o igual a dos es aportado </text:span></text:span><text:span text:style-name="Source_20_Text"><text:span text:style-name="T414">se utilizará solo</text:span></text:span><text:span text:style-name="Source_20_Text"><text:span text:style-name="T399"> el primer elemento </text:span></text:span><text:span text:style-name="Source_20_Text"><text:span text:style-name="T405">y aparecerá</text:span></text:span><text:span text:style-name="Source_20_Text"><text:span text:style-name="T399"> una advertencia. </text:span></text:span><text:span text:style-name="Source_20_Text"><text:span text:style-name="T402">Y s</text:span></text:span><text:span text:style-name="Source_20_Text"><text:span text:style-name="T399">i </text:span></text:span><text:span text:style-name="Source_20_Text"><text:span text:style-name="T402">es aportado un valor no disponible</text:span></text:span><text:span text:style-name="Source_20_Text"><text:span text:style-name="T399"> </text:span></text:span><text:span text:style-name="Source_20_Text"><text:span text:style-name="T402">(</text:span></text:span><text:span text:style-name="Source_20_Text"><text:span text:style-name="T468">NA</text:span></text:span><text:span text:style-name="Source_20_Text"><text:span text:style-name="T402">)</text:span></text:span><text:span text:style-name="Source_20_Text"><text:span text:style-name="T399">, </text:span></text:span><text:span text:style-name="Source_20_Text"><text:span text:style-name="T400">todos los elementos en el resultado que correspondan </text:span></text:span><text:span text:style-name="Source_20_Text"><text:span text:style-name="T402">con </text:span></text:span><text:span text:style-name="Source_20_Text"><text:span text:style-name="T400">coincidencias serán </text:span></text:span><text:span text:style-name="Source_20_Text"><text:span text:style-name="T413">establecidos</text:span></text:span><text:span text:style-name="Source_20_Text"><text:span text:style-name="T400"> como valores no disponibles (</text:span></text:span><text:span text:style-name="Source_20_Text"><text:span text:style-name="T470">NA</text:span></text:span><text:span text:style-name="Source_20_Text"><text:span text:style-name="T400">).</text:span></text:span></text:p>
          </table:table-cell>
        </table:table-row>
      </table:table>
      <text:h text:style-name="P93" text:outline-level="2"><text:bookmark-start text:name="__RefHeading___Toc8891_17337787"/>4. Detalles<text:bookmark-end text:name="__RefHeading___Toc8891_17337787"/></text:h>
      <text:p text:style-name="P2"><text:span text:style-name="T497">Los a</text:span><text:span text:style-name="T498">rgumentos </text:span><text:span text:style-name="T500">cuyo valor esperado deba ser una</text:span><text:span text:style-name="T498"> cadena de caracteres o </text:span><text:span text:style-name="T500">un</text:span><text:span text:style-name="T498"> vecto</text:span><text:span text:style-name="T500">r</text:span><text:span text:style-name="T498"> de caracteres s</text:span><text:span text:style-name="T479">erán</text:span><text:span text:style-name="T498"> constreñidos, </text:span><text:span text:style-name="T527">en caso </text:span><text:span text:style-name="T498">de ser posible, a</text:span><text:span text:style-name="T500">l </text:span><text:span text:style-name="T439">tipo </text:span><text:span text:style-name="T438">carácter</text:span><text:span text:style-name="T498">.</text:span></text:p>
      <text:p text:style-name="P1"><text:span text:style-name="T479">Cada una de estas funciones opera</text:span><text:span text:style-name="T499">rá</text:span><text:span text:style-name="T479"> </text:span><text:span text:style-name="T480">en </text:span><text:span text:style-name="T497">alg</text:span><text:span text:style-name="T479">un</text:span><text:span text:style-name="T502">a</text:span><text:span text:style-name="T479"> de est</text:span><text:span text:style-name="T501">a</text:span><text:span text:style-name="T479">s de tres mod</text:span><text:span text:style-name="T501">alidades</text:span><text:span text:style-name="T479">:</text:span></text:p>
      <text:list xml:id="list2504779075" text:style-name="L1">
        <text:list-item>
          <text:p text:style-name="P106"><text:span text:style-name="Source_20_Text"><text:span text:style-name="T5"><text:s/></text:span></text:span><text:span text:style-name="Source_20_Text"><text:span text:style-name="T67">Con el argumento de texto fijo como verdadero (</text:span></text:span><text:span text:style-name="Source_20_Text"><text:span text:style-name="T230">fixed = TRUE</text:span></text:span><text:span text:style-name="Source_20_Text"><text:span text:style-name="T67">)</text:span></text:span><text:span text:style-name="T5"> </text:span><text:span text:style-name="T74">para u</text:span><text:span text:style-name="T13">tiliza</text:span><text:span text:style-name="T74">r</text:span><text:span text:style-name="T13"> coincidencias exactas.</text:span></text:p>
        </text:list-item>
        <text:list-item>
          <text:p text:style-name="P107"><text:span text:style-name="Source_20_Text"><text:span text:style-name="T5"><text:s/></text:span></text:span><text:span text:style-name="Source_20_Text"><text:span text:style-name="T67">Con el argumento de </text:span></text:span><text:span text:style-name="Source_20_Text"><text:span text:style-name="T191">estilo </text:span></text:span><text:span text:style-name="Source_20_Text"><text:span text:style-name="T290">Perl</text:span></text:span><text:span text:style-name="Source_20_Text"><text:span text:style-name="T191"> </text:span></text:span><text:span text:style-name="Source_20_Text"><text:span text:style-name="T67">como verdadero (</text:span></text:span><text:span text:style-name="Source_20_Text"><text:span text:style-name="T230">perl = TRUE</text:span></text:span><text:span text:style-name="Source_20_Text"><text:span text:style-name="T248">)</text:span></text:span><text:span text:style-name="T5"> </text:span><text:span text:style-name="T67">para u</text:span><text:span text:style-name="T13">tiliza</text:span><text:span text:style-name="T70">r</text:span><text:span text:style-name="T13"> expresiones regulares </text:span><text:span text:style-name="T79">compatibles con</text:span><text:span text:style-name="T13"> </text:span><text:span text:style-name="Source_20_Text"><text:span text:style-name="T286">Perl</text:span></text:span><text:span text:style-name="T13">.</text:span></text:p>
        </text:list-item>
        <text:list-item>
          <text:p text:style-name="P107"><text:span text:style-name="Source_20_Text"><text:span text:style-name="T5"><text:s/></text:span></text:span><text:span text:style-name="Source_20_Text"><text:span text:style-name="T67">Con los argumentos de texto fijo y de </text:span></text:span><text:span text:style-name="Source_20_Text"><text:span text:style-name="T191">estilo </text:span></text:span><text:span text:style-name="Source_20_Text"><text:span text:style-name="T286">Perl</text:span></text:span><text:span text:style-name="Source_20_Text"><text:span text:style-name="T191"> </text:span></text:span><text:span text:style-name="Source_20_Text"><text:span text:style-name="T67">como falsos (</text:span></text:span><text:span text:style-name="Source_20_Text"><text:span text:style-name="T230">fixed = FALSE</text:span></text:span><text:span text:style-name="Source_20_Text"><text:span text:style-name="T5">, </text:span></text:span><text:span text:style-name="Source_20_Text"><text:span text:style-name="T230">perl = FALSE</text:span></text:span><text:span text:style-name="Source_20_Text"><text:span text:style-name="T67">)</text:span></text:span><text:span text:style-name="T5"> </text:span><text:span text:style-name="T67">para utilizar </text:span><text:span text:style-name="T13">las expresiones regulares extendidas de POSIX 1003.2 (</text:span><text:span text:style-name="T67">el </text:span><text:span text:style-name="T13">formato predeterminado).</text:span></text:p>
        </text:list-item>
      </text:list>
      <text:p text:style-name="P8"><text:span text:style-name="T68">Véanse la</text:span><text:span text:style-name="T69">s</text:span><text:span text:style-name="T68"> página</text:span><text:span text:style-name="T69">s</text:span><text:span text:style-name="T68"> de ayuda </text:span><text:span text:style-name="T69">sobre las</text:span><text:span text:style-name="T68"> </text:span><text:span text:style-name="T345">expresiones regulares</text:span><text:span text:style-name="T68"> para </text:span><text:span text:style-name="T80">los </text:span><text:span text:style-name="T68">detalles sobre </text:span><text:span text:style-name="T69">sus diferentes tipos</text:span><text:span text:style-name="T68">.</text:span></text:p>
      <text:p text:style-name="P9"><text:span text:style-name="T68">Las dos funciones </text:span><text:span text:style-name="T247">*sub</text:span><text:span text:style-name="T231">()</text:span><text:span text:style-name="T68"> difieren en que </text:span><text:span text:style-name="T247">sub</text:span><text:span text:style-name="T231">()</text:span><text:span text:style-name="T68"> reemplaza</text:span><text:span text:style-name="T71">rá</text:span><text:span text:style-name="T68"> </text:span><text:span text:style-name="T149">la parte de la cadena que contenga </text:span><text:span text:style-name="T68">la primera </text:span><text:span text:style-name="T149">coincidencia</text:span><text:span text:style-name="T69"> con el </text:span><text:span text:style-name="T71">argumento de</text:span><text:span text:style-name="T68"> patrón </text:span><text:span text:style-name="T8">(</text:span><text:span text:style-name="T231">pattern</text:span><text:span text:style-name="T8">),</text:span><text:span text:style-name="T68"> mientras que </text:span><text:span text:style-name="T247">gsub</text:span><text:span text:style-name="T232">()</text:span><text:span text:style-name="T68"> reemplaza</text:span><text:span text:style-name="T71">rá</text:span><text:span text:style-name="T68"> </text:span><text:span text:style-name="T149">todas las partes de las cadenas de texto en las que haya una coincidencia</text:span><text:span text:style-name="T68">. Si el argumento de reemplazo </text:span><text:span text:style-name="T69">(</text:span><text:span text:style-name="T279">replacement</text:span><text:span text:style-name="T69">)</text:span><text:span text:style-name="T68"> contiene referencias previas </text:span><text:span text:style-name="T80">(como </text:span><text:span text:style-name="Source_20_Text"><text:span text:style-name="T305">"\1"</text:span></text:span><text:span text:style-name="Source_20_Text"><text:span text:style-name="T229">, …,</text:span></text:span><text:span text:style-name="T229"> </text:span><text:span text:style-name="Source_20_Text"><text:span text:style-name="T305">"\9"</text:span></text:span><text:span text:style-name="Source_20_Text"><text:span text:style-name="T228">) </text:span></text:span><text:span text:style-name="T68">que no estén definidas en el argumento de patrón </text:span><text:span text:style-name="T8">(</text:span><text:span text:style-name="T231">pattern</text:span><text:span text:style-name="T8">), el resultado </text:span><text:span text:style-name="T80">quedará</text:span><text:span text:style-name="T8"> indefinido, aunque en </text:span><text:span text:style-name="T69">la</text:span><text:span text:style-name="T8"> mayoría de ocasiones </text:span><text:span text:style-name="T144">esta</text:span><text:span text:style-name="T8"> referencia previa se </text:span><text:span text:style-name="T80">tomará</text:span><text:span text:style-name="T8"> como </text:span><text:span text:style-name="T150">si se tratara de </text:span><text:span text:style-name="T8">un campo vacío (</text:span><text:span text:style-name="Source_20_Text"><text:span text:style-name="T8">"").</text:span></text:span></text:p>
      <text:p text:style-name="P14"><text:span text:style-name="T9">Si un valor no disponible (</text:span><text:span text:style-name="T232">NA</text:span><text:span text:style-name="T9">) es </text:span><text:span text:style-name="T97">establecido</text:span><text:span text:style-name="T9"> </text:span><text:span text:style-name="T81">como</text:span><text:span text:style-name="T9"> patrón (</text:span><text:span text:style-name="T232">pattern</text:span><text:span text:style-name="T9">) </text:span><text:span text:style-name="T82">buscado para</text:span><text:span text:style-name="T81"> cualquiera de</text:span><text:span text:style-name="T9"> las funciones </text:span><text:span text:style-name="Source_20_Text"><text:span text:style-name="T232">regexpr()</text:span></text:span><text:span text:style-name="T9">, </text:span><text:span text:style-name="Source_20_Text"><text:span text:style-name="T232">gregexpr()</text:span></text:span><text:span text:style-name="Source_20_Text"><text:span text:style-name="T9"> </text:span></text:span><text:span text:style-name="T9">y </text:span><text:span text:style-name="Source_20_Text"><text:span text:style-name="T232">regexec</text:span></text:span><text:span text:style-name="Source_20_Text"><text:span text:style-name="T9">(), </text:span></text:span><text:span text:style-name="Source_20_Text"><text:span text:style-name="T10">el resultado</text:span></text:span><text:span text:style-name="Source_20_Text"><text:span text:style-name="T9"> devolverá </text:span></text:span><text:span text:style-name="Source_20_Text"><text:span text:style-name="T70">un</text:span></text:span><text:span text:style-name="Source_20_Text"><text:span text:style-name="T9"> error.</text:span></text:span><text:span text:style-name="Source_20_Text"><text:span text:style-name="T10"> </text:span></text:span><text:span text:style-name="Source_20_Text"><text:span text:style-name="T97">E</text:span></text:span><text:span text:style-name="Source_20_Text"><text:span text:style-name="T10">l resto de funciones</text:span></text:span><text:span text:style-name="Source_20_Text"><text:span text:style-name="T81"> </text:span></text:span><text:span text:style-name="Source_20_Text"><text:span text:style-name="T10">dev</text:span></text:span><text:span text:style-name="Source_20_Text"><text:span text:style-name="T14">olverán</text:span></text:span><text:span text:style-name="Source_20_Text"><text:span text:style-name="T10"> </text:span></text:span><text:span text:style-name="Source_20_Text"><text:span text:style-name="T97">un </text:span></text:span><text:span text:style-name="Source_20_Text"><text:span text:style-name="T195">valor no</text:span></text:span><text:span text:style-name="Source_20_Text"><text:span text:style-name="T75"> disponible </text:span></text:span><text:span text:style-name="Source_20_Text"><text:span text:style-name="T77">(</text:span></text:span><text:span text:style-name="Source_20_Text"><text:span text:style-name="T255">NA</text:span></text:span><text:span text:style-name="Source_20_Text"><text:span text:style-name="T77">)</text:span></text:span><text:span text:style-name="Source_20_Text"><text:span text:style-name="T10"> </text:span></text:span><text:span text:style-name="Source_20_Text"><text:span text:style-name="T97">para cada elemento del argumento de texto. </text:span></text:span></text:p>
      <text:p text:style-name="P25"><text:span text:style-name="T11">Tanto </text:span><text:span text:style-name="T249">grep</text:span><text:span text:style-name="T250">()</text:span><text:span text:style-name="T11"> como </text:span><text:span text:style-name="T249">grepl</text:span><text:span text:style-name="T250">()</text:span><text:span text:style-name="T11"> consideran a los valores perdidos </text:span><text:span text:style-name="T82">(</text:span><text:span text:style-name="T254">NA</text:span><text:span text:style-name="T82">)</text:span><text:span text:style-name="T11"> en el argumento </text:span><text:span text:style-name="T82">de texto</text:span><text:span text:style-name="T11"> </text:span><text:span text:style-name="T82">(</text:span><text:span text:style-name="T249">x</text:span><text:span text:style-name="T82">)</text:span><text:span text:style-name="T11"> como </text:span><text:span text:style-name="T82">valores que </text:span><text:span text:style-name="T12">no </text:span><text:span text:style-name="T82">pueden coincidir</text:span><text:span text:style-name="T12"> co</text:span><text:span text:style-name="T82">n ningún</text:span><text:span text:style-name="T12"> </text:span><text:span text:style-name="T70">valor</text:span><text:span text:style-name="T12"> </text:span><text:span text:style-name="T82">d</text:span><text:span text:style-name="T72">el argumento de patrón (</text:span><text:span text:style-name="Source_20_Text"><text:span text:style-name="T251">pattern</text:span></text:span><text:span text:style-name="Source_20_Text"><text:span text:style-name="T72">), </text:span></text:span><text:span text:style-name="Source_20_Text"><text:span text:style-name="T82">por lo </text:span></text:span><text:soft-page-break/><text:span text:style-name="Source_20_Text"><text:span text:style-name="T82">que devolverá</text:span></text:span><text:span text:style-name="Source_20_Text"><text:span text:style-name="T96">n, </text:span></text:span><text:span text:style-name="Source_20_Text"><text:span text:style-name="T98">de acuerdo a</text:span></text:span><text:span text:style-name="Source_20_Text"><text:span text:style-name="T97"> cada función,</text:span></text:span><text:span text:style-name="Source_20_Text"><text:span text:style-name="T96"> </text:span></text:span><text:span text:style-name="Source_20_Text"><text:span text:style-name="T97">los </text:span></text:span><text:span text:style-name="Source_20_Text"><text:span text:style-name="T96">valores </text:span></text:span><text:span text:style-name="Source_20_Text"><text:span text:style-name="T97">determinados</text:span></text:span><text:span text:style-name="Source_20_Text"><text:span text:style-name="T96"> para elementos no coincidentes.</text:span></text:span></text:p>
      <text:p text:style-name="P26"><text:span text:style-name="T14">El efecto principal de </text:span><text:span text:style-name="T77">seleccionar como verdadero</text:span><text:span text:style-name="T14"> </text:span><text:span text:style-name="T77">a</text:span><text:span text:style-name="T18">l argumento </text:span><text:span text:style-name="T75">de utilización de</text:span><text:span text:style-name="T18"> octetos (</text:span><text:span text:style-name="T252">useBytes = TRUE</text:span><text:span text:style-name="T18">)</text:span><text:span text:style-name="T14"> es evitar </text:span><text:span text:style-name="T15">errores o advertencias acerca de </text:span><text:span text:style-name="T102">valores de entrada </text:span><text:span text:style-name="T15">inválid</text:span><text:span text:style-name="T18">o</text:span><text:span text:style-name="T15">s y coincidencias </text:span><text:span text:style-name="T16">falsas en configuraciones regionales </text:span><text:span text:style-name="T171">multiocteto</text:span><text:span text:style-name="T210"> </text:span><text:span text:style-name="T172">(</text:span><text:span text:style-name="T177">en inglés, </text:span><text:span text:style-name="T211">multibyte</text:span><text:span text:style-name="T172">)</text:span><text:span text:style-name="T17"> </text:span><text:span text:style-name="T73">como, </text:span><text:span text:style-name="T77">por ejemplo,</text:span><text:span text:style-name="T73"> </text:span><text:span text:style-name="T76">lo sería</text:span><text:span text:style-name="T73"> </text:span><text:span text:style-name="T102">la codificación </text:span><text:span text:style-name="T144">UTF-8 </text:span><text:span text:style-name="T18">(véase </text:span><text:span text:style-name="T346">Codificación</text:span><text:span text:style-name="T18">)</text:span><text:span text:style-name="T73">.</text:span><text:span text:style-name="T17"> </text:span><text:span text:style-name="T77">A</text:span><text:span text:style-name="T76">unque</text:span><text:span text:style-name="T17"> para </text:span><text:span text:style-name="T18">la función</text:span><text:span text:style-name="T17"> </text:span><text:span text:style-name="T233">regexpr</text:span><text:span text:style-name="T234">(</text:span><text:span text:style-name="T18">)</text:span><text:span text:style-name="T17"> la interpretación del resultado </text:span><text:span text:style-name="T157">será</text:span><text:span text:style-name="T151"> diferente</text:span><text:span text:style-name="T17">. </text:span><text:span text:style-name="T77">En este caso, </text:span><text:span text:style-name="T280">useBytes</text:span><text:span text:style-name="T17"> inhib</text:span><text:span text:style-name="T77">irá</text:span><text:span text:style-name="T17"> la conversión </text:span><text:span text:style-name="T18">de valores de entrada con codificaciones marcadas y, </text:span><text:span text:style-name="T151">además, </text:span><text:span text:style-name="T77">se</text:span><text:span text:style-name="T18"> </text:span><text:span text:style-name="T72">forza</text:span><text:span text:style-name="T151">rá</text:span><text:span text:style-name="T18"> si se encuentra que alguno de los valores de entrada está marcado como </text:span><text:span text:style-name="Source_20_Text"><text:span text:style-name="T234">"bytes"</text:span></text:span><text:span text:style-name="T18">.</text:span></text:p>
      <text:p text:style-name="P4"><text:span text:style-name="T22">El cotejo insensible a mayúsculas y minúsculas no tiene mucho sentido para octetos en configuraciones regionales multiocteto </text:span><text:span text:style-name="T78">(</text:span><text:span text:style-name="T213">multibyte</text:span><text:span text:style-name="T78">)</text:span><text:span text:style-name="T22">, y debe</text:span><text:span text:style-name="T153">ría</text:span><text:span text:style-name="T22"> esperarse que sólo funcion</text:span><text:span text:style-name="T152">e</text:span><text:span text:style-name="T22"> para los caracteres ASCII si </text:span><text:span text:style-name="T78">el argumento de utilización de octetos ha sido seleccionado como verdadero</text:span><text:span text:style-name="T22"> </text:span><text:span text:style-name="T78">(</text:span><text:span text:style-name="T253">useBytes = TRUE</text:span><text:span text:style-name="T78">)</text:span><text:span text:style-name="T22">.</text:span></text:p>
      <text:p text:style-name="P10"><text:span text:style-name="T85">C</text:span><text:span text:style-name="T84">uando el argumento de u</text:span><text:span text:style-name="T85">tilización de</text:span><text:span text:style-name="T84"> expresiones regulares </text:span><text:span text:style-name="T85">compatibles con</text:span><text:span text:style-name="T84"> </text:span><text:span text:style-name="T287">Perl</text:span><text:span text:style-name="T183"> </text:span><text:span text:style-name="T84">esté seleccionado como verdadero</text:span><text:span text:style-name="T22"> </text:span><text:span text:style-name="T84">(</text:span><text:span text:style-name="T253">perl = TRUE</text:span><text:span text:style-name="T84">), </text:span><text:span text:style-name="T256">r</text:span><text:span text:style-name="T253">egexpr</text:span><text:span text:style-name="T256">()</text:span><text:span text:style-name="T22"> y </text:span><text:span text:style-name="T253">gregexpr</text:span><text:span text:style-name="T256">()</text:span><text:span text:style-name="T22"> permit</text:span><text:span text:style-name="T84">irán</text:span><text:span text:style-name="T22"> capturas </text:span><text:span text:style-name="T151">con etiquetas</text:span><text:span text:style-name="T22"> al estilo de </text:span><text:span text:style-name="T289">Python</text:span><text:span text:style-name="T22">, </text:span><text:span text:style-name="T85">aunque</text:span><text:span text:style-name="T22"> no para entradas de valores </text:span><text:span text:style-name="T151">con</text:span><text:span text:style-name="T22"> vectores de </text:span><text:span text:style-name="T352">tipo </text:span><text:span text:style-name="T353">largo </text:span><text:span text:style-name="T152">(</text:span><text:span text:style-name="T253">long</text:span><text:span text:style-name="T152">)</text:span><text:span text:style-name="T22">.</text:span></text:p>
      <text:p text:style-name="P4"><text:span text:style-name="T156">El ingreso de valores</text:span><text:span text:style-name="T22"> inválidos </text:span><text:span text:style-name="T155">para</text:span><text:span text:style-name="T22"> la configuración regional actual </text:span><text:span text:style-name="T86">s</text:span><text:span text:style-name="T154">erá</text:span><text:span text:style-name="T23"> advert</text:span><text:span text:style-name="T86">ido</text:span><text:span text:style-name="T22"> hasta </text:span><text:span text:style-name="T154">en</text:span><text:span text:style-name="T23"> </text:span><text:span text:style-name="T22">cinco </text:span><text:span text:style-name="T154">ocasiones</text:span><text:span text:style-name="T22">.</text:span></text:p>
      <text:p text:style-name="P4"><text:span text:style-name="T22">El cotejo no sensible a mayúsculas y minúsculas con </text:span><text:span text:style-name="T87">el argumento</text:span><text:span text:style-name="T22"> </text:span><text:span text:style-name="T253">perl = TRUE</text:span><text:span text:style-name="T22"> para caracteres que no sean ASCII depende de </text:span><text:span text:style-name="T84">que</text:span><text:span text:style-name="T22"> la biblioteca </text:span><text:span text:style-name="T293">PCRE</text:span><text:span text:style-name="T22"> haya </text:span><text:span text:style-name="T23">sido</text:span><text:span text:style-name="T22"> compilad</text:span><text:span text:style-name="T23">a</text:span><text:span text:style-name="T22"> con la propiedad de soporte de Unicode, que para </text:span><text:span text:style-name="T293">PCRE2</text:span><text:span text:style-name="T22"> es la predeterminada.</text:span></text:p>
      <text:h text:style-name="P93" text:outline-level="2"><text:bookmark-start text:name="__RefHeading___Toc8893_17337787"/>5. Valor devuelto<text:bookmark-end text:name="__RefHeading___Toc8893_17337787"/></text:h>
      <text:p text:style-name="P11"><text:span text:style-name="T257">grep(value = FALSE)</text:span><text:span text:style-name="T19"> dev</text:span><text:span text:style-name="T89">olverá</text:span><text:span text:style-name="T19"> un </text:span><text:span text:style-name="T208">vector</text:span><text:span text:style-name="T89"> </text:span><text:span text:style-name="T88">con los </text:span><text:span text:style-name="T19">índices de los elementos de</text:span><text:span text:style-name="T88">l argumento</text:span><text:span text:style-name="T19"> </text:span><text:span text:style-name="T257">x</text:span><text:span text:style-name="T19"> que </text:span><text:span text:style-name="T90">hayan coincidido</text:span><text:span text:style-name="T19"> </text:span><text:span text:style-name="T88">con el patrón buscado</text:span><text:span text:style-name="T19">. </text:span><text:span text:style-name="T88">Se tratará de</text:span><text:span text:style-name="T19"> un vector de </text:span><text:span text:style-name="T349">tipo entero</text:span><text:span text:style-name="T19"> a menos que l</text:span><text:span text:style-name="T88">os valores de entrada</text:span><text:span text:style-name="T19"> sea</text:span><text:span text:style-name="T88">n</text:span><text:span text:style-name="T19"> </text:span><text:span text:style-name="T89">los </text:span><text:span text:style-name="T88">de un</text:span><text:span text:style-name="T19"> vector de </text:span><text:span text:style-name="T348">tipo </text:span><text:span text:style-name="T347">largo</text:span><text:span text:style-name="T19">, en cuyo caso </text:span><text:span text:style-name="T88">devolverá </text:span><text:span text:style-name="T19">un vector de </text:span><text:span text:style-name="T347">tipo</text:span><text:span text:style-name="T348"> doble</text:span><text:span text:style-name="T19">. </text:span><text:span text:style-name="T88">Para obtener los índices de los elementos </text:span><text:span text:style-name="T90">que no hayan coincidido</text:span><text:span text:style-name="T88"> con el patrón buscado seleccione como verdadero el argumento para invertir </text:span><text:span text:style-name="T90">el resultado</text:span><text:span text:style-name="T88"> (</text:span><text:span text:style-name="T257">invert = TRUE</text:span><text:span text:style-name="T88">).</text:span></text:p>
      <text:p text:style-name="P12"><text:span text:style-name="Source_20_Text"><text:span text:style-name="T230">grep(value = TRUE)</text:span></text:span><text:span text:style-name="Source_20_Text"><text:span text:style-name="T5"> </text:span></text:span><text:span text:style-name="Source_20_Text"><text:span text:style-name="T19">dev</text:span></text:span><text:span text:style-name="Source_20_Text"><text:span text:style-name="T89">olverá</text:span></text:span><text:span text:style-name="Source_20_Text"><text:span text:style-name="T19"> un vector de caracteres que cont</text:span></text:span><text:span text:style-name="Source_20_Text"><text:span text:style-name="T91">e</text:span></text:span><text:span text:style-name="Source_20_Text"><text:span text:style-name="T193">ndrá</text:span></text:span><text:span text:style-name="Source_20_Text"><text:span text:style-name="T19"> los elementos de</text:span></text:span><text:span text:style-name="Source_20_Text"><text:span text:style-name="T94">l argumento</text:span></text:span><text:span text:style-name="Source_20_Text"><text:span text:style-name="T19"> </text:span></text:span><text:span text:style-name="Source_20_Text"><text:span text:style-name="T257">x</text:span></text:span><text:span text:style-name="Source_20_Text"><text:span text:style-name="T19"> </text:span></text:span><text:span text:style-name="Source_20_Text"><text:span text:style-name="T91">que hayan coincidido con el patrón buscado. L</text:span></text:span><text:span text:style-name="Source_20_Text"><text:span text:style-name="T19">os valores </text:span></text:span><text:span text:style-name="Source_20_Text"><text:span text:style-name="T91">devueltos serán constreñidos</text:span></text:span><text:span text:style-name="Source_20_Text"><text:span text:style-name="T19"> </text:span></text:span><text:span text:style-name="Source_20_Text"><text:span text:style-name="T91">al </text:span></text:span><text:span text:style-name="Source_20_Text"><text:span text:style-name="T350">tipo carácter</text:span></text:span><text:span text:style-name="Source_20_Text"><text:span text:style-name="T19"> pero, </text:span></text:span><text:span text:style-name="Source_20_Text"><text:span text:style-name="T91">salvo por</text:span></text:span><text:span text:style-name="Source_20_Text"><text:span text:style-name="T19"> los nombres </text:span></text:span><text:span text:style-name="Source_20_Text"><text:span text:style-name="T91">de los elementos, </text:span></text:span><text:span text:style-name="Source_20_Text"><text:span text:style-name="T193">no se preservarán</text:span></text:span><text:span text:style-name="Source_20_Text"><text:span text:style-name="T19"> otros atributos.</text:span></text:span></text:p>
      <text:p text:style-name="P13"><text:span text:style-name="T257">grepl</text:span><text:span text:style-name="T258">()</text:span><text:span text:style-name="T19"> dev</text:span><text:span text:style-name="T92">olverá</text:span><text:span text:style-name="T19"> un vector lógico con </text:span><text:span text:style-name="T93">información sobre</text:span><text:span text:style-name="T19"> la coincidencia </text:span><text:span text:style-name="T94">de</text:span><text:span text:style-name="T19"> cada elemento de</text:span><text:span text:style-name="T94">l argumento</text:span><text:span text:style-name="T19"> </text:span><text:span text:style-name="T257">x</text:span><text:span text:style-name="T19"> </text:span><text:span text:style-name="T94">con el patrón buscado</text:span><text:span text:style-name="T19">. </text:span><text:span text:style-name="T94">Será verdadero (</text:span><text:span text:style-name="T259">TRUE</text:span><text:span text:style-name="T94">) en caso de una coincidencia y falso (</text:span><text:span text:style-name="T259">FALSE</text:span><text:span text:style-name="T94">) en caso contrario.</text:span></text:p>
      <text:p text:style-name="P19"><text:span text:style-name="T257">sub</text:span><text:span text:style-name="T260">()</text:span><text:span text:style-name="T19"> y </text:span><text:span text:style-name="T257">gsub</text:span><text:span text:style-name="T260">()</text:span><text:span text:style-name="T19"> dev</text:span><text:span text:style-name="T99">olverán</text:span><text:span text:style-name="T19"> un vector de </text:span><text:span text:style-name="T348">tipo carácter</text:span><text:span text:style-name="T19"> de la misma extensión y con los mismos atributos que </text:span><text:span text:style-name="T101">el argumento</text:span><text:span text:style-name="T19"> </text:span><text:span text:style-name="T257">x</text:span><text:span text:style-name="T19"> (después de un posible constr</text:span><text:span text:style-name="T103">eñimiento</text:span><text:span text:style-name="T19"> a</text:span><text:span text:style-name="T99">l </text:span><text:span text:style-name="T351">tipo</text:span><text:span text:style-name="T348"> carácter</text:span><text:span text:style-name="T19">). Los elementos de</text:span><text:span text:style-name="T99">l vector de caracteres </text:span><text:span text:style-name="T101">del argumento</text:span><text:span text:style-name="T19"> </text:span><text:span text:style-name="T257">x</text:span><text:span text:style-name="T19"> que no </text:span><text:span text:style-name="T99">hayan sido</text:span><text:span text:style-name="T19"> sustituidos serán devueltos sin cambios (incluyendo cualquier codificación declarada). Si </text:span><text:span text:style-name="T99">se selecciona como falso al argumento de utilización de octetos</text:span><text:span text:style-name="T19"> </text:span><text:span text:style-name="T99">(</text:span><text:span text:style-name="T257">useBytes = FALSE</text:span><text:span text:style-name="T99">), </text:span><text:span text:style-name="T101">y tampoco se trata de una cadena de texto codificada en ASCII,</text:span><text:span text:style-name="T19"> </text:span><text:span text:style-name="T99">el</text:span><text:span text:style-name="T19"> resultado </text:span><text:span text:style-name="T99">de la sustitución efectuada</text:span><text:span text:style-name="T19"> </text:span><text:span text:style-name="T20">estará a menudo </text:span><text:span text:style-name="T99">marcado en</text:span><text:span text:style-name="T20"> la codificación UTF-8. </text:span><text:span text:style-name="T100">P</text:span><text:span text:style-name="T20">or ejemplo, </text:span><text:span text:style-name="T21">si </text:span><text:span text:style-name="T100">ésta</text:span><text:span text:style-name="T21"> ocurre </text:span><text:span text:style-name="T100">con valores de entrada</text:span><text:span text:style-name="T21"> </text:span><text:span text:style-name="T100">en</text:span><text:span text:style-name="T21"> UTF-8 y en una configuración regional multiocteto </text:span><text:span text:style-name="T100">(en inglés, </text:span><text:span text:style-name="T214">multibyte</text:span><text:span text:style-name="T100">)</text:span><text:span text:style-name="T21">, a menos que </text:span><text:span text:style-name="T100">el argumento de texto fijo haya sido seleccionado como verdadero con</text:span><text:span text:style-name="T21"> </text:span><text:span text:style-name="T261">fixed = TRUE</text:span><text:span text:style-name="T21">. Tales cadenas puede</text:span><text:span text:style-name="T100">n</text:span><text:span text:style-name="T21"> ser recodificadas </text:span><text:span text:style-name="T126">con la función</text:span><text:span text:style-name="T21"> </text:span><text:span text:style-name="T333">enc2native</text:span><text:span text:style-name="T334">()</text:span><text:span text:style-name="T21">. </text:span></text:p>
      <text:p text:style-name="P24"><text:soft-page-break/><text:span text:style-name="T235">regexpr</text:span><text:span text:style-name="T237">()</text:span><text:span text:style-name="T30"> devuelve un vector de enteros </text:span><text:span text:style-name="T31">con el mismo número de elementos</text:span><text:span text:style-name="T30"> </text:span><text:span text:style-name="T31">contenidos en el</text:span><text:span text:style-name="T28"> argumento de texto</text:span><text:span text:style-name="T30"> </text:span><text:span text:style-name="T32">(</text:span><text:span text:style-name="T235">text</text:span><text:span text:style-name="T32">)</text:span><text:span text:style-name="T30">. </text:span><text:span text:style-name="T31">Los </text:span><text:span text:style-name="T105">enteros</text:span><text:span text:style-name="T31"> </text:span><text:span text:style-name="T30">indican la posición de</text:span><text:span text:style-name="T32">l </text:span><text:span text:style-name="T30">primer</text:span><text:span text:style-name="T32"> carácter de la </text:span><text:span text:style-name="T36">primera</text:span><text:span text:style-name="T32"> coincidencia </text:span><text:span text:style-name="T33">encontrada</text:span><text:span text:style-name="T30"> </text:span><text:span text:style-name="T104">con</text:span><text:span text:style-name="T36"> el patrón buscado</text:span><text:span text:style-name="T31">,</text:span><text:span text:style-name="T30"> o -1 si no </text:span><text:span text:style-name="T105">se </text:span><text:span text:style-name="T32">encuentra </text:span><text:span text:style-name="T30">ninguna. </text:span><text:span text:style-name="T31">Este vector t</text:span><text:span text:style-name="T29">ambién incluye</text:span><text:span text:style-name="T30"> un atributo </text:span><text:span text:style-name="T107">de </text:span><text:span text:style-name="T34">extensión de la coincidencia</text:span><text:span text:style-name="T30"> </text:span><text:span text:style-name="T34">(</text:span><text:span text:style-name="Source_20_Text"><text:span text:style-name="T235">"match.length"</text:span></text:span><text:span text:style-name="Source_20_Text"><text:span text:style-name="T236">)</text:span></text:span><text:span text:style-name="Source_20_Text"><text:span text:style-name="T30"> </text:span></text:span><text:span text:style-name="Source_20_Text"><text:span text:style-name="T29">que indica</text:span></text:span><text:span text:style-name="Source_20_Text"><text:span text:style-name="T34">rá, p</text:span></text:span><text:span text:style-name="Source_20_Text"><text:span text:style-name="T107">ara</text:span></text:span><text:span text:style-name="Source_20_Text"><text:span text:style-name="T34"> cada elemento de </text:span></text:span><text:span text:style-name="Source_20_Text"><text:span text:style-name="T236">text</text:span></text:span><text:span text:style-name="Source_20_Text"><text:span text:style-name="T34">,</text:span></text:span><text:span text:style-name="Source_20_Text"><text:span text:style-name="T29"> </text:span></text:span><text:span text:style-name="Source_20_Text"><text:span text:style-name="T33">el</text:span></text:span><text:span text:style-name="Source_20_Text"><text:span text:style-name="T29"> número de caracteres</text:span></text:span><text:span text:style-name="Source_20_Text"><text:span text:style-name="T34"> que </text:span></text:span><text:span text:style-name="Source_20_Text"><text:span text:style-name="T184">coinci</text:span></text:span><text:span text:style-name="Source_20_Text"><text:span text:style-name="T185">dan</text:span></text:span><text:span text:style-name="Source_20_Text"><text:span text:style-name="T24"> </text:span></text:span><text:span text:style-name="Source_20_Text"><text:span text:style-name="T185">con</text:span></text:span><text:span text:style-name="Source_20_Text"><text:span text:style-name="T29"> </text:span></text:span><text:span text:style-name="Source_20_Text"><text:span text:style-name="T36">la primer</text:span></text:span><text:span text:style-name="Source_20_Text"><text:span text:style-name="T107">a</text:span></text:span><text:span text:style-name="Source_20_Text"><text:span text:style-name="T36"> </text:span></text:span><text:span text:style-name="Source_20_Text"><text:span text:style-name="T196">incidencia</text:span></text:span><text:span text:style-name="Source_20_Text"><text:span text:style-name="T36"> </text:span></text:span><text:span text:style-name="Source_20_Text"><text:span text:style-name="T34">del patrón buscado</text:span></text:span><text:span text:style-name="Source_20_Text"><text:span text:style-name="T30">, o -1 si no </text:span></text:span><text:span text:style-name="Source_20_Text"><text:span text:style-name="T32">encuentra </text:span></text:span><text:span text:style-name="Source_20_Text"><text:span text:style-name="T30">ninguna </text:span></text:span><text:span text:style-name="Source_20_Text"><text:span text:style-name="T33">coincidencia</text:span></text:span><text:span text:style-name="Source_20_Text"><text:span text:style-name="T30">. </text:span></text:span><text:span text:style-name="Source_20_Text"><text:span text:style-name="T36">Es decir, s</text:span></text:span><text:span text:style-name="Source_20_Text"><text:span text:style-name="T34">i el patrón buscado se repite varias veces dentro de algún elemento, sólo se reportará </text:span></text:span><text:span text:style-name="Source_20_Text"><text:span text:style-name="T36">la posición de la primera </text:span></text:span><text:span text:style-name="Source_20_Text"><text:span text:style-name="T104">coincidencia y</text:span></text:span><text:span text:style-name="Source_20_Text"><text:span text:style-name="T34"> el número </text:span></text:span><text:span text:style-name="Source_20_Text"><text:span text:style-name="T198">de</text:span></text:span><text:span text:style-name="Source_20_Text"><text:span text:style-name="T34"> caracteres </text:span></text:span><text:span text:style-name="Source_20_Text"><text:span text:style-name="T36">coincidentes</text:span></text:span><text:span text:style-name="Source_20_Text"><text:span text:style-name="T34"> </text:span></text:span><text:span text:style-name="Source_20_Text"><text:span text:style-name="T35">no repetidos.</text:span></text:span><text:span text:style-name="Source_20_Text"><text:span text:style-name="T25"> L</text:span></text:span><text:span text:style-name="Source_20_Text"><text:span text:style-name="T186">a escala</text:span></text:span><text:span text:style-name="Source_20_Text"><text:span text:style-name="T35"> de la</text:span></text:span><text:span text:style-name="Source_20_Text"><text:span text:style-name="T25"> posició</text:span></text:span><text:span text:style-name="Source_20_Text"><text:span text:style-name="T106">n</text:span></text:span><text:span text:style-name="Source_20_Text"><text:span text:style-name="T25"> y extensió</text:span></text:span><text:span text:style-name="Source_20_Text"><text:span text:style-name="T106">n</text:span></text:span><text:span text:style-name="Source_20_Text"><text:span text:style-name="T25"> de las coincidencias de texto </text:span></text:span><text:span text:style-name="Source_20_Text"><text:span text:style-name="T105">estará</text:span></text:span><text:span text:style-name="Source_20_Text"><text:span text:style-name="T186"> en número de</text:span></text:span><text:span text:style-name="Source_20_Text"><text:span text:style-name="T25"> caracteres. </text:span></text:span><text:span text:style-name="Source_20_Text"><text:span text:style-name="T197">Pero si</text:span></text:span><text:span text:style-name="Source_20_Text"><text:span text:style-name="T25"> </text:span></text:span><text:span text:style-name="Source_20_Text"><text:span text:style-name="T105">se </text:span></text:span><text:span text:style-name="Source_20_Text"><text:span text:style-name="T26">seleccion</text:span></text:span><text:span text:style-name="Source_20_Text"><text:span text:style-name="T105">a</text:span></text:span><text:span text:style-name="Source_20_Text"><text:span text:style-name="T26"> como verdadero </text:span></text:span><text:span text:style-name="Source_20_Text"><text:span text:style-name="T25">el argumento </text:span></text:span><text:span text:style-name="Source_20_Text"><text:span text:style-name="T35">de utilización de</text:span></text:span><text:span text:style-name="Source_20_Text"><text:span text:style-name="T25"> octetos </text:span></text:span><text:span text:style-name="Source_20_Text"><text:span text:style-name="T26">(</text:span></text:span><text:span text:style-name="Source_20_Text"><text:span text:style-name="T238">useBytes = TRUE</text:span></text:span><text:span text:style-name="Source_20_Text"><text:span text:style-name="T26">), </text:span></text:span><text:span text:style-name="Source_20_Text"><text:span text:style-name="T197">la escala</text:span></text:span><text:span text:style-name="Source_20_Text"><text:span text:style-name="T26"> </text:span></text:span><text:span text:style-name="Source_20_Text"><text:span text:style-name="T197">estará</text:span></text:span><text:span text:style-name="Source_20_Text"><text:span text:style-name="T26"> en octetos (</text:span></text:span><text:span text:style-name="Source_20_Text"><text:span text:style-name="T215">bytes</text:span></text:span><text:span text:style-name="Source_20_Text"><text:span text:style-name="T26">), como </text:span></text:span><text:span text:style-name="Source_20_Text"><text:span text:style-name="T105">ocurre</text:span></text:span><text:span text:style-name="Source_20_Text"><text:span text:style-name="T26"> para el cotejo de caracteres </text:span></text:span><text:span text:style-name="Source_20_Text"><text:span text:style-name="T107">en codificación</text:span></text:span><text:span text:style-name="Source_20_Text"><text:span text:style-name="T26"> ASCII. En cualquier caso, </text:span></text:span><text:span text:style-name="Source_20_Text"><text:span text:style-name="T108">un </text:span></text:span><text:span text:style-name="Source_20_Text"><text:span text:style-name="T26">atributo de utilización de octetos </text:span></text:span><text:span text:style-name="Source_20_Text"><text:span text:style-name="T263">"useBytes"</text:span></text:span><text:span text:style-name="Source_20_Text"><text:span text:style-name="T26"> </text:span></text:span><text:span text:style-name="Source_20_Text"><text:span text:style-name="T199">con valor</text:span></text:span><text:span text:style-name="Source_20_Text"><text:span text:style-name="T27"> verdadero </text:span></text:span><text:span text:style-name="Source_20_Text"><text:span text:style-name="T108">(</text:span></text:span><text:span text:style-name="Source_20_Text"><text:span text:style-name="T262">TRUE</text:span></text:span><text:span text:style-name="Source_20_Text"><text:span text:style-name="T108">)</text:span></text:span><text:span text:style-name="Source_20_Text"><text:span text:style-name="T27"> </text:span></text:span><text:span text:style-name="Source_20_Text"><text:span text:style-name="T107">será</text:span></text:span><text:span text:style-name="Source_20_Text"><text:span text:style-name="T27"> </text:span></text:span><text:span text:style-name="Source_20_Text"><text:span text:style-name="T198">devuelto</text:span></text:span><text:span text:style-name="Source_20_Text"><text:span text:style-name="T27"> sobre el resultado. Si la captura </text:span></text:span><text:span text:style-name="Source_20_Text"><text:span text:style-name="T146">con</text:span></text:span><text:span text:style-name="Source_20_Text"><text:span text:style-name="T27"> </text:span></text:span><text:span text:style-name="Source_20_Text"><text:span text:style-name="T145">etiquetas </text:span></text:span><text:span text:style-name="Source_20_Text"><text:span text:style-name="T27">es utilizada</text:span></text:span><text:span text:style-name="Source_20_Text"><text:span text:style-name="T145"> (por ejemplo </text:span></text:span><text:span text:style-name="Source_20_Text"><text:span text:style-name="T306">"</text:span></text:span><text:span text:style-name="Source_20_Text"><text:span text:style-name="T308">?&lt;</text:span></text:span><text:span text:style-name="Source_20_Text"><text:span text:style-name="T309">apellido</text:span></text:span><text:span text:style-name="Source_20_Text"><text:span text:style-name="T308">&gt;</text:span></text:span><text:span text:style-name="Source_20_Text"><text:span text:style-name="T306">"</text:span></text:span><text:span text:style-name="Source_20_Text"><text:span text:style-name="T307">)</text:span></text:span><text:span text:style-name="Source_20_Text"><text:span text:style-name="T145">,</text:span></text:span><text:span text:style-name="Source_20_Text"><text:span text:style-name="T27"> </text:span></text:span><text:span text:style-name="Source_20_Text"><text:span text:style-name="T145">se añadirán otros</text:span></text:span><text:span text:style-name="Source_20_Text"><text:span text:style-name="T27"> atributos como </text:span></text:span><text:span text:style-name="Source_20_Text"><text:span text:style-name="T146">el</text:span></text:span><text:span text:style-name="Source_20_Text"><text:span text:style-name="T27"> </text:span></text:span><text:span text:style-name="Source_20_Text"><text:span text:style-name="T28">inicio de </text:span></text:span><text:span text:style-name="Source_20_Text"><text:span text:style-name="T146">la</text:span></text:span><text:span text:style-name="Source_20_Text"><text:span text:style-name="T28"> captura</text:span></text:span><text:span text:style-name="Source_20_Text"><text:span text:style-name="T27"> </text:span></text:span><text:span text:style-name="Source_20_Text"><text:span text:style-name="T28">(</text:span></text:span><text:span text:style-name="Source_20_Text"><text:span text:style-name="T264">"capture.start"</text:span></text:span><text:span text:style-name="Source_20_Text"><text:span text:style-name="T265">)</text:span></text:span><text:span text:style-name="Source_20_Text"><text:span text:style-name="T27">, </text:span></text:span><text:span text:style-name="Source_20_Text"><text:span text:style-name="T146">la</text:span></text:span><text:span text:style-name="Source_20_Text"><text:span text:style-name="T27"> </text:span></text:span><text:span text:style-name="Source_20_Text"><text:span text:style-name="T28">extensión de </text:span></text:span><text:span text:style-name="Source_20_Text"><text:span text:style-name="T146">la </text:span></text:span><text:span text:style-name="Source_20_Text"><text:span text:style-name="T28">captura (</text:span></text:span><text:span text:style-name="Source_20_Text"><text:span text:style-name="T264">"capture.length"</text:span></text:span><text:span text:style-name="Source_20_Text"><text:span text:style-name="T28">)</text:span></text:span><text:span text:style-name="Source_20_Text"><text:span text:style-name="T27"> </text:span></text:span><text:span text:style-name="Source_20_Text"><text:span text:style-name="T28">y </text:span></text:span><text:span text:style-name="Source_20_Text"><text:span text:style-name="T200">las etiquetas</text:span></text:span><text:span text:style-name="Source_20_Text"><text:span text:style-name="T28"> de captura (</text:span></text:span><text:span text:style-name="Source_20_Text"><text:span text:style-name="T264">"capture.names"</text:span></text:span><text:span text:style-name="Source_20_Text"><text:span text:style-name="T28">).</text:span></text:span></text:p>
      <text:p text:style-name="P15"><text:span text:style-name="T266">gregexpr</text:span><text:span text:style-name="T267">()</text:span><text:span text:style-name="T109"> devuelve un</text:span><text:span text:style-name="T110">a</text:span><text:span text:style-name="T109"> lista con los mism</text:span><text:span text:style-name="T111">a extensión que el argumento texto </text:span><text:span text:style-name="T32">(</text:span><text:span text:style-name="T235">text</text:span><text:span text:style-name="T32">)</text:span><text:span text:style-name="T111">, con los mismos</text:span><text:span text:style-name="T109"> atribu</text:span><text:span text:style-name="T112">tos </text:span><text:span text:style-name="T110">y </text:span><text:span text:style-name="T111">forma</text:span><text:span text:style-name="T112"> que </text:span><text:span text:style-name="Source_20_Text"><text:span text:style-name="T268">regexpr</text:span></text:span><text:span text:style-name="Source_20_Text"><text:span text:style-name="T267">()</text:span></text:span><text:span text:style-name="Source_20_Text"><text:span text:style-name="T112">, </text:span></text:span><text:span text:style-name="Source_20_Text"><text:span text:style-name="T111">salvo</text:span></text:span><text:span text:style-name="Source_20_Text"><text:span text:style-name="T112"> que, </text:span></text:span><text:span text:style-name="Source_20_Text"><text:span text:style-name="T111">además,</text:span></text:span><text:span text:style-name="Source_20_Text"><text:span text:style-name="T112"> </text:span></text:span><text:span text:style-name="Source_20_Text"><text:span text:style-name="T111">todas</text:span></text:span><text:span text:style-name="Source_20_Text"><text:span text:style-name="T112"> las p</text:span></text:span><text:span text:style-name="Source_20_Text"><text:span text:style-name="T36">osiciones iniciales </text:span></text:span><text:span text:style-name="Source_20_Text"><text:span text:style-name="T111">de las</text:span></text:span><text:span text:style-name="Source_20_Text"><text:span text:style-name="T36"> coincidencia</text:span></text:span><text:span text:style-name="Source_20_Text"><text:span text:style-name="T111">s (separadas)</text:span></text:span><text:span text:style-name="Source_20_Text"><text:span text:style-name="T36"> </text:span></text:span><text:span text:style-name="Source_20_Text"><text:span text:style-name="T110">son devueltas.</text:span></text:span></text:p>
      <text:p text:style-name="P28"><text:span text:style-name="T230">regexec</text:span><text:span text:style-name="T239">()</text:span><text:span text:style-name="T5"> devuelve una lista de la misma extensión que el argumento </text:span><text:span text:style-name="T38">de texto</text:span><text:span text:style-name="T5"> </text:span><text:span text:style-name="T32">(</text:span><text:span text:style-name="T235">text</text:span><text:span text:style-name="T32">)</text:span><text:span text:style-name="T5"> </text:span><text:span text:style-name="T113">con</text:span><text:span text:style-name="T37"> una secuencia de enteros con las posiciones iniciales de las coincidencias </text:span><text:span text:style-name="T113">para</text:span><text:span text:style-name="T37"> todas las </text:span><text:span text:style-name="T114">sub</text:span><text:span text:style-name="T39">expresiones </text:span><text:span text:style-name="T114">regulares</text:span><text:span text:style-name="T39"> </text:span><text:span text:style-name="T115">(es decir, las que se encuentran </text:span><text:span text:style-name="T39">entre paréntesis</text:span><text:span text:style-name="T115">)</text:span><text:span text:style-name="T39"> </text:span><text:span text:style-name="T115">que hay en </text:span><text:span text:style-name="T39">el patrón buscado </text:span><text:span text:style-name="T111">con</text:span><text:span text:style-name="T39"> </text:span><text:span text:style-name="T269">pattern</text:span><text:span text:style-name="T111">, </text:span><text:span text:style-name="T113">o -1 si no encuentra ninguna</text:span><text:span text:style-name="T111">. </text:span><text:span text:style-name="T114">Es decir, devuelve las coincidencias con todos los subpatrones buscados.</text:span><text:span text:style-name="T111"> </text:span><text:span text:style-name="T113">El resultado también posee </text:span><text:span text:style-name="T39">un atributo </text:span><text:span text:style-name="Source_20_Text"><text:span text:style-name="T270">"match.length"</text:span></text:span><text:span text:style-name="Source_20_Text"><text:span text:style-name="T39"> que devuelve la extensió</text:span></text:span><text:span text:style-name="Source_20_Text"><text:span text:style-name="T114">n</text:span></text:span><text:span text:style-name="Source_20_Text"><text:span text:style-name="T39"> de las coincidencias, o -1 para ninguna. La interpretación de las posiciones, la extensión y los atributos es como la de </text:span></text:span><text:span text:style-name="Source_20_Text"><text:span text:style-name="T270">regexpr()</text:span></text:span><text:span text:style-name="Source_20_Text"><text:span text:style-name="T39">.</text:span></text:span></text:p>
      <text:p text:style-name="P16"><text:span text:style-name="T114">Si</text:span><text:span text:style-name="T39"> el cotejo fall</text:span><text:span text:style-name="T114">a</text:span><text:span text:style-name="T39"> debido a</text:span><text:span text:style-name="T114"> </text:span><text:span text:style-name="T39">límites </text:span><text:span text:style-name="T114">de</text:span><text:span text:style-name="T39"> recursos </text:span><text:span text:style-name="T114">en el</text:span><text:span text:style-name="T40"> sistema (en especial cuando se selecciona </text:span><text:span text:style-name="Source_20_Text"><text:span text:style-name="T271">perl = TRUE</text:span></text:span><text:span text:style-name="T40">) </text:span><text:span text:style-name="T114">el resultado se considerará como </text:span><text:span text:style-name="T40">una no coincidencia, usualmente </text:span><text:span text:style-name="T114">acompañado de</text:span><text:span text:style-name="T40"> una advertencia.</text:span></text:p>
      <text:h text:style-name="P93" text:outline-level="2"><text:bookmark-start text:name="__RefHeading___Toc8895_17337787"/>6. Advertencia<text:bookmark-end text:name="__RefHeading___Toc8895_17337787"/></text:h>
      <text:p text:style-name="P17"><text:span text:style-name="T117">La</text:span><text:span text:style-name="T119"> </text:span><text:span text:style-name="T118">modalidad de </text:span><text:span text:style-name="T158">cotejo para</text:span><text:span text:style-name="T119"> POSIX 1003.2 </text:span><text:span text:style-name="T42">(es decir, </text:span><text:span text:style-name="T158">la</text:span><text:span text:style-name="T42"> predeterminad</text:span><text:span text:style-name="T158">a</text:span><text:span text:style-name="T42">)</text:span><text:span text:style-name="T119"> de </text:span><text:span text:style-name="T272">gsub</text:span><text:span text:style-name="T240">()</text:span><text:span text:style-name="T119"> y </text:span><text:span text:style-name="T272">gregexpr</text:span><text:span text:style-name="T240">()</text:span><text:span text:style-name="T119"> no funciona</text:span><text:span text:style-name="T116">rá</text:span><text:span text:style-name="T119"> correctamente con </text:span><text:span text:style-name="T41">delimitadores de palabras repetidos (por ejemplo, </text:span><text:span text:style-name="T42">con </text:span><text:span text:style-name="T241">pattern = </text:span><text:span text:style-name="Source_20_Text"><text:span text:style-name="T241">"\b"</text:span></text:span><text:span text:style-name="Source_20_Text"><text:span text:style-name="T41">). Utilice </text:span></text:span><text:span text:style-name="Source_20_Text"><text:span text:style-name="T158">mejor</text:span></text:span><text:span text:style-name="Source_20_Text"><text:span text:style-name="T41"> </text:span></text:span><text:span text:style-name="Source_20_Text"><text:span text:style-name="T241">perl = TRUE</text:span></text:span><text:span text:style-name="Source_20_Text"><text:span text:style-name="T41"> para este tipo de cotejos, aunque esto </text:span></text:span><text:span text:style-name="Source_20_Text"><text:span text:style-name="T116">tampoco</text:span></text:span><text:span text:style-name="Source_20_Text"><text:span text:style-name="T41"> podría funcionar como </text:span></text:span><text:span text:style-name="Source_20_Text"><text:span text:style-name="T158">se </text:span></text:span><text:span text:style-name="Source_20_Text"><text:span text:style-name="T41">espera para entradas de valores que no sean ASCII, ya que el significado de lo que es una ‘palabra’ </text:span></text:span><text:span text:style-name="Source_20_Text"><text:span text:style-name="T116">depende</text:span></text:span><text:span text:style-name="Source_20_Text"><text:span text:style-name="T158">rá</text:span></text:span><text:span text:style-name="Source_20_Text"><text:span text:style-name="T116"> </text:span></text:span><text:span text:style-name="Source_20_Text"><text:span text:style-name="T41">del sistema </text:span></text:span><text:span text:style-name="Source_20_Text"><text:span text:style-name="T118">operativo</text:span></text:span><text:span text:style-name="Source_20_Text"><text:span text:style-name="T41">.</text:span></text:span></text:p>
      <text:h text:style-name="P93" text:outline-level="2"><text:bookmark-start text:name="__RefHeading___Toc8897_17337787"/>7. Consideraciones de desempeño<text:bookmark-end text:name="__RefHeading___Toc8897_17337787"/></text:h>
      <text:p text:style-name="P3"><text:span text:style-name="T223">Si </text:span><text:span text:style-name="T224">va a realizar</text:span><text:span text:style-name="T223"> much</text:span><text:span text:style-name="T224">os cotejos con</text:span><text:span text:style-name="T223"> expresiones regulares,</text:span><text:span text:style-name="T224"> </text:span><text:span text:style-name="T226">e incluso con</text:span><text:span text:style-name="T223"> cadenas </text:span><text:span text:style-name="T224">de texto</text:span><text:span text:style-name="T223"> muy largas, querrá considerar las opciones </text:span><text:span text:style-name="T224">sugeridas </text:span><text:span text:style-name="T226">a continuación</text:span><text:span text:style-name="T223">. </text:span><text:span text:style-name="T225">La opción de expresiones regulares compatibles con</text:span><text:span text:style-name="T224"> </text:span><text:span text:style-name="T304">Perl</text:span><text:span text:style-name="T224"> </text:span><text:span text:style-name="T225">(</text:span><text:span text:style-name="T303">perl</text:span><text:span text:style-name="T302"> = </text:span><text:span text:style-name="T303">TRUE</text:span><text:span text:style-name="T225">)</text:span><text:span text:style-name="T223"> generalmente será más rápid</text:span><text:span text:style-name="T225">a</text:span><text:span text:style-name="T223"> que </text:span><text:span text:style-name="T225">la</text:span><text:span text:style-name="T223"> </text:span><text:span text:style-name="T225">d</text:span><text:span text:style-name="T223">el motor de expresi</text:span><text:span text:style-name="T224">ones</text:span><text:span text:style-name="T223"> regular</text:span><text:span text:style-name="T225">es</text:span><text:span text:style-name="T223"> predeterminado; y </text:span><text:span text:style-name="T225">la de cadenas de texto fijo</text:span><text:span text:style-name="T223"> </text:span><text:span text:style-name="T225">(</text:span><text:span text:style-name="T302">fixed = TRUE</text:span><text:span text:style-name="T225">)</text:span><text:span text:style-name="T223"> </text:span><text:span text:style-name="T224">será todavía</text:span><text:span text:style-name="T223"> más rápid</text:span><text:span text:style-name="T225">a, </text:span><text:span text:style-name="T227">en </text:span><text:span text:style-name="T223">especial cuando cada patrón coincid</text:span><text:span text:style-name="T224">a</text:span><text:span text:style-name="T223"> solo unas pocas veces.</text:span></text:p>
      <text:p text:style-name="P18"><text:soft-page-break/><text:span text:style-name="T123">U</text:span><text:span text:style-name="T122">n </text:span><text:span text:style-name="T127">solo elemento</text:span><text:span text:style-name="T122"> </text:span><text:span text:style-name="T128">dentro de un vector de caracteres que esté </text:span><text:span text:style-name="T127">codificado en</text:span><text:span text:style-name="T122"> UTF-8 forzará a que todo el cotejo sea realizado </text:span><text:span text:style-name="T128">con</text:span><text:span text:style-name="T122"> </text:span><text:span text:style-name="T123">esta codificación</text:span><text:span text:style-name="T122">, </text:span><text:span text:style-name="T124">lo cual toma</text:span><text:span text:style-name="T128">rá</text:span><text:span text:style-name="T124"> hasta tres veces más recursos en</text:span><text:span text:style-name="T123"> tiempo de procesamiento</text:span><text:span text:style-name="T122"> para el modo</text:span><text:span text:style-name="T124"> de cotejo</text:span><text:span text:style-name="T122"> </text:span><text:span text:style-name="T123">predeterminado </text:span><text:span text:style-name="T128">de</text:span><text:span text:style-name="T124"> </text:span><text:span text:style-name="T122">POSIX 1003.2. </text:span><text:span text:style-name="T124">Por ello, s</text:span><text:span text:style-name="T120">i trabaja en una configuración regional de un solo octeto </text:span><text:span text:style-name="T125">(</text:span><text:span text:style-name="T216">e.g.,</text:span><text:span text:style-name="T125"> latin1 o ASCII)</text:span><text:span text:style-name="T120">, </text:span><text:span text:style-name="T121">usada </text:span><text:span text:style-name="T125">para</text:span><text:span text:style-name="T121"> </text:span><text:span text:style-name="T120">la mayoría de lenguas europeas y de medio oriente, y </text:span><text:span text:style-name="T121">tiene</text:span><text:span text:style-name="T120"> cadenas </text:span><text:span text:style-name="T121">marcadas con</text:span><text:span text:style-name="T120"> la </text:span><text:span text:style-name="T121">codificación </text:span><text:span text:style-name="T120">UTF-8 (multiocteto) que </text:span><text:span text:style-name="T123">puedan ser representadas</text:span><text:span text:style-name="T120"> </text:span><text:span text:style-name="T123">sin problemas </text:span><text:span text:style-name="T122">en su configuración regional de trabajo, </text:span><text:span text:style-name="T123">pruebe convertir </text:span><text:span text:style-name="T122">primero</text:span><text:span text:style-name="T123"> las cadenas de texto a su configuración regional.</text:span></text:p>
      <text:p text:style-name="P20"><text:span text:style-name="T129">Si puede </text:span><text:span text:style-name="T128">hacer uso de</text:span><text:span text:style-name="T129"> </text:span><text:span text:style-name="T128">la opción</text:span><text:span text:style-name="T129"> </text:span><text:span text:style-name="T273">useBytes = TRUE</text:span><text:span text:style-name="T129">, las cadenas no serán revisadas antes del cotejo, el cual será incluso más rápido. A menudo, el cotejo basado en octetos basta</text:span><text:span text:style-name="T131">rá</text:span><text:span text:style-name="T129"> en una configuración regional </text:span><text:span text:style-name="T130">de</text:span><text:span text:style-name="T129"> UTF-8 ya que los patrones de octetos de un carácter nunca coinciden con parte de algún otro.</text:span></text:p>
      <text:p text:style-name="P27"><text:span text:style-name="T43">El cotejo basado en la </text:span><text:span text:style-name="T140">biblioteca</text:span><text:span text:style-name="T43"> </text:span><text:span text:style-name="T301">Expresiones Regulares Compatibles con Perl</text:span><text:span text:style-name="T43"> (</text:span><text:span text:style-name="T294">PCRE</text:span><text:span text:style-name="T43"> por sus siglas en inglés) </text:span><text:span text:style-name="T159">será</text:span><text:span text:style-name="T43"> usado de forma predeterminada, para</text:span><text:span text:style-name="T45"> </text:span><text:span text:style-name="T43">hacer un m</text:span><text:span text:style-name="T45">ejor</text:span><text:span text:style-name="T43"> </text:span><text:span text:style-name="T217">estudio</text:span><text:span text:style-name="T43"> </text:span><text:span text:style-name="T131">d</text:span><text:span text:style-name="T43">el patrón </text:span><text:span text:style-name="T132">compilado,</text:span><text:span text:style-name="T43"> cuando el argumento </text:span><text:span text:style-name="T274">x</text:span><text:span text:style-name="T43"> o </text:span><text:span text:style-name="T274">text</text:span><text:span text:style-name="T43"> t</text:span><text:span text:style-name="T159">enga</text:span><text:span text:style-name="T43"> una extensión de 10 o más elementos. El </text:span><text:span text:style-name="T131">estudio</text:span><text:span text:style-name="T43"> podrá hacer uso del </text:span><text:span text:style-name="T131">compilador</text:span><text:span text:style-name="T43"> de </text:span><text:span text:style-name="T294">PCRE JIT</text:span><text:span text:style-name="T43"> en plataformas donde esté disponible (véase </text:span><text:span text:style-name="T341">pcre_config</text:span><text:span text:style-name="T342">()</text:span><text:span text:style-name="T43">). A partir de </text:span><text:span text:style-name="T294">PCRE2</text:span><text:span text:style-name="T43"> (</text:span><text:span text:style-name="T140">para </text:span><text:span text:style-name="T294">PCRE</text:span><text:span text:style-name="T43"> versión &gt;= 10.00 </text:span><text:span text:style-name="T44">según lo reportado por </text:span><text:span text:style-name="T335">extSoftVersion</text:span><text:span text:style-name="T336">()</text:span><text:span text:style-name="T44">), no hay una fase de análisis sino que los patrones serán optimizados automáticamente cuando sea posible y </text:span><text:span text:style-name="T300">PCRE JIT</text:span><text:span text:style-name="T44"> será usad</text:span><text:span text:style-name="T159">a</text:span><text:span text:style-name="T44"> cuando esté activad</text:span><text:span text:style-name="T159">a</text:span><text:span text:style-name="T44">. Los detalles de este comportamiento están controlados por las </text:span><text:span text:style-name="T343">opciones</text:span><text:span text:style-name="T44"> </text:span><text:span text:style-name="T275">PCRE_study</text:span><text:span text:style-name="T46"> y </text:span><text:span text:style-name="T275">PCRE_use_JIT</text:span><text:span text:style-name="T46">. </text:span><text:span text:style-name="T47">Algunas comparaciones oportunas pueden ser vistas, e incluso instaladas, al ejecutar el archivo </text:span><text:span text:style-name="T311">'</text:span><text:span text:style-name="T276">tests/PCRE.R</text:span><text:span text:style-name="T311">'</text:span><text:span text:style-name="T47"> del código fuente de </text:span><text:span text:style-name="T358">R</text:span><text:span text:style-name="T47">. Las personas que trabajen con </text:span><text:span text:style-name="T295">PCRE</text:span><text:span text:style-name="T47"> y cadenas de texto muy largas pueden ajustar el tamaño máximo de </text:span><text:span text:style-name="T48">la pila de </text:span><text:span text:style-name="T277">JIT</text:span><text:span text:style-name="T48"> al fijar la variable de entorno </text:span><text:span text:style-name="T277">R_PCRE_JIT_STACK_MAXSIZE</text:span><text:span text:style-name="T48"> antes que </text:span><text:span text:style-name="T277">JIT</text:span><text:span text:style-name="T48"> sea utilizada para algún valor entre uno y mil </text:span><text:span text:style-name="T173">MB (</text:span><text:span text:style-name="T212">megabytes</text:span><text:span text:style-name="T173">). </text:span><text:span text:style-name="T174">El valor por omisión es de 64 MB. </text:span><text:span text:style-name="T175">Cuando </text:span><text:span text:style-name="T284">JIT</text:span><text:span text:style-name="T175"> </text:span><text:span text:style-name="T178">sea</text:span><text:span text:style-name="T175"> utilizado con </text:span><text:span text:style-name="T176">versiones de</text:span><text:span text:style-name="T175"> </text:span><text:span text:style-name="T297">PCRE</text:span><text:span text:style-name="T175"> </text:span><text:span text:style-name="T178">superiores</text:span><text:span text:style-name="T176"> a la 10.30, que </text:span><text:span text:style-name="T178">excluyen</text:span><text:span text:style-name="T176"> a </text:span><text:span text:style-name="T299">PCRE1</text:span><text:span text:style-name="T176"> y </text:span><text:span text:style-name="T179">a </text:span><text:span text:style-name="T176">versiones antiguas de </text:span><text:span text:style-name="T299">PCRE2</text:span><text:span text:style-name="T176">, será </text:span><text:span text:style-name="T178">también</text:span><text:span text:style-name="T176"> aconsejable establecer la opción </text:span><text:span text:style-name="T283">PCRE_limit_recursion</text:span><text:span text:style-name="T176">.</text:span></text:p>
      <text:h text:style-name="Heading_20_2" text:outline-level="2"><text:bookmark-start text:name="__RefHeading___Toc8899_17337787"/><text:span text:style-name="T329">8. </text:span><text:span text:style-name="T330">Bibliotecas</text:span><text:span text:style-name="T331"> f</text:span><text:span text:style-name="T329">uente</text:span><text:bookmark-end text:name="__RefHeading___Toc8899_17337787"/></text:h>
      <text:p text:style-name="P5"><text:span text:style-name="T49">El código de </text:span><text:span text:style-name="T285">C</text:span><text:span text:style-name="T49"> para cotejar expresiones regulares al estilo de POSIX ha cambiado a lo largo de los años. A partir de </text:span><text:span text:style-name="T357">R</text:span><text:span text:style-name="T49"> 2.10.0 (octubre de 2009) </text:span><text:span text:style-name="T60">se utiliza</text:span><text:span text:style-name="T49"> la biblioteca </text:span><text:span text:style-name="T292">TRE</text:span><text:span text:style-name="T49"> de Ville Laurikari (</text:span><text:a xlink:type="simple" xlink:href="http://laurikari.net/tre/" text:style-name="Internet_20_link" text:visited-style-name="Visited_20_Internet_20_Link"><text:span text:style-name="T373">http://laurikari.net/tre/</text:span></text:a><text:span text:style-name="T49">). El estándar POSIX </text:span><text:span text:style-name="T61">ofrece</text:span><text:span text:style-name="T49"> algún espacio para </text:span><text:span text:style-name="T83">la</text:span><text:span text:style-name="T49"> interpretación, especialmente </text:span><text:span text:style-name="T61">con</text:span><text:span text:style-name="T49"> el manejo de expresiones regulares inválidas y el cotejo de rangos de caracteres, de forma que los resultados habrán cambiado ligeramente a lo largo</text:span><text:span text:style-name="T61"> del tiempo</text:span><text:span text:style-name="T49">.</text:span></text:p>
      <text:p text:style-name="P7"><text:span text:style-name="T49">Para cotejos al estilo </text:span><text:span text:style-name="T61">de </text:span><text:span text:style-name="T288">Perl</text:span><text:span text:style-name="T49"> </text:span><text:span text:style-name="T61">se utilizarán las bibliotecas</text:span><text:span text:style-name="T49"> </text:span><text:span text:style-name="T292">PCRE2</text:span><text:span text:style-name="T49"> o </text:span><text:span text:style-name="T292">PCRE</text:span><text:span text:style-name="T49"> (</text:span><text:a xlink:type="simple" xlink:href="http://www.pcre.org/" text:style-name="Internet_20_link" text:visited-style-name="Visited_20_Internet_20_Link"><text:span text:style-name="T372">http://www.pcre.org</text:span></text:a><text:span text:style-name="T49">). </text:span><text:span text:style-name="T61">Cabe insistir que</text:span><text:span text:style-name="T50"> los resultados dependerán ligeramente de la versión de </text:span><text:span text:style-name="T296">PCRE</text:span><text:span text:style-name="T50"> </text:span><text:span text:style-name="T61">utilizada.</text:span><text:span text:style-name="T49"> </text:span></text:p>
      <text:h text:style-name="P93" text:outline-level="2"><text:bookmark-start text:name="__RefHeading___Toc8901_17337787"/>9. Referencias<text:bookmark-end text:name="__RefHeading___Toc8901_17337787"/></text:h>
      <text:p text:style-name="P33"><text:span text:style-name="T5">Becker, Richard A., John M. Chambers y Allan R. Wilks. </text:span><text:span text:style-name="T209">The New S Language</text:span><text:span text:style-name="T5">. Wadsworth &amp; Brookscole. Boca Raton, FL: CRC Press, 1988.</text:span></text:p>
      <text:h text:style-name="P93" text:outline-level="2"><text:bookmark-start text:name="__RefHeading___Toc8903_17337787"/><text:soft-page-break/>10. También véase<text:bookmark-end text:name="__RefHeading___Toc8903_17337787"/></text:h>
      <text:p text:style-name="P3"><text:span text:style-name="T512">Las páginas de ayuda sobre </text:span><text:span text:style-name="T505">e</text:span><text:span text:style-name="T504">xpresiones regulares</text:span><text:span text:style-name="T325"> </text:span><text:span text:style-name="T5">(</text:span><text:span text:style-name="T50">o </text:span><text:span text:style-name="Source_20_Text"><text:span text:style-name="T435">regexp</text:span></text:span><text:span text:style-name="T5">) </text:span><text:span text:style-name="T133">p</text:span><text:span text:style-name="T50">ara detalles </text:span><text:span text:style-name="T138">sobre</text:span><text:span text:style-name="T50"> </text:span><text:span text:style-name="T139">cómo especificare </text:span><text:span text:style-name="T50">el patrón.</text:span></text:p>
      <text:p text:style-name="P6"><text:span text:style-name="Source_20_Text"><text:span text:style-name="T507">r</text:span></text:span><text:a xlink:type="simple" xlink:href="http://127.0.0.1:32512/help/library/base/help/regmatches" text:style-name="Internet_20_link" text:visited-style-name="Visited_20_Internet_20_Link"><text:span text:style-name="Source_20_Text"><text:span text:style-name="T506">egmatches</text:span></text:span></text:a><text:span text:style-name="Source_20_Text"><text:span text:style-name="T507">()</text:span></text:span><text:span text:style-name="Source_20_Text"><text:span text:style-name="T373"> </text:span></text:span><text:span text:style-name="T373">para</text:span><text:span text:style-name="T50"> la extracción de </text:span><text:span text:style-name="T133">sub</text:span><text:span text:style-name="T50">cadenas coincidentes basad</text:span><text:span text:style-name="T133">a</text:span><text:span text:style-name="T50"> en los resultados de </text:span><text:span text:style-name="Source_20_Text"><text:span text:style-name="T242">regexpr</text:span></text:span><text:span text:style-name="Source_20_Text"><text:span text:style-name="T243">()</text:span></text:span><text:span text:style-name="T50">, </text:span><text:span text:style-name="Source_20_Text"><text:span text:style-name="T242">gregexpr</text:span></text:span><text:span text:style-name="Source_20_Text"><text:span text:style-name="T243">()</text:span></text:span><text:span text:style-name="Source_20_Text"><text:span text:style-name="T51"> </text:span></text:span><text:span text:style-name="T50">y </text:span><text:span text:style-name="Source_20_Text"><text:span text:style-name="T242">regexec</text:span></text:span><text:span text:style-name="Source_20_Text"><text:span text:style-name="T243">()</text:span></text:span><text:span text:style-name="T50">.</text:span></text:p>
      <text:p text:style-name="P3"><text:a xlink:type="simple" xlink:href="http://127.0.0.1:32512/help/library/base/help/glob2rx" text:style-name="Internet_20_link" text:visited-style-name="Visited_20_Internet_20_Link"><text:span text:style-name="Source_20_Text"><text:span text:style-name="T490">glob2rx</text:span></text:span></text:a><text:span text:style-name="Source_20_Text"><text:span text:style-name="T493">()</text:span></text:span><text:span text:style-name="Source_20_Text"><text:span text:style-name="T5"> </text:span></text:span><text:span text:style-name="T133">p</text:span><text:span text:style-name="T50">ara convertir caracteres </text:span><text:span text:style-name="T134">que son comodines</text:span><text:span text:style-name="T50"> </text:span><text:span text:style-name="T134">en</text:span><text:span text:style-name="T51"> la línea de comandos </text:span><text:span text:style-name="T134">a</text:span><text:span text:style-name="T51"> expresiones regulares.</text:span></text:p>
      <text:p text:style-name="P3"><text:a xlink:type="simple" xlink:href="http://127.0.0.1:32512/help/library/base/help/agrep" text:style-name="Internet_20_link" text:visited-style-name="Visited_20_Internet_20_Link"><text:span text:style-name="Source_20_Text"><text:span text:style-name="T490">agrep</text:span></text:span></text:a><text:span text:style-name="Source_20_Text"><text:span text:style-name="T493">()</text:span></text:span><text:span text:style-name="Source_20_Text"><text:span text:style-name="T5"> </text:span></text:span><text:span text:style-name="T51">para </text:span><text:span text:style-name="T139">la </text:span><text:span text:style-name="T133">bú</text:span><text:span text:style-name="T139">squeda de</text:span><text:span text:style-name="T51"> coincidencias aproximadas.</text:span></text:p>
      <text:p text:style-name="P22"><text:span text:style-name="Source_20_Text"><text:span text:style-name="T337">c</text:span></text:span><text:a xlink:type="simple" xlink:href="http://127.0.0.1:32512/help/library/base/help/charmatch" text:style-name="Internet_20_link" text:visited-style-name="Visited_20_Internet_20_Link"><text:span text:style-name="Source_20_Text"><text:span text:style-name="T338">harmatch</text:span></text:span></text:a><text:span text:style-name="Source_20_Text"><text:span text:style-name="T332">()</text:span></text:span><text:span text:style-name="T51">, </text:span><text:a xlink:type="simple" xlink:href="http://127.0.0.1:32512/help/library/base/help/pmatch" text:style-name="Internet_20_link" text:visited-style-name="Visited_20_Internet_20_Link"><text:span text:style-name="Source_20_Text"><text:span text:style-name="T355">pmatch</text:span></text:span></text:a><text:span text:style-name="Source_20_Text"><text:span text:style-name="T356">()</text:span></text:span><text:span text:style-name="Source_20_Text"><text:span text:style-name="T373"> </text:span></text:span><text:span text:style-name="T373">para </text:span><text:span text:style-name="T375">buscar</text:span><text:span text:style-name="T373"> coincidencias parciales,</text:span><text:span text:style-name="T51"> </text:span><text:a xlink:type="simple" xlink:href="http://127.0.0.1:32512/help/library/base/help/match" text:style-name="Internet_20_link" text:visited-style-name="Visited_20_Internet_20_Link"><text:span text:style-name="Source_20_Text"><text:span text:style-name="T510">match</text:span></text:span></text:a><text:span text:style-name="Source_20_Text"><text:span text:style-name="T490">()</text:span></text:span><text:span text:style-name="Source_20_Text"><text:span text:style-name="T51"> </text:span></text:span><text:span text:style-name="T51">para </text:span><text:span text:style-name="T139">búsqueda de </text:span><text:span text:style-name="T51">coincidencias con cadenas de texto completas </text:span><text:span text:style-name="T139">y</text:span><text:span text:style-name="T51"> </text:span><text:a xlink:type="simple" xlink:href="http://127.0.0.1:32512/help/library/base/help/startsWith" text:style-name="Internet_20_link" text:visited-style-name="Visited_20_Internet_20_Link"><text:span text:style-name="Source_20_Text"><text:span text:style-name="T490">startsWith</text:span></text:span></text:a><text:span text:style-name="Source_20_Text"><text:span text:style-name="T490">()</text:span></text:span><text:span text:style-name="Source_20_Text"><text:span text:style-name="T373"> </text:span></text:span><text:span text:style-name="T51">para coincidencias </text:span><text:span text:style-name="T134">con</text:span><text:span text:style-name="T51"> partes iniciales de cadenas de texto.</text:span></text:p>
      <text:p text:style-name="P23"><text:span text:style-name="T338">s</text:span><text:span text:style-name="T339">ubstr()</text:span><text:span text:style-name="T143"> para </text:span><text:span text:style-name="T141">sustitu</text:span><text:span text:style-name="T142">ción o extracción de </text:span><text:span text:style-name="T143">cadenas de texto basada en la posición inicial y final de los caracteres </text:span><text:span text:style-name="T142">y</text:span><text:span text:style-name="T143"> </text:span><text:span text:style-name="T340">strplit()</text:span><text:span text:style-name="T354"> </text:span></text:p>
      <text:p text:style-name="P3"><text:span text:style-name="Source_20_Text"><text:span text:style-name="T509">t</text:span></text:span><text:a xlink:type="simple" xlink:href="http://127.0.0.1:32512/help/library/base/help/tolower" text:style-name="Internet_20_link" text:visited-style-name="Visited_20_Internet_20_Link"><text:span text:style-name="Source_20_Text"><text:span text:style-name="T490">olower</text:span></text:span></text:a><text:span text:style-name="Source_20_Text"><text:span text:style-name="T508">()</text:span></text:span><text:span text:style-name="T5">, </text:span><text:a xlink:type="simple" xlink:href="http://127.0.0.1:32512/help/library/base/help/toupper" text:style-name="Internet_20_link" text:visited-style-name="Visited_20_Internet_20_Link"><text:span text:style-name="Source_20_Text"><text:span text:style-name="T490">toupper</text:span></text:span></text:a><text:span text:style-name="Source_20_Text"><text:span text:style-name="T511">()</text:span></text:span><text:span text:style-name="Source_20_Text"><text:span text:style-name="T5"> </text:span></text:span><text:span text:style-name="T135">p</text:span><text:span text:style-name="T52">ara </text:span><text:span text:style-name="T136">transformar una cadena de texto a mayúsculas o minúsculas, respectivamente, y </text:span><text:span text:style-name="T370">chartr</text:span><text:span text:style-name="T278">()</text:span><text:span text:style-name="T136"> para transliterar caracteres.</text:span></text:p>
      <text:p text:style-name="P3"><text:a xlink:type="simple" xlink:href="http://127.0.0.1:32512/help/library/base/help/apropos" text:style-name="Internet_20_link" text:visited-style-name="Visited_20_Internet_20_Link"><text:span text:style-name="Source_20_Text"><text:span text:style-name="T490">apropos</text:span></text:span></text:a><text:span text:style-name="Source_20_Text"><text:span text:style-name="T492">()</text:span></text:span><text:span text:style-name="Source_20_Text"><text:span text:style-name="T374"> </text:span></text:span><text:span text:style-name="T373">utiliza</text:span><text:span text:style-name="T52"> expresiones regulares y tiene más ejemplos.</text:span></text:p>
      <text:p text:style-name="P3"><text:a xlink:type="simple" xlink:href="http://127.0.0.1:32512/help/library/base/help/grepRaw" text:style-name="Internet_20_link" text:visited-style-name="Visited_20_Internet_20_Link"><text:span text:style-name="Source_20_Text"><text:span text:style-name="T490">grepRaw</text:span></text:span></text:a><text:span text:style-name="Source_20_Text"><text:span text:style-name="T490">()</text:span></text:span><text:span text:style-name="Source_20_Text"><text:span text:style-name="T5"> </text:span></text:span><text:span text:style-name="T52">para coincidencias con vectores sin procesar.</text:span></text:p>
      <text:p text:style-name="P21"><text:span text:style-name="T52">Para las versiones de las bibliotecas </text:span><text:span text:style-name="T298">regex</text:span><text:span text:style-name="T52"> y </text:span><text:span text:style-name="T298">PCRE</text:span><text:span text:style-name="T52"> en uso, </text:span><text:span text:style-name="T139">y</text:span><text:span text:style-name="T52"> </text:span><text:a xlink:type="simple" xlink:href="http://127.0.0.1:32512/help/library/base/help/pcre_config" text:style-name="Internet_20_link" text:visited-style-name="Visited_20_Internet_20_Link"><text:span text:style-name="Source_20_Text"><text:span text:style-name="T440">pcre_config</text:span></text:span></text:a><text:span text:style-name="Source_20_Text"><text:span text:style-name="T441">()</text:span></text:span><text:span text:style-name="Source_20_Text"><text:span text:style-name="T373"> </text:span></text:span><text:span text:style-name="T52">para más detalles </text:span><text:span text:style-name="T137">sobre la biblioteca</text:span><text:span text:style-name="T52"> </text:span><text:span text:style-name="T298">PCRE</text:span><text:span text:style-name="T52">.</text:span></text:p>
      <text:h text:style-name="P94" text:outline-level="2"><text:bookmark-start text:name="__RefHeading___Toc8905_17337787"/><text:span text:style-name="T327">11. </text:span><text:span text:style-name="T326">E</text:span><text:span text:style-name="T328">jemplos</text:span><text:bookmark-end text:name="__RefHeading___Toc8905_17337787"/></text:h>
      <text:p text:style-name="P31"># <text:span text:style-name="T513">El rango </text:span><text:span text:style-name="T514">[</text:span><text:span text:style-name="T513">a-z</text:span><text:span text:style-name="T514">]</text:span><text:span text:style-name="T513"> en R n</text:span>o incluye <text:span text:style-name="T513">a </text:span>la letra eñe <text:span text:style-name="T514">(ñ), </text:span></text:p>
      <text:p text:style-name="P32"># como la contenida en la palabra 'España'</text:p>
      <text:p text:style-name="P30">grep("[a-z]", letters)</text:p>
      <text:p text:style-name="P61"/>
      <text:p text:style-name="P47">txt &lt;- c("brazo","pie","brapizoe", "piebrazo")</text:p>
      <text:p text:style-name="P47">if(length(i &lt;- grep("pie", txt)))</text:p>
      <text:p text:style-name="P47"><text:s text:c="4"/>cat("'pie' aparece al menos una vez en:\n\t", txt, "\n")</text:p>
      <text:p text:style-name="P47">i # 2 y 4</text:p>
      <text:p text:style-name="P47">txt[i]</text:p>
      <text:p text:style-name="P61"/>
      <text:p text:style-name="P48">## Duplicar todas las 'a' o 'b' <text:span text:style-name="T514">que encuentre</text:span>; </text:p>
      <text:p text:style-name="P48"><text:span text:style-name="T503">## </text:span>"\" deberá escaparse, es decir, duplicarse</text:p>
      <text:p text:style-name="P47">gsub("([ab])", "\\1_\\1_", "abc y ABC")</text:p>
      <text:p text:style-name="P61"/>
      <text:p text:style-name="P47">txt &lt;- c("Las", "licencias", "para", "la", "mayoría", "de", "aplicaciones", </text:p>
      <text:p text:style-name="P47"><text:s text:c="9"/>"informáticas","están", "diseñadas", "para", "arrebatarte", "tu", "libertad",</text:p>
      <text:p text:style-name="P57"><text:span text:style-name="T1"><text:s text:c="9"/>"de", "compartirl</text:span><text:span text:style-name="T2">a</text:span><text:span text:style-name="T1">s", "y", "modificarl</text:span><text:span text:style-name="T2">a</text:span><text:span text:style-name="T1">s.", "", "En", "contraste,", </text:span></text:p>
      <text:p text:style-name="P47"><text:s text:c="9"/>"la", "LICENCIA", "PÚBLICA", "GENERAL", "GNU", "está", "pensada",</text:p>
      <text:p text:style-name="P47"><text:s text:c="9"/>"para", "garantizar", "tu", "libertad", "de", "compartir", "y", </text:p>
      <text:p text:style-name="P47"><text:s text:c="9"/>"modificar", "el", "programa", "de", "manera", "libre", "--", </text:p>
      <text:p text:style-name="P47"><text:s text:c="9"/>"para", "asegurarse", "de", "que", "los", "programas", "estén", </text:p>
      <text:p text:style-name="P47"><text:s text:c="9"/>"libres", "para", "todes", "les", "usuaries", "de", "aplicaciones", </text:p>
      <text:p text:style-name="P47"><text:s text:c="9"/>"informáticas", "libres.")</text:p>
      <text:p text:style-name="P72"><text:span text:style-name="T310">(i &lt;- grep("[g</text:span><text:span text:style-name="T312">a</text:span><text:span text:style-name="T310">]", txt)) # í</text:span><text:span text:style-name="T312">ndices </text:span><text:span text:style-name="T313">de </text:span><text:span text:style-name="T318">apariciones de</text:span><text:span text:style-name="T312"> 'g' o 'a'</text:span></text:p>
      <text:p text:style-name="P71"><text:span text:style-name="T310">stopifnot(txt[i] == grep("[g</text:span><text:span text:style-name="T314">a</text:span><text:span text:style-name="T310">]", txt, value = TRUE)) </text:span><text:span text:style-name="T314"># </text:span><text:span text:style-name="T318">detiene si </text:span><text:span text:style-name="T319">ninguna coincide</text:span></text:p>
      <text:p text:style-name="P47"/>
      <text:p text:style-name="P50">## Advierta que en algunas configuraciones regionales <text:span text:style-name="T518">antiguas</text:span>, </text:p>
      <text:p text:style-name="P50"><text:soft-page-break/>## tales como en_US, esto incluye a B <text:span text:style-name="T515">en el orden del </text:span></text:p>
      <text:p text:style-name="P51">## cotejo, de la forma aAbBcdDe</text:p>
      <text:p text:style-name="P47">(ot &lt;- sub("[b-e]",".", txt))</text:p>
      <text:p text:style-name="P73"><text:span text:style-name="T310">txt[ot != gsub("[b-e]",".", txt)] #- gsub </text:span><text:span text:style-name="T320">realiza una sustitución "global"</text:span></text:p>
      <text:p text:style-name="P61"/>
      <text:p text:style-name="P47">txt[gsub("g","#", txt) !=</text:p>
      <text:p text:style-name="P58"><text:s text:c="4"/><text:span text:style-name="T1">gsub("g","#", txt, ignore.case = TRUE)] # </text:span><text:span text:style-name="T3">devuelve las palabras</text:span></text:p>
      <text:p text:style-name="P58"><text:span text:style-name="T4"><text:s text:c="44"/># con</text:span><text:span text:style-name="T1"> "G" </text:span><text:span text:style-name="T4">mayúscula</text:span></text:p>
      <text:p text:style-name="P61"/>
      <text:p text:style-name="P47">regexpr("en", txt) </text:p>
      <text:p text:style-name="P47">gregexpr("e", txt)</text:p>
      <text:p text:style-name="P61"/>
      <text:p text:style-name="P52">## Utilizando grepl() para filtrado</text:p>
      <text:p text:style-name="P75"><text:span text:style-name="T317">## Encontrar funciones cuyos argumentos </text:span><text:span text:style-name="T324">tengan la cadena</text:span><text:span text:style-name="T317"> "warn":</text:span></text:p>
      <text:p text:style-name="P47">buscaArgs &lt;- function(ent, patron) {</text:p>
      <text:p text:style-name="P47"><text:s text:c="4"/>nms &lt;- ls(envir = as.environment(ent))</text:p>
      <text:p text:style-name="P71"><text:span text:style-name="T310"><text:s text:c="4"/>nms &lt;- nms[is.na(match(nms, c("F","T")))] # &lt;-- </text:span><text:span text:style-name="T321">solución</text:span><text:span text:style-name="T310"> "</text:span><text:span text:style-name="T321">truco de revisión</text:span><text:span text:style-name="T310">"</text:span></text:p>
      <text:p text:style-name="P47"><text:s text:c="4"/>aa <text:s/>&lt;- sapply(nms, function(.) { o &lt;- get(.)</text:p>
      <text:p text:style-name="P47"><text:s text:c="4"/>if(is.function(o)) names(formals(o)) })</text:p>
      <text:p text:style-name="P47"><text:s text:c="4"/>iw &lt;- sapply(aa, function(a) any(grepl(patron, a, ignore.case=TRUE)))</text:p>
      <text:p text:style-name="P47"><text:s text:c="4"/>aa[iw]</text:p>
      <text:p text:style-name="P47">}</text:p>
      <text:p text:style-name="P47">buscaArgs("package:base", "warn")</text:p>
      <text:p text:style-name="P61"/>
      <text:p text:style-name="P53">## recortar los espacios en blanco sobrantes</text:p>
      <text:p text:style-name="P71"><text:span text:style-name="T310">str &lt;- "</text:span><text:span text:style-name="T321">El momento es ahora</text:span><text:span text:style-name="T310"> <text:s text:c="5"/>"</text:span></text:p>
      <text:p text:style-name="P47">sub(" +$", "", str) <text:s/>## <text:span text:style-name="T516">solo los espacios</text:span></text:p>
      <text:p text:style-name="P53">## lo que se considere como 'espacio en blanco' </text:p>
      <text:p text:style-name="P53">## dependerá de la configuración regional</text:p>
      <text:p text:style-name="P71"><text:span text:style-name="T310">sub("[[:space:]]+$", "", str) ## </text:span><text:span text:style-name="T321">espacio en blanco</text:span><text:span text:style-name="T310">, </text:span><text:span text:style-name="T315">estilo-</text:span><text:span text:style-name="T310">POSIX</text:span></text:p>
      <text:p text:style-name="P55">## lo que PCRE consideraba espacio en blanco cambió </text:p>
      <text:p text:style-name="P55"><text:span text:style-name="T519">## a partir de</text:span> la versión 8.34: véase ?regex</text:p>
      <text:p text:style-name="P47">sub("\\s+$", "", str, perl = TRUE) ## <text:span text:style-name="T517">espacio en blanco estilo PCRE</text:span></text:p>
      <text:p text:style-name="P61"/>
      <text:p text:style-name="P71"><text:span text:style-name="T310">## </text:span><text:span text:style-name="T316">m</text:span><text:span text:style-name="T322">ayúsculas iniciales en cada palabra</text:span></text:p>
      <text:p text:style-name="P47">txt &lt;- "<text:span text:style-name="T517">una prueba de mayúsculas iniciales</text:span>"</text:p>
      <text:p text:style-name="P47">gsub("(\\w)(\\w*)", "\\U\\1\\L\\2", txt, perl=TRUE)</text:p>
      <text:p text:style-name="P47">gsub("\\b(\\w)", <text:s text:c="3"/>"\\U\\1", <text:s text:c="6"/>txt, perl=TRUE)</text:p>
      <text:p text:style-name="P61"/>
      <text:p text:style-name="P47">txt2 &lt;- "<text:span text:style-name="T517">los usua</text:span>R<text:span text:style-name="T517">io</text:span>s <text:span text:style-name="T517">podrían volar</text:span> <text:span text:style-name="T517">a</text:span> JFK o laGuardia"</text:p>
      <text:p text:style-name="P47">gsub("(\\w)(\\w*)(\\w)", "\\U\\1\\E\\2\\U\\3", txt2, perl=TRUE)</text:p>
      <text:p text:style-name="P57"><text:s/><text:span text:style-name="T1">sub("(\\w)(\\w*)(\\w)", "\\U\\1\\E\\2\\U\\3", txt2, perl=TRUE)</text:span></text:p>
      <text:p text:style-name="P61"/>
      <text:p text:style-name="P47"><text:span text:style-name="T427">## captura </text:span><text:span text:style-name="T428">con</text:span><text:span text:style-name="T427"> </text:span><text:span text:style-name="T428">etiquetas:</text:span><text:span text:style-name="T429">texto sin acentos</text:span></text:p>
      <text:p text:style-name="P56">notables &lt;- c(" <text:s/>Josefa Ortiz y Simón Bolivar",</text:p>
      <text:p text:style-name="P56"><text:s text:c="14"/>"\tBenito Juarez")</text:p>
      <text:p text:style-name="P74"><text:span text:style-name="T322"># </text:span><text:span text:style-name="T323">etiquetas</text:span><text:span text:style-name="T322"> para los 'nombres de pila' y </text:span><text:span text:style-name="T323">los</text:span><text:span text:style-name="T322"> 'apellidos'</text:span></text:p>
      <text:p text:style-name="P47"><text:span text:style-name="T427">nombre.rex &lt;- "(?&lt;</text:span><text:span text:style-name="T428">nombre</text:span><text:span text:style-name="T427">&gt;[[:upper:]][[:lower:]]+) (?&lt;</text:span><text:span text:style-name="T428">apellido</text:span><text:span text:style-name="T427">&gt;[[:upper:]][[:lower:]]+)"</text:span></text:p>
      <text:p text:style-name="P56">(sintaxis &lt;- regexpr(nombre.rex, notables, perl = TRUE))</text:p>
      <text:p text:style-name="P56">gregexpr(nombre.rex, notables, perl = TRUE)[[2]]</text:p>
      <text:p text:style-name="P56">sintaxis.uno &lt;- function(res, resultado) {</text:p>
      <text:p text:style-name="P56"><text:s text:c="4"/>m &lt;- do.call(rbind, lapply(seq_along(res), function(i) {</text:p>
      <text:p text:style-name="P56"><text:s text:c="8"/>if(resultado[i] == -1) return("")</text:p>
      <text:p text:style-name="P56"><text:s text:c="8"/>st &lt;- attr(resultado, "capture.start")[i, ]</text:p>
      <text:p text:style-name="P56"><text:s text:c="8"/>substring(res[i], st, st + attr(resultado, "capture.length")[i, ] - 1)</text:p>
      <text:p text:style-name="P56"><text:s text:c="4"/>}))</text:p>
      <text:p text:style-name="P56"><text:s text:c="4"/>colnames(m) &lt;- attr(resultado, "capture.names")</text:p>
      <text:p text:style-name="P56"><text:s text:c="4"/>m</text:p>
      <text:p text:style-name="P56">}</text:p>
      <text:p text:style-name="P56">sintaxis.uno(notables, sintaxis)</text:p>
      <text:p text:style-name="P61"/>
      <text:p text:style-name="P49">## Separar los componentes de una URL,</text:p>
      <text:p text:style-name="P49">## ejemplo de Luke Tierney, </text:p>
      <text:p text:style-name="P49">## disponible en http://www.cs.uiowa.edu/~luke/R/regexp.html</text:p>
      <text:p text:style-name="P49">x &lt;- "http://stat.umn.edu:80/xyz"</text:p>
      <text:p text:style-name="P49">m &lt;- regexec("^(([^:]+)://)?([^:/]+)(:([0-9]+))?(/.*)", x)</text:p>
      <text:p text:style-name="P49"><text:soft-page-break/>m</text:p>
      <text:p text:style-name="P49">regmatches(x, m)</text:p>
      <text:p text:style-name="P49">## El elemento 3 es el protocolo, el 4 es el servidor, el 6 es el puerto y el 7</text:p>
      <text:p text:style-name="P49">## es la ruta. Podemos utilizar esta expresión para hacer una función para extraer</text:p>
      <text:p text:style-name="P49">## partes de una URL:</text:p>
      <text:p text:style-name="P49">partes_URL &lt;- function(x) {</text:p>
      <text:p text:style-name="P49"><text:s text:c="4"/>m &lt;- regexec("^(([^:]+)://)?([^:/]+)(:([0-9]+))?(/.*)", x)</text:p>
      <text:p text:style-name="P49"><text:s text:c="4"/>partes &lt;- do.call(rbind,</text:p>
      <text:p text:style-name="P49"><text:s text:c="22"/>lapply(regmatches(x, m), `[`, c(3L, 4L, 6L, 7L)))</text:p>
      <text:p text:style-name="P49"><text:s text:c="4"/>colnames(partes) &lt;- c("protocolo","servidor","puerto","ruta")</text:p>
      <text:p text:style-name="P49"><text:s text:c="4"/>partes</text:p>
      <text:p text:style-name="P49">}</text:p>
      <text:p text:style-name="P49">partes_URL(x)</text:p>
      <text:p text:style-name="P47"/>
      <text:p text:style-name="P54">## Todavía no hay una función gregexec(), pero podría emularla al ejecutar</text:p>
      <text:p text:style-name="P54">## regmatches() anidada con gregexpr() y regexec(). Por ejemplo:</text:p>
      <text:p text:style-name="P47">patron &lt;- "([[:alpha:]]+)([[:digit:]]+)"</text:p>
      <text:p text:style-name="P47">s &lt;- "Prueba: A1 BC23 DEF456"</text:p>
      <text:p text:style-name="P47">lapply(regmatches(s, gregexpr(patron, s)),</text:p>
      <text:p text:style-name="P47"><text:s text:c="7"/>function(e) regmatches(e, regexec(patron, e)))</text:p>
      <text:p text:style-name="Preformatted_20_Text"/>
      <text:h text:style-name="P100" text:outline-level="2"><text:bookmark-start text:name="__RefHeading___Toc17392_17337787"/>1<text:span text:style-name="T489">1</text:span>. <text:span text:style-name="T489">Código fuente</text:span><text:bookmark-end text:name="__RefHeading___Toc17392_17337787"/></text:h>
      <text:h text:style-name="P101" text:outline-level="3">A. grep()</text:h>
      <text:p text:style-name="P60">function (pattern, x, ignore.case = FALSE, perl = FALSE, value = FALSE, </text:p>
      <text:p text:style-name="P60"><text:s text:c="10"/>fixed = FALSE, useBytes = FALSE, invert = FALSE) </text:p>
      <text:p text:style-name="P60">{</text:p>
      <text:p text:style-name="P60"><text:s text:c="4"/>if (!is.character(x)) </text:p>
      <text:p text:style-name="P60"><text:s text:c="8"/>x &lt;- structure(as.character(x), names = names(x))</text:p>
      <text:p text:style-name="P60"><text:s text:c="4"/>.Internal(grep(as.character(pattern), x, ignore.case, value, </text:p>
      <text:p text:style-name="P60"><text:s text:c="19"/>perl, fixed, useBytes, invert))</text:p>
      <text:p text:style-name="P60">}</text:p>
      <text:p text:style-name="P60">&lt;bytecode: 0x7fcfb7239098&gt;</text:p>
      <text:p text:style-name="P60">&lt;environment: namespace:base&gt;</text:p>
      <text:p text:style-name="P67"/>
      <text:h text:style-name="P102" text:outline-level="3"><text:span text:style-name="T526">B</text:span>. grep<text:span text:style-name="T520">l</text:span>()</text:h>
      <text:p text:style-name="P65">function (pattern, x, ignore.case = FALSE, perl = FALSE, fixed = FALSE, </text:p>
      <text:p text:style-name="P65"><text:s text:c="10"/>useBytes = FALSE) </text:p>
      <text:p text:style-name="P65">{</text:p>
      <text:p text:style-name="P65"><text:s text:c="4"/>if (!is.character(x)) </text:p>
      <text:p text:style-name="P65"><text:s text:c="8"/>x &lt;- as.character(x)</text:p>
      <text:p text:style-name="P65"><text:s text:c="4"/>.Internal(grepl(as.character(pattern), x, ignore.case, FALSE, </text:p>
      <text:p text:style-name="P65"><text:s text:c="20"/>perl, fixed, useBytes, FALSE))</text:p>
      <text:p text:style-name="P65">}</text:p>
      <text:p text:style-name="P65">&lt;bytecode: 0x7fc6e7999848&gt;</text:p>
      <text:p text:style-name="P65">&lt;environment: namespace:base&gt;</text:p>
      <text:p text:style-name="P65"/>
      <text:h text:style-name="P102" text:outline-level="3"><text:span text:style-name="T526">C</text:span>. <text:span text:style-name="T520">sub</text:span>()</text:h>
      <text:p text:style-name="P65">function (pattern, replacement, x, ignore.case = FALSE, perl = FALSE, </text:p>
      <text:p text:style-name="P65"><text:s text:c="10"/>fixed = FALSE, useBytes = FALSE) </text:p>
      <text:p text:style-name="P65">{</text:p>
      <text:p text:style-name="P65"><text:s text:c="4"/>if (!is.character(x)) </text:p>
      <text:p text:style-name="P65"><text:s text:c="8"/>x &lt;- as.character(x)</text:p>
      <text:p text:style-name="P65"><text:s text:c="4"/>.Internal(sub(as.character(pattern), as.character(replacement), </text:p>
      <text:p text:style-name="P65"><text:s text:c="18"/>x, ignore.case, perl, fixed, useBytes))</text:p>
      <text:p text:style-name="P65">}</text:p>
      <text:p text:style-name="P65">&lt;bytecode: 0x7fc6e7956590&gt;</text:p>
      <text:p text:style-name="P65">&lt;environment: namespace:base&gt;</text:p>
      <text:p text:style-name="P65"/>
      <text:h text:style-name="P104" text:outline-level="3"><text:soft-page-break/><text:span text:style-name="T525">D</text:span><text:span text:style-name="T522">. </text:span><text:span text:style-name="T523">g</text:span><text:span text:style-name="T524">sub</text:span><text:span text:style-name="T522">()</text:span></text:h>
      <text:p text:style-name="P65">function (pattern, replacement, x, ignore.case = FALSE, perl = FALSE, </text:p>
      <text:p text:style-name="P65"><text:s text:c="10"/>fixed = FALSE, useBytes = FALSE) </text:p>
      <text:p text:style-name="P65">{</text:p>
      <text:p text:style-name="P65"><text:s text:c="4"/>if (!is.character(x)) </text:p>
      <text:p text:style-name="P65"><text:s text:c="8"/>x &lt;- as.character(x)</text:p>
      <text:p text:style-name="P65"><text:s text:c="4"/>.Internal(gsub(as.character(pattern), as.character(replacement), </text:p>
      <text:p text:style-name="P65"><text:s text:c="19"/>x, ignore.case, perl, fixed, useBytes))</text:p>
      <text:p text:style-name="P65">}</text:p>
      <text:p text:style-name="P65">&lt;bytecode: 0x7fc6e796a448&gt;</text:p>
      <text:p text:style-name="P65">&lt;environment: namespace:base&gt;</text:p>
      <text:p text:style-name="P65"/>
      <text:h text:style-name="P103" text:outline-level="3"><text:span text:style-name="T526">E</text:span>. <text:span text:style-name="T521">regexpr</text:span>()</text:h>
      <text:p text:style-name="P65">function (pattern, text, ignore.case = FALSE, perl = FALSE, fixed = FALSE, </text:p>
      <text:p text:style-name="P65"><text:s text:c="10"/>useBytes = FALSE) </text:p>
      <text:p text:style-name="P65">{</text:p>
      <text:p text:style-name="P65"><text:s text:c="4"/>if (!is.character(text)) </text:p>
      <text:p text:style-name="P65"><text:s text:c="8"/>text &lt;- as.character(text)</text:p>
      <text:p text:style-name="P65"><text:s text:c="4"/>.Internal(regexpr(as.character(pattern), text, ignore.case, </text:p>
      <text:p text:style-name="P65"><text:s text:c="22"/>perl, fixed, useBytes))</text:p>
      <text:p text:style-name="P65">}</text:p>
      <text:p text:style-name="P65">&lt;bytecode: 0x7fc6e78f7120&gt;</text:p>
      <text:p text:style-name="P65">&lt;environment: namespace:base&gt;</text:p>
      <text:p text:style-name="P65"/>
      <text:h text:style-name="P103" text:outline-level="3"><text:span text:style-name="T526">F</text:span>. <text:span text:style-name="T521">gregexpr</text:span>()</text:h>
      <text:p text:style-name="P65">function (pattern, text, ignore.case = FALSE, perl = FALSE, fixed = FALSE, </text:p>
      <text:p text:style-name="P65"><text:s text:c="10"/>useBytes = FALSE) </text:p>
      <text:p text:style-name="P65">{</text:p>
      <text:p text:style-name="P65"><text:s text:c="4"/>if (!is.character(text)) </text:p>
      <text:p text:style-name="P65"><text:s text:c="8"/>text &lt;- as.character(text)</text:p>
      <text:p text:style-name="P65"><text:s text:c="4"/>.Internal(gregexpr(as.character(pattern), text, ignore.case, </text:p>
      <text:p text:style-name="P65"><text:s text:c="23"/>perl, fixed, useBytes))</text:p>
      <text:p text:style-name="P65">}</text:p>
      <text:p text:style-name="P65">&lt;bytecode: 0x7fc6ecdebbc0&gt;</text:p>
      <text:p text:style-name="P65">&lt;environment: namespace:base&gt;</text:p>
      <text:p text:style-name="P65"/>
      <text:h text:style-name="P103" text:outline-level="3"><text:span text:style-name="T526">G</text:span>. <text:span text:style-name="T521">regexec</text:span>()</text:h>
      <text:p text:style-name="P65">function (pattern, text, ignore.case = FALSE, perl = FALSE, fixed = FALSE, </text:p>
      <text:p text:style-name="P65"><text:s text:c="10"/>useBytes = FALSE) </text:p>
      <text:p text:style-name="P65">{</text:p>
      <text:p text:style-name="P65"><text:s text:c="4"/>if (!is.character(text)) </text:p>
      <text:p text:style-name="P65"><text:s text:c="8"/>text &lt;- as.character(text)</text:p>
      <text:p text:style-name="P65"><text:s text:c="4"/>if (!perl || fixed) </text:p>
      <text:p text:style-name="P65"><text:s text:c="8"/>return(.Internal(regexec(as.character(pattern), text, </text:p>
      <text:p text:style-name="P65"><text:s text:c="33"/>ignore.case, fixed, useBytes)))</text:p>
      <text:p text:style-name="P65"><text:s text:c="4"/>match_data_from_pos_and_len &lt;- function(pos, len) {</text:p>
      <text:p text:style-name="P65"><text:s text:c="8"/>attr(pos, "match.length") &lt;- len</text:p>
      <text:p text:style-name="P65"><text:s text:c="8"/>pos</text:p>
      <text:p text:style-name="P65"><text:s text:c="4"/>}</text:p>
      <text:p text:style-name="P65"><text:s text:c="4"/>m &lt;- regexpr(pattern, text, ignore.case = ignore.case, useBytes = useBytes, </text:p>
      <text:p text:style-name="P65"><text:s text:c="17"/>perl = TRUE)</text:p>
      <text:p text:style-name="P65"><text:s text:c="4"/>y &lt;- vector("list", length(text))</text:p>
      <text:p text:style-name="P65"><text:s text:c="4"/>y[is.na(m)] &lt;- list(match_data_from_pos_and_len(NA_integer_, </text:p>
      <text:p text:style-name="P65"><text:s text:c="52"/>NA_integer_))</text:p>
      <text:p text:style-name="P65"><text:s text:c="4"/>ind &lt;- !is.na(m) &amp; (m == -1L)</text:p>
      <text:p text:style-name="P65"><text:s text:c="4"/>if (any(ind)) {</text:p>
      <text:p text:style-name="P65"><text:s text:c="8"/>y[ind] &lt;- list(match_data_from_pos_and_len(-1L, -1L))</text:p>
      <text:p text:style-name="P65"><text:s text:c="4"/>}</text:p>
      <text:p text:style-name="P65"><text:s text:c="4"/>ind &lt;- !is.na(m) &amp; !ind</text:p>
      <text:p text:style-name="P65"><text:s text:c="4"/>if (any(ind)) {</text:p>
      <text:p text:style-name="P65"><text:soft-page-break/><text:s text:c="8"/>pos &lt;- cbind(m[ind], attr(m, "capture.start")[ind, , </text:p>
      <text:p text:style-name="P65"><text:s text:c="54"/>drop = FALSE])</text:p>
      <text:p text:style-name="P65"><text:s text:c="8"/>len &lt;- cbind(attr(m, "match.length")[ind], attr(m, "capture.length")[ind, </text:p>
      <text:p text:style-name="P65"><text:s text:c="77"/>, drop = FALSE])</text:p>
      <text:p text:style-name="P65"><text:s text:c="8"/>y[ind] &lt;- Map(match_data_from_pos_and_len, split(pos, </text:p>
      <text:p text:style-name="P65"><text:s text:c="57"/>row(pos)), split(len, row(len)))</text:p>
      <text:p text:style-name="P65"><text:s text:c="4"/>}</text:p>
      <text:p text:style-name="P65"><text:s text:c="4"/>if (identical(attr(m, "useBytes"), TRUE)) </text:p>
      <text:p text:style-name="P65"><text:s text:c="8"/>y &lt;- lapply(y, `attr&lt;-`, "useBytes", TRUE)</text:p>
      <text:p text:style-name="P65"><text:s text:c="4"/>y</text:p>
      <text:p text:style-name="P65">}</text:p>
      <text:p text:style-name="P65">&lt;bytecode: 0x7fc6eac5d2f8&gt;</text:p>
      <text:p text:style-name="P65">&lt;environment: namespace:base&gt;</text:p>
      <text:p text:style-name="P65"/>
      <text:p text:style-name="P66">___________________________________________________________________________________________</text:p>
      <text:p text:style-name="P29"><text:span text:style-name="T5">[Package </text:span><text:span text:style-name="Emphasis"><text:span text:style-name="T291">base</text:span></text:span><text:span text:style-name="Emphasis"><text:span text:style-name="T5"> </text:span></text:span><text:span text:style-name="T5">version 4.0.2 </text:span><text:a xlink:type="simple" xlink:href="http://127.0.0.1:32512/help/library/base/html/00Index.html" text:style-name="Internet_20_link" text:visited-style-name="Visited_20_Internet_20_Link"><text:span text:style-name="T325">Index</text:span></text:a><text:span text:style-name="T5">]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Georgia" svg:font-family="Georgia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1pt" style:font-size-asian="9.60000038146973pt" style:font-size-complex="11pt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6-21T23:42:58.978646276</meta:creation-date>
    <dc:date>2020-09-06T09:48:30.980658488</dc:date>
    <meta:editing-duration>P1DT10H31M34S</meta:editing-duration>
    <meta:editing-cycles>202</meta:editing-cycles>
    <meta:generator>LibreOffice/6.4.6.2$MacOSX_X86_64 LibreOffice_project/0ce51a4fd21bff07a5c061082cc82c5ed232f115</meta:generator>
    <meta:document-statistic meta:table-count="2" meta:image-count="0" meta:object-count="0" meta:page-count="11" meta:paragraph-count="342" meta:word-count="3951" meta:character-count="27510" meta:non-whitespace-character-count="22821"/>
  </office:meta>
</office:document-meta>
</file>